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text-properties officeooo:rsid="0011b025" officeooo:paragraph-rsid="0011b025"/>
    </style:style>
    <style:style style:name="P1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8" style:family="paragraph" style:parent-style-name="Standard">
      <style:text-properties fo:font-style="italic" officeooo:paragraph-rsid="00a75993" style:font-style-asian="italic" style:font-style-complex="italic"/>
    </style:style>
    <style:style style:name="P1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28" style:family="paragraph" style:parent-style-name="Standard">
      <style:text-properties fo:font-style="italic" officeooo:paragraph-rsid="013013d9" style:font-style-asian="italic" style:font-style-complex="italic"/>
    </style:style>
    <style:style style:name="P2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0" style:family="paragraph" style:parent-style-name="Standard">
      <style:text-properties fo:font-style="italic" officeooo:paragraph-rsid="01408f03" style:font-style-asian="italic" style:font-style-complex="italic"/>
    </style:style>
    <style:style style:name="P3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5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91" style:family="paragraph" style:parent-style-name="Standard">
      <style:text-properties officeooo:rsid="0015f1ff" officeooo:paragraph-rsid="0015f1ff"/>
    </style:style>
    <style:style style:name="P92" style:family="paragraph" style:parent-style-name="Standard">
      <style:text-properties officeooo:rsid="0015f1ff" officeooo:paragraph-rsid="009c1b54"/>
    </style:style>
    <style:style style:name="P93" style:family="paragraph" style:parent-style-name="Standard">
      <style:text-properties officeooo:rsid="0015f1ff" officeooo:paragraph-rsid="0013268f"/>
    </style:style>
    <style:style style:name="P94" style:family="paragraph" style:parent-style-name="Standard">
      <style:text-properties officeooo:rsid="0019f535" officeooo:paragraph-rsid="0019f535"/>
    </style:style>
    <style:style style:name="P9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18" style:family="paragraph" style:parent-style-name="Standard">
      <style:text-properties fo:font-style="normal" officeooo:paragraph-rsid="02be3c45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9af966" officeooo:paragraph-rsid="03061f9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4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23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25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3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32" style:family="paragraph" style:parent-style-name="Standard">
      <style:text-properties officeooo:rsid="0033fbdf" officeooo:paragraph-rsid="0033fbdf"/>
    </style:style>
    <style:style style:name="P233" style:family="paragraph" style:parent-style-name="Standard">
      <style:text-properties officeooo:rsid="0034ed8b" officeooo:paragraph-rsid="0106c767"/>
    </style:style>
    <style:style style:name="P234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35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6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7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8" style:family="paragraph" style:parent-style-name="Standard">
      <style:text-properties officeooo:rsid="0012a0dc" officeooo:paragraph-rsid="0012a0dc"/>
    </style:style>
    <style:style style:name="P239" style:family="paragraph" style:parent-style-name="Standard">
      <style:text-properties officeooo:paragraph-rsid="003eeb50"/>
    </style:style>
    <style:style style:name="P240" style:family="paragraph" style:parent-style-name="Standard">
      <style:text-properties officeooo:rsid="00205d85" officeooo:paragraph-rsid="005f7223"/>
    </style:style>
    <style:style style:name="P241" style:family="paragraph" style:parent-style-name="Standard">
      <style:text-properties officeooo:rsid="002436f5" officeooo:paragraph-rsid="00ed9297"/>
    </style:style>
    <style:style style:name="P242" style:family="paragraph" style:parent-style-name="Standard">
      <style:text-properties officeooo:rsid="0056d959" officeooo:paragraph-rsid="0056d959"/>
    </style:style>
    <style:style style:name="P243" style:family="paragraph" style:parent-style-name="Standard">
      <style:paragraph-properties fo:line-height="150%"/>
      <style:text-properties officeooo:paragraph-rsid="0013268f"/>
    </style:style>
    <style:style style:name="P244" style:family="paragraph" style:parent-style-name="Standard">
      <style:paragraph-properties fo:line-height="150%"/>
      <style:text-properties officeooo:paragraph-rsid="0040eb9d"/>
    </style:style>
    <style:style style:name="P245" style:family="paragraph" style:parent-style-name="Standard">
      <style:paragraph-properties fo:line-height="150%"/>
      <style:text-properties officeooo:paragraph-rsid="00c6421c"/>
    </style:style>
    <style:style style:name="P246" style:family="paragraph" style:parent-style-name="Standard">
      <style:paragraph-properties fo:line-height="150%"/>
      <style:text-properties officeooo:paragraph-rsid="0106c767"/>
    </style:style>
    <style:style style:name="P247" style:family="paragraph" style:parent-style-name="Standard">
      <style:paragraph-properties fo:line-height="150%"/>
      <style:text-properties officeooo:paragraph-rsid="01d80854"/>
    </style:style>
    <style:style style:name="P248" style:family="paragraph" style:parent-style-name="Standard">
      <style:paragraph-properties fo:line-height="150%"/>
      <style:text-properties officeooo:paragraph-rsid="020068b3"/>
    </style:style>
    <style:style style:name="P249" style:family="paragraph" style:parent-style-name="Standard">
      <style:paragraph-properties fo:line-height="150%"/>
      <style:text-properties officeooo:paragraph-rsid="0265f14b"/>
    </style:style>
    <style:style style:name="P250" style:family="paragraph" style:parent-style-name="Standard">
      <style:paragraph-properties fo:line-height="150%"/>
      <style:text-properties officeooo:paragraph-rsid="00cab904"/>
    </style:style>
    <style:style style:name="P251" style:family="paragraph" style:parent-style-name="Standard">
      <style:paragraph-properties fo:line-height="150%"/>
      <style:text-properties officeooo:paragraph-rsid="02ecf51e"/>
    </style:style>
    <style:style style:name="P252" style:family="paragraph" style:parent-style-name="Standard">
      <style:paragraph-properties fo:line-height="150%"/>
      <style:text-properties officeooo:paragraph-rsid="0339abb7"/>
    </style:style>
    <style:style style:name="P253" style:family="paragraph" style:parent-style-name="Standard">
      <style:text-properties officeooo:paragraph-rsid="00883289"/>
    </style:style>
    <style:style style:name="P254" style:family="paragraph" style:parent-style-name="Standard">
      <style:text-properties officeooo:rsid="008872eb" officeooo:paragraph-rsid="008872eb"/>
    </style:style>
    <style:style style:name="P255" style:family="paragraph" style:parent-style-name="Standard">
      <style:text-properties officeooo:paragraph-rsid="00a75993"/>
    </style:style>
    <style:style style:name="P25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5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5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5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3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34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34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34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34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34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348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34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48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449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450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451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45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04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513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514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515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516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53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53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532" style:family="paragraph" style:parent-style-name="Standard">
      <style:text-properties style:use-window-font-color="true" officeooo:paragraph-rsid="02be3c45"/>
    </style:style>
    <style:style style:name="P53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53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54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4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54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54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545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546" style:family="paragraph" style:parent-style-name="Standard">
      <style:text-properties style:use-window-font-color="true" officeooo:paragraph-rsid="02ecf51e"/>
    </style:style>
    <style:style style:name="P547" style:family="paragraph" style:parent-style-name="Standard">
      <style:paragraph-properties fo:line-height="150%"/>
      <style:text-properties style:use-window-font-color="true" officeooo:paragraph-rsid="02edc963"/>
    </style:style>
    <style:style style:name="P548" style:family="paragraph" style:parent-style-name="Standard">
      <style:text-properties officeooo:paragraph-rsid="00ba4170"/>
    </style:style>
    <style:style style:name="P549" style:family="paragraph" style:parent-style-name="Standard">
      <style:text-properties officeooo:paragraph-rsid="00bbbf73"/>
    </style:style>
    <style:style style:name="P550" style:family="paragraph" style:parent-style-name="Standard">
      <style:text-properties officeooo:rsid="00beb82f" officeooo:paragraph-rsid="00beb82f"/>
    </style:style>
    <style:style style:name="P551" style:family="paragraph" style:parent-style-name="Standard">
      <style:text-properties officeooo:paragraph-rsid="00beb82f"/>
    </style:style>
    <style:style style:name="P552" style:family="paragraph" style:parent-style-name="Standard">
      <style:text-properties officeooo:rsid="00c0d7c6" officeooo:paragraph-rsid="00c0d7c6"/>
    </style:style>
    <style:style style:name="P553" style:family="paragraph" style:parent-style-name="Standard">
      <style:text-properties officeooo:rsid="005521a3" officeooo:paragraph-rsid="005521a3"/>
    </style:style>
    <style:style style:name="P554" style:family="paragraph" style:parent-style-name="Standard">
      <style:text-properties officeooo:paragraph-rsid="00d2fc06"/>
    </style:style>
    <style:style style:name="P555" style:family="paragraph" style:parent-style-name="Standard">
      <style:paragraph-properties fo:line-height="150%"/>
      <style:text-properties officeooo:rsid="00d5826a" officeooo:paragraph-rsid="00d5826a"/>
    </style:style>
    <style:style style:name="P556" style:family="paragraph" style:parent-style-name="Standard">
      <style:text-properties officeooo:paragraph-rsid="00d77d7d"/>
    </style:style>
    <style:style style:name="P557" style:family="paragraph" style:parent-style-name="Standard">
      <style:text-properties officeooo:rsid="00d9c9e4" officeooo:paragraph-rsid="00d9c9e4"/>
    </style:style>
    <style:style style:name="P558" style:family="paragraph" style:parent-style-name="Standard">
      <style:text-properties officeooo:paragraph-rsid="00e5f586"/>
    </style:style>
    <style:style style:name="P559" style:family="paragraph" style:parent-style-name="Standard">
      <style:text-properties officeooo:paragraph-rsid="00eb50e0"/>
    </style:style>
    <style:style style:name="P560" style:family="paragraph" style:parent-style-name="Standard">
      <style:paragraph-properties fo:line-height="150%"/>
      <style:text-properties officeooo:rsid="00f2503e" officeooo:paragraph-rsid="00f2503e"/>
    </style:style>
    <style:style style:name="P561" style:family="paragraph" style:parent-style-name="Standard">
      <style:text-properties officeooo:rsid="00f2503e" officeooo:paragraph-rsid="01222be5"/>
    </style:style>
    <style:style style:name="P562" style:family="paragraph" style:parent-style-name="Standard">
      <style:text-properties officeooo:rsid="00d1487d" officeooo:paragraph-rsid="00d2fc06"/>
    </style:style>
    <style:style style:name="P563" style:family="paragraph" style:parent-style-name="Standard">
      <style:text-properties officeooo:paragraph-rsid="00f5260b"/>
    </style:style>
    <style:style style:name="P564" style:family="paragraph" style:parent-style-name="Standard">
      <style:text-properties officeooo:paragraph-rsid="010c486e"/>
    </style:style>
    <style:style style:name="P565" style:family="paragraph" style:parent-style-name="Standard">
      <style:text-properties officeooo:paragraph-rsid="00367935"/>
    </style:style>
    <style:style style:name="P566" style:family="paragraph" style:parent-style-name="Standard">
      <style:text-properties officeooo:paragraph-rsid="011fc384"/>
    </style:style>
    <style:style style:name="P567" style:family="paragraph" style:parent-style-name="Standard">
      <style:text-properties officeooo:paragraph-rsid="0122678f"/>
    </style:style>
    <style:style style:name="P568" style:family="paragraph" style:parent-style-name="Standard">
      <style:text-properties officeooo:paragraph-rsid="012dfde8"/>
    </style:style>
    <style:style style:name="P569" style:family="paragraph" style:parent-style-name="Standard">
      <style:text-properties officeooo:paragraph-rsid="0130fd48"/>
    </style:style>
    <style:style style:name="P570" style:family="paragraph" style:parent-style-name="Standard">
      <style:text-properties officeooo:paragraph-rsid="013282b3"/>
    </style:style>
    <style:style style:name="P571" style:family="paragraph" style:parent-style-name="Standard">
      <style:text-properties officeooo:paragraph-rsid="013f3c54"/>
    </style:style>
    <style:style style:name="P572" style:family="paragraph" style:parent-style-name="Standard">
      <style:text-properties officeooo:paragraph-rsid="0152f194"/>
    </style:style>
    <style:style style:name="P573" style:family="paragraph" style:parent-style-name="Standard">
      <style:text-properties officeooo:paragraph-rsid="0150aafa"/>
    </style:style>
    <style:style style:name="P574" style:family="paragraph" style:parent-style-name="Standard">
      <style:paragraph-properties fo:line-height="100%"/>
      <style:text-properties officeooo:paragraph-rsid="016aa5ac"/>
    </style:style>
    <style:style style:name="P575" style:family="paragraph" style:parent-style-name="Standard">
      <style:paragraph-properties fo:line-height="100%"/>
      <style:text-properties officeooo:paragraph-rsid="016d2800"/>
    </style:style>
    <style:style style:name="P576" style:family="paragraph" style:parent-style-name="Standard">
      <style:paragraph-properties fo:line-height="100%"/>
      <style:text-properties officeooo:paragraph-rsid="0171553b"/>
    </style:style>
    <style:style style:name="P577" style:family="paragraph" style:parent-style-name="Standard">
      <style:paragraph-properties fo:line-height="100%"/>
      <style:text-properties officeooo:paragraph-rsid="0176ee1b"/>
    </style:style>
    <style:style style:name="P578" style:family="paragraph" style:parent-style-name="Standard">
      <style:paragraph-properties fo:line-height="100%"/>
      <style:text-properties officeooo:paragraph-rsid="017941db"/>
    </style:style>
    <style:style style:name="P579" style:family="paragraph" style:parent-style-name="Standard">
      <style:paragraph-properties fo:line-height="100%"/>
      <style:text-properties officeooo:paragraph-rsid="017a7161"/>
    </style:style>
    <style:style style:name="P580" style:family="paragraph" style:parent-style-name="Standard">
      <style:paragraph-properties fo:line-height="100%"/>
      <style:text-properties officeooo:paragraph-rsid="018105ab"/>
    </style:style>
    <style:style style:name="P581" style:family="paragraph" style:parent-style-name="Standard">
      <style:paragraph-properties fo:line-height="100%"/>
      <style:text-properties officeooo:paragraph-rsid="01aaba73"/>
    </style:style>
    <style:style style:name="P582" style:family="paragraph" style:parent-style-name="Standard">
      <style:paragraph-properties fo:line-height="100%"/>
      <style:text-properties officeooo:paragraph-rsid="01abda5f"/>
    </style:style>
    <style:style style:name="P583" style:family="paragraph" style:parent-style-name="Standard">
      <style:paragraph-properties fo:line-height="100%"/>
      <style:text-properties officeooo:paragraph-rsid="01d3aa7e"/>
    </style:style>
    <style:style style:name="P584" style:family="paragraph" style:parent-style-name="Standard">
      <style:paragraph-properties fo:line-height="100%"/>
      <style:text-properties officeooo:paragraph-rsid="01e2b86d"/>
    </style:style>
    <style:style style:name="P585" style:family="paragraph" style:parent-style-name="Standard">
      <style:paragraph-properties fo:line-height="100%"/>
      <style:text-properties officeooo:paragraph-rsid="01e7ea9a"/>
    </style:style>
    <style:style style:name="P586" style:family="paragraph" style:parent-style-name="Standard">
      <style:paragraph-properties fo:line-height="100%"/>
      <style:text-properties officeooo:paragraph-rsid="01f79ca2"/>
    </style:style>
    <style:style style:name="P587" style:family="paragraph" style:parent-style-name="Standard">
      <style:paragraph-properties fo:line-height="100%"/>
      <style:text-properties officeooo:paragraph-rsid="020068b3"/>
    </style:style>
    <style:style style:name="P588" style:family="paragraph" style:parent-style-name="Standard">
      <style:paragraph-properties fo:line-height="100%"/>
      <style:text-properties officeooo:paragraph-rsid="0200b58e"/>
    </style:style>
    <style:style style:name="P589" style:family="paragraph" style:parent-style-name="Standard">
      <style:paragraph-properties fo:line-height="100%"/>
      <style:text-properties officeooo:paragraph-rsid="020131ae"/>
    </style:style>
    <style:style style:name="P590" style:family="paragraph" style:parent-style-name="Standard">
      <style:paragraph-properties fo:line-height="100%"/>
      <style:text-properties officeooo:paragraph-rsid="0212a48a"/>
    </style:style>
    <style:style style:name="P591" style:family="paragraph" style:parent-style-name="Standard">
      <style:paragraph-properties fo:line-height="100%"/>
      <style:text-properties officeooo:paragraph-rsid="01d522fe"/>
    </style:style>
    <style:style style:name="P592" style:family="paragraph" style:parent-style-name="Standard">
      <style:paragraph-properties fo:line-height="100%"/>
      <style:text-properties officeooo:paragraph-rsid="021920c6"/>
    </style:style>
    <style:style style:name="P593" style:family="paragraph" style:parent-style-name="Standard">
      <style:paragraph-properties fo:line-height="100%"/>
      <style:text-properties officeooo:paragraph-rsid="021bfb0f"/>
    </style:style>
    <style:style style:name="P594" style:family="paragraph" style:parent-style-name="Standard">
      <style:paragraph-properties fo:line-height="100%"/>
      <style:text-properties officeooo:paragraph-rsid="021d76dd"/>
    </style:style>
    <style:style style:name="P595" style:family="paragraph" style:parent-style-name="Standard">
      <style:paragraph-properties fo:line-height="100%"/>
      <style:text-properties officeooo:paragraph-rsid="01ec8e18"/>
    </style:style>
    <style:style style:name="P596" style:family="paragraph" style:parent-style-name="Standard">
      <style:paragraph-properties fo:line-height="100%"/>
      <style:text-properties officeooo:paragraph-rsid="0228bd00"/>
    </style:style>
    <style:style style:name="P597" style:family="paragraph" style:parent-style-name="Standard">
      <style:paragraph-properties fo:line-height="100%"/>
      <style:text-properties officeooo:paragraph-rsid="0239e044"/>
    </style:style>
    <style:style style:name="P598" style:family="paragraph" style:parent-style-name="Standard">
      <style:paragraph-properties fo:line-height="100%"/>
      <style:text-properties officeooo:paragraph-rsid="023e217a"/>
    </style:style>
    <style:style style:name="P599" style:family="paragraph" style:parent-style-name="Standard">
      <style:paragraph-properties fo:line-height="100%"/>
      <style:text-properties officeooo:paragraph-rsid="0245c9e7"/>
    </style:style>
    <style:style style:name="P600" style:family="paragraph" style:parent-style-name="Standard">
      <style:paragraph-properties fo:line-height="100%"/>
      <style:text-properties officeooo:paragraph-rsid="0248e2f5"/>
    </style:style>
    <style:style style:name="P601" style:family="paragraph" style:parent-style-name="Standard">
      <style:paragraph-properties fo:line-height="100%"/>
      <style:text-properties officeooo:paragraph-rsid="024d9b01"/>
    </style:style>
    <style:style style:name="P602" style:family="paragraph" style:parent-style-name="Standard">
      <style:paragraph-properties fo:line-height="100%"/>
      <style:text-properties officeooo:paragraph-rsid="02540cb9"/>
    </style:style>
    <style:style style:name="P603" style:family="paragraph" style:parent-style-name="Standard">
      <style:paragraph-properties fo:line-height="100%"/>
      <style:text-properties officeooo:paragraph-rsid="02656310"/>
    </style:style>
    <style:style style:name="P604" style:family="paragraph" style:parent-style-name="Standard">
      <style:paragraph-properties fo:line-height="100%"/>
      <style:text-properties officeooo:paragraph-rsid="0265f14b"/>
    </style:style>
    <style:style style:name="P605" style:family="paragraph" style:parent-style-name="Standard">
      <style:paragraph-properties fo:line-height="100%"/>
      <style:text-properties officeooo:paragraph-rsid="02778926"/>
    </style:style>
    <style:style style:name="P606" style:family="paragraph" style:parent-style-name="Standard">
      <style:paragraph-properties fo:line-height="100%"/>
      <style:text-properties officeooo:paragraph-rsid="0279658f"/>
    </style:style>
    <style:style style:name="P607" style:family="paragraph" style:parent-style-name="Standard">
      <style:paragraph-properties fo:line-height="100%"/>
      <style:text-properties officeooo:paragraph-rsid="027b57d1"/>
    </style:style>
    <style:style style:name="P608" style:family="paragraph" style:parent-style-name="Standard">
      <style:paragraph-properties fo:line-height="100%"/>
      <style:text-properties officeooo:paragraph-rsid="02819040"/>
    </style:style>
    <style:style style:name="P609" style:family="paragraph" style:parent-style-name="Standard">
      <style:paragraph-properties fo:line-height="100%"/>
      <style:text-properties officeooo:paragraph-rsid="028add40"/>
    </style:style>
    <style:style style:name="P610" style:family="paragraph" style:parent-style-name="Standard">
      <style:paragraph-properties fo:line-height="100%"/>
      <style:text-properties officeooo:paragraph-rsid="02939b7b"/>
    </style:style>
    <style:style style:name="P611" style:family="paragraph" style:parent-style-name="Standard">
      <style:paragraph-properties fo:line-height="100%"/>
      <style:text-properties officeooo:paragraph-rsid="0293a523"/>
    </style:style>
    <style:style style:name="P612" style:family="paragraph" style:parent-style-name="Standard">
      <style:paragraph-properties fo:line-height="100%"/>
      <style:text-properties officeooo:paragraph-rsid="0297c923"/>
    </style:style>
    <style:style style:name="P613" style:family="paragraph" style:parent-style-name="Standard">
      <style:paragraph-properties fo:line-height="100%"/>
      <style:text-properties officeooo:paragraph-rsid="029bb505"/>
    </style:style>
    <style:style style:name="P614" style:family="paragraph" style:parent-style-name="Standard">
      <style:paragraph-properties fo:line-height="100%"/>
      <style:text-properties officeooo:paragraph-rsid="02a71f0b"/>
    </style:style>
    <style:style style:name="P615" style:family="paragraph" style:parent-style-name="Standard">
      <style:paragraph-properties fo:line-height="100%"/>
      <style:text-properties officeooo:paragraph-rsid="027c1b85"/>
    </style:style>
    <style:style style:name="P616" style:family="paragraph" style:parent-style-name="Standard">
      <style:paragraph-properties fo:line-height="100%"/>
      <style:text-properties officeooo:paragraph-rsid="0045286d"/>
    </style:style>
    <style:style style:name="P617" style:family="paragraph" style:parent-style-name="Standard">
      <style:paragraph-properties fo:line-height="100%"/>
      <style:text-properties officeooo:paragraph-rsid="02bd01a2"/>
    </style:style>
    <style:style style:name="P618" style:family="paragraph" style:parent-style-name="Standard">
      <style:paragraph-properties fo:line-height="100%"/>
      <style:text-properties officeooo:paragraph-rsid="02be3c45"/>
    </style:style>
    <style:style style:name="P619" style:family="paragraph" style:parent-style-name="Standard">
      <style:paragraph-properties fo:line-height="100%"/>
      <style:text-properties officeooo:paragraph-rsid="02d5eaee"/>
    </style:style>
    <style:style style:name="P620" style:family="paragraph" style:parent-style-name="Standard">
      <style:paragraph-properties fo:line-height="100%"/>
      <style:text-properties officeooo:paragraph-rsid="02e4f960"/>
    </style:style>
    <style:style style:name="P621" style:family="paragraph" style:parent-style-name="Standard">
      <style:paragraph-properties fo:line-height="100%"/>
      <style:text-properties officeooo:paragraph-rsid="02eac01d"/>
    </style:style>
    <style:style style:name="P622" style:family="paragraph" style:parent-style-name="Standard">
      <style:paragraph-properties fo:line-height="100%"/>
      <style:text-properties officeooo:paragraph-rsid="02f17ec6"/>
    </style:style>
    <style:style style:name="P623" style:family="paragraph" style:parent-style-name="Standard">
      <style:paragraph-properties fo:line-height="100%"/>
      <style:text-properties officeooo:paragraph-rsid="02da5175"/>
    </style:style>
    <style:style style:name="P624" style:family="paragraph" style:parent-style-name="Standard">
      <style:paragraph-properties fo:line-height="100%"/>
      <style:text-properties officeooo:paragraph-rsid="02fda6ef"/>
    </style:style>
    <style:style style:name="P625" style:family="paragraph" style:parent-style-name="Standard">
      <style:paragraph-properties fo:line-height="100%"/>
      <style:text-properties officeooo:paragraph-rsid="03040c1c"/>
    </style:style>
    <style:style style:name="P626" style:family="paragraph" style:parent-style-name="Standard">
      <style:paragraph-properties fo:line-height="100%"/>
      <style:text-properties officeooo:paragraph-rsid="03049b98"/>
    </style:style>
    <style:style style:name="P627" style:family="paragraph" style:parent-style-name="Standard">
      <style:paragraph-properties fo:line-height="100%"/>
      <style:text-properties officeooo:paragraph-rsid="0305aebe"/>
    </style:style>
    <style:style style:name="P628" style:family="paragraph" style:parent-style-name="Standard">
      <style:paragraph-properties fo:line-height="100%"/>
      <style:text-properties officeooo:paragraph-rsid="03061f93"/>
    </style:style>
    <style:style style:name="P629" style:family="paragraph" style:parent-style-name="Standard">
      <style:paragraph-properties fo:line-height="100%"/>
      <style:text-properties officeooo:paragraph-rsid="03153caa"/>
    </style:style>
    <style:style style:name="P630" style:family="paragraph" style:parent-style-name="Standard">
      <style:paragraph-properties fo:line-height="100%"/>
      <style:text-properties officeooo:paragraph-rsid="032c4fdc"/>
    </style:style>
    <style:style style:name="P631" style:family="paragraph" style:parent-style-name="Standard">
      <style:paragraph-properties fo:line-height="100%"/>
      <style:text-properties officeooo:paragraph-rsid="03343ce6"/>
    </style:style>
    <style:style style:name="P632" style:family="paragraph" style:parent-style-name="Standard">
      <style:paragraph-properties fo:line-height="100%"/>
      <style:text-properties officeooo:paragraph-rsid="03349842"/>
    </style:style>
    <style:style style:name="P63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63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3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63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64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64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644" style:family="paragraph" style:parent-style-name="Standard">
      <style:text-properties fo:color="#c9211e" officeooo:rsid="003eeb50" officeooo:paragraph-rsid="00ac1d69"/>
    </style:style>
    <style:style style:name="P645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646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647" style:family="paragraph" style:parent-style-name="Standard">
      <style:paragraph-properties fo:line-height="100%"/>
      <style:text-properties officeooo:rsid="016b9044" officeooo:paragraph-rsid="016b9044"/>
    </style:style>
    <style:style style:name="P648" style:family="paragraph" style:parent-style-name="Standard">
      <style:paragraph-properties fo:line-height="100%"/>
      <style:text-properties officeooo:rsid="01a2dcc2" officeooo:paragraph-rsid="01a2dcc2"/>
    </style:style>
    <style:style style:name="P649" style:family="paragraph" style:parent-style-name="Standard">
      <style:paragraph-properties fo:line-height="100%"/>
      <style:text-properties officeooo:rsid="01a92b83" officeooo:paragraph-rsid="01abda5f"/>
    </style:style>
    <style:style style:name="P650" style:family="paragraph" style:parent-style-name="Standard">
      <style:paragraph-properties fo:line-height="100%"/>
      <style:text-properties officeooo:rsid="01b78805" officeooo:paragraph-rsid="01b9977e"/>
    </style:style>
    <style:style style:name="P651" style:family="paragraph" style:parent-style-name="Standard">
      <style:paragraph-properties fo:line-height="100%"/>
      <style:text-properties officeooo:rsid="01b78805" officeooo:paragraph-rsid="020d39a8"/>
    </style:style>
    <style:style style:name="P652" style:family="paragraph" style:parent-style-name="Standard">
      <style:paragraph-properties fo:line-height="100%"/>
      <style:text-properties officeooo:rsid="01bcc73c" officeooo:paragraph-rsid="01bcc73c"/>
    </style:style>
    <style:style style:name="P653" style:family="paragraph" style:parent-style-name="Standard">
      <style:paragraph-properties fo:line-height="100%"/>
      <style:text-properties officeooo:rsid="01cb0c6f" officeooo:paragraph-rsid="01cb0c6f"/>
    </style:style>
    <style:style style:name="P654" style:family="paragraph" style:parent-style-name="Standard">
      <style:paragraph-properties fo:line-height="100%"/>
      <style:text-properties officeooo:rsid="01cd0839" officeooo:paragraph-rsid="01cd0839"/>
    </style:style>
    <style:style style:name="P655" style:family="paragraph" style:parent-style-name="Standard">
      <style:paragraph-properties fo:line-height="100%"/>
      <style:text-properties officeooo:rsid="01e4a612" officeooo:paragraph-rsid="01e4a612"/>
    </style:style>
    <style:style style:name="P656" style:family="paragraph" style:parent-style-name="Standard">
      <style:paragraph-properties fo:line-height="100%"/>
      <style:text-properties officeooo:rsid="022b7ea9" officeooo:paragraph-rsid="022b7ea9"/>
    </style:style>
    <style:style style:name="P657" style:family="paragraph" style:parent-style-name="Standard">
      <style:paragraph-properties fo:line-height="100%"/>
      <style:text-properties officeooo:rsid="022dff2a" officeooo:paragraph-rsid="022dff2a"/>
    </style:style>
    <style:style style:name="P658" style:family="paragraph" style:parent-style-name="Standard">
      <style:text-properties officeooo:paragraph-rsid="0275c15d"/>
    </style:style>
    <style:style style:name="P659" style:family="paragraph" style:parent-style-name="Standard">
      <style:paragraph-properties fo:line-height="100%"/>
      <style:text-properties officeooo:rsid="02819040" officeooo:paragraph-rsid="028fc45c"/>
    </style:style>
    <style:style style:name="P660" style:family="paragraph" style:parent-style-name="Standard">
      <style:paragraph-properties fo:line-height="100%"/>
      <style:text-properties officeooo:rsid="0285839b" officeooo:paragraph-rsid="0288fb00"/>
    </style:style>
    <style:style style:name="P661" style:family="paragraph" style:parent-style-name="Standard">
      <style:paragraph-properties fo:line-height="100%"/>
      <style:text-properties officeooo:rsid="0297c923" officeooo:paragraph-rsid="0297c923"/>
    </style:style>
    <style:style style:name="P662" style:family="paragraph" style:parent-style-name="Standard">
      <style:paragraph-properties fo:line-height="100%"/>
      <style:text-properties officeooo:rsid="029ac75f" officeooo:paragraph-rsid="029ac75f"/>
    </style:style>
    <style:style style:name="P663" style:family="paragraph" style:parent-style-name="Standard">
      <style:text-properties officeooo:paragraph-rsid="00bfa17d"/>
    </style:style>
    <style:style style:name="P664" style:family="paragraph" style:parent-style-name="Standard">
      <style:text-properties officeooo:paragraph-rsid="00bd11a0"/>
    </style:style>
    <style:style style:name="P665" style:family="paragraph" style:parent-style-name="Standard">
      <style:paragraph-properties fo:line-height="100%"/>
      <style:text-properties officeooo:rsid="02540cb9" officeooo:paragraph-rsid="02bd01a2"/>
    </style:style>
    <style:style style:name="P666" style:family="paragraph" style:parent-style-name="Standard">
      <style:paragraph-properties fo:line-height="100%"/>
      <style:text-properties officeooo:rsid="027df911" officeooo:paragraph-rsid="027df911"/>
    </style:style>
    <style:style style:name="P66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66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officeooo:rsid="02da5175" officeooo:paragraph-rsid="02da5175"/>
    </style:style>
    <style:style style:name="P670" style:family="paragraph" style:parent-style-name="Standard">
      <style:paragraph-properties fo:line-height="100%"/>
      <style:text-properties officeooo:rsid="02e4f960" officeooo:paragraph-rsid="02e4f960"/>
    </style:style>
    <style:style style:name="P671" style:family="paragraph" style:parent-style-name="Standard">
      <style:paragraph-properties fo:line-height="100%"/>
      <style:text-properties officeooo:rsid="02eabaea" officeooo:paragraph-rsid="02eabaea"/>
    </style:style>
    <style:style style:name="P672" style:family="paragraph" style:parent-style-name="Standard">
      <style:paragraph-properties fo:line-height="100%"/>
      <style:text-properties officeooo:rsid="02eac01d" officeooo:paragraph-rsid="02eac01d"/>
    </style:style>
    <style:style style:name="P673" style:family="paragraph" style:parent-style-name="Standard">
      <style:paragraph-properties fo:line-height="100%"/>
      <style:text-properties officeooo:rsid="02eb27fd" officeooo:paragraph-rsid="02ec089f"/>
    </style:style>
    <style:style style:name="P674" style:family="paragraph" style:parent-style-name="Standard">
      <style:text-properties officeooo:paragraph-rsid="02ecf51e"/>
    </style:style>
    <style:style style:name="P675" style:family="paragraph" style:parent-style-name="Standard">
      <style:text-properties officeooo:paragraph-rsid="02f17ec6"/>
    </style:style>
    <style:style style:name="P676" style:family="paragraph" style:parent-style-name="Standard">
      <style:paragraph-properties fo:line-height="100%"/>
      <style:text-properties officeooo:rsid="02e59398" officeooo:paragraph-rsid="03049b98"/>
    </style:style>
    <style:style style:name="P677" style:family="paragraph" style:parent-style-name="Standard">
      <style:paragraph-properties fo:line-height="150%"/>
      <style:text-properties officeooo:rsid="02e59398" officeooo:paragraph-rsid="03049b98"/>
    </style:style>
    <style:style style:name="P678" style:family="paragraph" style:parent-style-name="Standard">
      <style:paragraph-properties fo:line-height="100%"/>
      <style:text-properties officeooo:rsid="022ee1ec" officeooo:paragraph-rsid="022ee1ec"/>
    </style:style>
    <style:style style:name="P679" style:family="paragraph" style:parent-style-name="Standard">
      <style:text-properties officeooo:paragraph-rsid="03061f93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69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</style:style>
    <style:style style:name="P693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694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695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69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69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69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69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70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70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70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70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70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70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70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707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70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70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71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71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71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71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71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71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71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71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71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71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72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72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72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72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72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72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72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727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728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2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731" style:family="paragraph" style:parent-style-name="Standard">
      <style:paragraph-properties fo:line-height="150%" fo:break-before="page"/>
      <style:text-properties officeooo:paragraph-rsid="02d98b08"/>
    </style:style>
    <style:style style:name="P732" style:family="paragraph" style:parent-style-name="Standard">
      <style:paragraph-properties fo:line-height="100%" fo:break-before="page"/>
      <style:text-properties officeooo:paragraph-rsid="024c0a42"/>
    </style:style>
    <style:style style:name="P73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737" style:family="paragraph" style:parent-style-name="Standard" style:list-style-name="L1">
      <style:text-properties officeooo:rsid="0013268f" officeooo:paragraph-rsid="0013268f"/>
    </style:style>
    <style:style style:name="P738" style:family="paragraph" style:parent-style-name="Standard" style:list-style-name="L2">
      <style:text-properties style:use-window-font-color="true" officeooo:paragraph-rsid="00118c4a"/>
    </style:style>
    <style:style style:name="P739" style:family="paragraph" style:parent-style-name="Standard" style:list-style-name="L2">
      <style:text-properties style:use-window-font-color="true" officeooo:rsid="0011b025" officeooo:paragraph-rsid="0011b025"/>
    </style:style>
    <style:style style:name="P740" style:family="paragraph" style:parent-style-name="Standard" style:list-style-name="L4">
      <style:text-properties style:use-window-font-color="true" officeooo:rsid="00a8a4b1" officeooo:paragraph-rsid="02be3c45"/>
    </style:style>
    <style:style style:name="P741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74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74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44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45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746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4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74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749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50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52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53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75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5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56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57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58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59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6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6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6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6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76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6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6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6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76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6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72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76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officeooo:rsid="034172a0" officeooo:paragraph-rsid="034172a0" style:font-style-asian="normal" style:font-style-complex="normal"/>
    </style:style>
    <style:style style:name="P780" style:family="paragraph" style:parent-style-name="Standard" style:list-style-name="L57">
      <style:paragraph-properties fo:line-height="100%"/>
      <style:text-properties style:use-window-font-color="true" fo:font-style="normal" officeooo:rsid="034172a0" officeooo:paragraph-rsid="034172a0" style:font-style-asian="normal" style:font-style-complex="normal"/>
    </style:style>
    <style:style style:name="P781" style:family="paragraph" style:parent-style-name="Standard" style:list-style-name="L57">
      <style:paragraph-properties fo:line-height="150%"/>
      <style:text-properties style:use-window-font-color="true" fo:font-style="normal" officeooo:rsid="034172a0" officeooo:paragraph-rsid="034172a0" style:font-style-asian="normal" style:font-style-complex="normal"/>
    </style:style>
    <style:style style:name="P78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78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f51e47" officeooo:paragraph-rsid="032c4fdc" style:font-style-asian="normal" style:font-weight-asian="normal" style:font-style-complex="normal" style:font-weight-complex="normal"/>
    </style:style>
    <style:style style:name="P785" style:family="paragraph" style:parent-style-name="Standard" style:list-style-name="L43">
      <style:text-properties style:use-window-font-color="true" officeooo:paragraph-rsid="02edc963"/>
    </style:style>
    <style:style style:name="P7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79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79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officeooo:paragraph-rsid="033e56cf"/>
    </style:style>
    <style:style style:name="P799" style:family="paragraph" style:parent-style-name="Standard" style:list-style-name="L3">
      <style:text-properties officeooo:rsid="0012a0dc" officeooo:paragraph-rsid="0012a0dc"/>
    </style:style>
    <style:style style:name="P800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01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0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80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804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805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06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807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08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09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10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11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12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81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81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81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81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81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81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81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82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82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82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82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824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82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82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82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828" style:family="paragraph" style:parent-style-name="Standard" style:list-style-name="L59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82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30" style:family="paragraph" style:parent-style-name="Standard" style:list-style-name="L7">
      <style:text-properties officeooo:rsid="0033fbdf" officeooo:paragraph-rsid="0033fbdf"/>
    </style:style>
    <style:style style:name="P831" style:family="paragraph" style:parent-style-name="Standard" style:list-style-name="L11">
      <style:text-properties officeooo:rsid="0033fbdf" officeooo:paragraph-rsid="0106c767"/>
    </style:style>
    <style:style style:name="P832" style:family="paragraph" style:parent-style-name="Standard" style:list-style-name="L8">
      <style:text-properties officeooo:paragraph-rsid="005b5cd3"/>
    </style:style>
    <style:style style:name="P833" style:family="paragraph" style:parent-style-name="Standard" style:list-style-name="L9">
      <style:text-properties officeooo:paragraph-rsid="00367935"/>
    </style:style>
    <style:style style:name="P834" style:family="paragraph" style:parent-style-name="Standard" style:list-style-name="L9">
      <style:text-properties officeooo:rsid="00367935" officeooo:paragraph-rsid="00367935"/>
    </style:style>
    <style:style style:name="P835" style:family="paragraph" style:parent-style-name="Standard" style:list-style-name="L10">
      <style:text-properties officeooo:rsid="00386ddb" officeooo:paragraph-rsid="00386ddb"/>
    </style:style>
    <style:style style:name="P83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837" style:family="paragraph" style:parent-style-name="Standard" style:list-style-name="L20">
      <style:text-properties officeooo:paragraph-rsid="00a4ce44"/>
    </style:style>
    <style:style style:name="P83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839" style:family="paragraph" style:parent-style-name="Standard">
      <style:paragraph-properties fo:line-height="100%"/>
      <style:text-properties fo:font-weight="normal" officeooo:rsid="035051aa" officeooo:paragraph-rsid="035051aa" style:font-weight-asian="normal" style:font-weight-complex="normal"/>
    </style:style>
    <style:style style:name="P840" style:family="paragraph" style:parent-style-name="Standard" style:list-style-name="L25">
      <style:text-properties officeooo:paragraph-rsid="00beb82f"/>
    </style:style>
    <style:style style:name="P841" style:family="paragraph" style:parent-style-name="Standard" style:list-style-name="L26">
      <style:text-properties officeooo:paragraph-rsid="00d139a0"/>
    </style:style>
    <style:style style:name="P842" style:family="paragraph" style:parent-style-name="Standard" style:list-style-name="L29">
      <style:text-properties officeooo:paragraph-rsid="00f2503e"/>
    </style:style>
    <style:style style:name="P843" style:family="paragraph" style:parent-style-name="Standard" style:list-style-name="L30">
      <style:text-properties officeooo:rsid="00f3f4f5" officeooo:paragraph-rsid="00f5260b"/>
    </style:style>
    <style:style style:name="P844" style:family="paragraph" style:parent-style-name="Standard" style:list-style-name="L30">
      <style:text-properties officeooo:rsid="00f3f4f5" officeooo:paragraph-rsid="00f3f4f5"/>
    </style:style>
    <style:style style:name="P845" style:family="paragraph" style:parent-style-name="Standard" style:list-style-name="L33">
      <style:paragraph-properties fo:line-height="100%"/>
      <style:text-properties officeooo:paragraph-rsid="01b5c969"/>
    </style:style>
    <style:style style:name="P846" style:family="paragraph" style:parent-style-name="Standard">
      <style:paragraph-properties fo:line-height="100%"/>
      <style:text-properties officeooo:paragraph-rsid="033f17a3"/>
    </style:style>
    <style:style style:name="P847" style:family="paragraph" style:parent-style-name="Standard">
      <style:paragraph-properties fo:line-height="100%"/>
      <style:text-properties officeooo:paragraph-rsid="034172a0"/>
    </style:style>
    <style:style style:name="P848" style:family="paragraph" style:parent-style-name="Standard" style:list-style-name="L57">
      <style:paragraph-properties fo:line-height="100%"/>
      <style:text-properties officeooo:paragraph-rsid="034172a0"/>
    </style:style>
    <style:style style:name="P849" style:family="paragraph" style:parent-style-name="Standard">
      <style:paragraph-properties fo:line-height="100%"/>
      <style:text-properties officeooo:paragraph-rsid="0347bb43"/>
    </style:style>
    <style:style style:name="P850" style:family="paragraph" style:parent-style-name="Standard" style:list-style-name="L59">
      <style:paragraph-properties fo:line-height="100%"/>
      <style:text-properties officeooo:paragraph-rsid="0346a444"/>
    </style:style>
    <style:style style:name="P851" style:family="paragraph" style:parent-style-name="Standard">
      <style:paragraph-properties fo:line-height="100%"/>
      <style:text-properties officeooo:paragraph-rsid="034adc9b"/>
    </style:style>
    <style:style style:name="P852" style:family="paragraph" style:parent-style-name="Standard">
      <style:paragraph-properties fo:line-height="100%"/>
      <style:text-properties officeooo:paragraph-rsid="034f33b6"/>
    </style:style>
    <style:style style:name="P853" style:family="paragraph" style:parent-style-name="Standard">
      <style:paragraph-properties fo:line-height="100%"/>
      <style:text-properties officeooo:paragraph-rsid="034f680a"/>
    </style:style>
    <style:style style:name="P854" style:family="paragraph" style:parent-style-name="Standard">
      <style:paragraph-properties fo:line-height="100%"/>
      <style:text-properties officeooo:paragraph-rsid="035051aa"/>
    </style:style>
    <style:style style:name="P855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856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85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85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officeooo:rsid="033e56cf" officeooo:paragraph-rsid="033e56cf"/>
    </style:style>
    <style:style style:name="P860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61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62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6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864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65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6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50%"/>
      <style:text-properties officeooo:paragraph-rsid="031857c7"/>
    </style:style>
    <style:style style:name="P869" style:family="paragraph" style:parent-style-name="Standard">
      <style:paragraph-properties fo:line-height="150%"/>
      <style:text-properties officeooo:paragraph-rsid="0347bb43"/>
    </style:style>
    <style:style style:name="P870" style:family="paragraph" style:parent-style-name="Standard">
      <style:paragraph-properties fo:line-height="100%"/>
      <style:text-properties officeooo:rsid="0346a444" officeooo:paragraph-rsid="0346a444"/>
    </style:style>
    <style:style style:name="P871" style:family="paragraph" style:parent-style-name="Standard" style:list-style-name="L59">
      <style:paragraph-properties fo:line-height="100%"/>
      <style:text-properties officeooo:rsid="0346a444" officeooo:paragraph-rsid="0346a444"/>
    </style:style>
    <style:style style:name="P872" style:family="paragraph" style:parent-style-name="Standard">
      <style:paragraph-properties fo:line-height="100%"/>
      <style:text-properties officeooo:rsid="034f5b13" officeooo:paragraph-rsid="034dbe4d"/>
    </style:style>
    <style:style style:name="P873" style:family="paragraph" style:parent-style-name="Standard">
      <style:paragraph-properties fo:line-height="100%"/>
      <style:text-properties fo:font-weight="bold" officeooo:paragraph-rsid="035051aa" style:font-weight-asian="bold" style:font-weight-complex="bold"/>
    </style:style>
    <style:style style:name="P874" style:family="paragraph" style:parent-style-name="Standard">
      <style:paragraph-properties fo:line-height="100%"/>
      <style:text-properties fo:font-weight="bold" officeooo:rsid="035051aa" officeooo:paragraph-rsid="035051aa" style:font-weight-asian="bold" style:font-weight-complex="bold"/>
    </style:style>
    <style:style style:name="P875" style:family="paragraph" style:parent-style-name="Standard">
      <style:text-properties officeooo:paragraph-rsid="009622c6"/>
    </style:style>
    <style:style style:name="P876" style:family="paragraph" style:parent-style-name="Standard">
      <style:paragraph-properties fo:break-before="page"/>
      <style:text-properties officeooo:paragraph-rsid="009622c6"/>
    </style:style>
    <style:style style:name="P877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fo:font-style="normal" style:font-style-asian="normal" style:font-style-complex="normal"/>
    </style:style>
    <style:style style:name="T7" style:family="text">
      <style:text-properties fo:color="#1e90ff" style:text-underline-style="none" fo:font-weight="normal" style:font-weight-asian="normal" style:font-weight-complex="normal"/>
    </style:style>
    <style:style style:name="T8" style:family="text">
      <style:text-properties fo:color="#1e90ff" officeooo:rsid="0325ad60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228b22" style:text-underline-style="none" fo:font-weight="normal" style:font-weight-asian="normal" style:font-weight-complex="normal"/>
    </style:style>
    <style:style style:name="T12" style:family="text">
      <style:text-properties fo:color="#228b22" style:text-underline-style="none" fo:font-weight="normal" officeooo:rsid="03182d82" style:font-weight-asian="normal" style:font-weight-complex="normal"/>
    </style:style>
    <style:style style:name="T13" style:family="text">
      <style:text-properties fo:color="#228b22" officeooo:rsid="03153caa"/>
    </style:style>
    <style:style style:name="T14" style:family="text">
      <style:text-properties fo:color="#228b22" fo:font-style="normal" style:font-style-asian="normal" style:font-style-complex="normal"/>
    </style:style>
    <style:style style:name="T15" style:family="text">
      <style:text-properties fo:color="#228b22" fo:font-style="normal" officeooo:rsid="03429aa5" style:font-style-asian="normal" style:font-style-complex="normal"/>
    </style:style>
    <style:style style:name="T16" style:family="text">
      <style:text-properties fo:color="#228b22" officeooo:rsid="03429aa5"/>
    </style:style>
    <style:style style:name="T17" style:family="text">
      <style:text-properties fo:color="#ff00ff"/>
    </style:style>
    <style:style style:name="T18" style:family="text">
      <style:text-properties fo:color="#ff00ff" fo:font-style="italic" style:font-style-asian="italic" style:font-style-complex="italic"/>
    </style:style>
    <style:style style:name="T19" style:family="text">
      <style:text-properties fo:color="#ff0000"/>
    </style:style>
    <style:style style:name="T20" style:family="text">
      <style:text-properties fo:color="#ff0000" officeooo:rsid="00118c4a"/>
    </style:style>
    <style:style style:name="T21" style:family="text">
      <style:text-properties fo:color="#ff0000" fo:font-style="italic" style:font-style-asian="italic" style:font-style-complex="itali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ff" fo:font-style="normal" style:font-style-asian="normal" style:font-style-complex="normal"/>
    </style:style>
    <style:style style:name="T29" style:family="text">
      <style:text-properties fo:color="#0000ff" fo:font-style="normal" officeooo:rsid="03429aa5" style:font-style-asian="normal" style:font-style-complex="normal"/>
    </style:style>
    <style:style style:name="T30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1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2" style:family="text">
      <style:text-properties fo:color="#0000ff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4" style:family="text">
      <style:text-properties fo:color="#0000ff" style:text-underline-style="none" fo:font-weight="normal" style:font-weight-asian="normal" style:font-weight-complex="normal"/>
    </style:style>
    <style:style style:name="T35" style:family="text">
      <style:text-properties fo:color="#0000ff" style:text-underline-style="none" fo:font-weight="normal" officeooo:rsid="03182d82" style:font-weight-asian="normal" style:font-weight-complex="normal"/>
    </style:style>
    <style:style style:name="T36" style:family="text">
      <style:text-properties fo:color="#0000ff" officeooo:rsid="03153caa"/>
    </style:style>
    <style:style style:name="T37" style:family="text">
      <style:text-properties fo:color="#0000ff" officeooo:rsid="03429aa5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 fo:font-weight="normal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fc4b1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style:font-style-asian="italic" style:font-style-complex="italic"/>
    </style:style>
    <style:style style:name="T95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6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98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9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style:font-style-asian="italic" style:font-style-complex="italic"/>
    </style:style>
    <style:style style:name="T138" style:family="text">
      <style:text-properties style:use-window-font-color="true" fo:font-style="italic" officeooo:rsid="016778b3" style:font-style-asian="italic" style:font-style-complex="italic"/>
    </style:style>
    <style:style style:name="T139" style:family="text">
      <style:text-properties style:use-window-font-color="true" fo:font-style="italic" officeooo:rsid="01e504ba" style:font-style-asian="italic" style:font-style-complex="italic"/>
    </style:style>
    <style:style style:name="T140" style:family="text">
      <style:text-properties style:use-window-font-color="true" fo:font-style="italic" officeooo:rsid="02ce8a1b" style:font-style-asian="italic" style:font-style-complex="italic"/>
    </style:style>
    <style:style style:name="T141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2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3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style:font-style-asian="normal" style:font-style-complex="normal"/>
    </style:style>
    <style:style style:name="T219" style:family="text">
      <style:text-properties style:use-window-font-color="true" fo:font-style="normal" officeooo:rsid="016860b9" style:font-style-asian="normal" style:font-style-complex="normal"/>
    </style:style>
    <style:style style:name="T220" style:family="text">
      <style:text-properties style:use-window-font-color="true" fo:font-style="normal" officeooo:rsid="0171553b" style:font-style-asian="normal" style:font-style-complex="normal"/>
    </style:style>
    <style:style style:name="T221" style:family="text">
      <style:text-properties style:use-window-font-color="true" fo:font-style="normal" officeooo:rsid="016c9d08" style:font-style-asian="normal" style:font-style-complex="normal"/>
    </style:style>
    <style:style style:name="T222" style:family="text">
      <style:text-properties style:use-window-font-color="true" fo:font-style="normal" officeooo:rsid="016778b3" style:font-style-asian="normal" style:font-style-complex="normal"/>
    </style:style>
    <style:style style:name="T223" style:family="text">
      <style:text-properties style:use-window-font-color="true" fo:font-style="normal" officeooo:rsid="01e2b86d" style:font-style-asian="normal" style:font-style-complex="normal"/>
    </style:style>
    <style:style style:name="T224" style:family="text">
      <style:text-properties style:use-window-font-color="true" fo:font-style="normal" officeooo:rsid="01e504ba" style:font-style-asian="normal" style:font-style-complex="normal"/>
    </style:style>
    <style:style style:name="T22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style:font-style-asian="normal" style:font-style-complex="normal"/>
    </style:style>
    <style:style style:name="T29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297" style:family="text">
      <style:text-properties style:use-window-font-color="true" fo:font-style="normal" style:text-underline-style="none" officeooo:rsid="031fc4b1" style:font-style-asian="normal" style:font-style-complex="normal"/>
    </style:style>
    <style:style style:name="T298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299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00" style:family="text">
      <style:text-properties style:use-window-font-color="true" fo:font-weight="normal" style:font-weight-asian="normal" style:font-weight-complex="normal"/>
    </style:style>
    <style:style style:name="T301" style:family="text">
      <style:text-properties style:use-window-font-color="true" fo:font-weight="normal" officeooo:rsid="016aa5ac" style:font-weight-asian="normal" style:font-weight-complex="normal"/>
    </style:style>
    <style:style style:name="T302" style:family="text">
      <style:text-properties style:use-window-font-color="true" fo:font-weight="normal" officeooo:rsid="016a5b23" style:font-weight-asian="normal" style:font-weight-complex="normal"/>
    </style:style>
    <style:style style:name="T303" style:family="text">
      <style:text-properties style:use-window-font-color="true" fo:font-weight="normal" officeooo:rsid="0171553b" style:font-weight-asian="normal" style:font-weight-complex="normal"/>
    </style:style>
    <style:style style:name="T304" style:family="text">
      <style:text-properties style:use-window-font-color="true" fo:font-weight="normal" officeooo:rsid="01aaba73" style:font-weight-asian="normal" style:font-weight-complex="normal"/>
    </style:style>
    <style:style style:name="T305" style:family="text">
      <style:text-properties style:use-window-font-color="true" fo:font-weight="normal" officeooo:rsid="01b08253" style:font-weight-asian="normal" style:font-weight-complex="normal"/>
    </style:style>
    <style:style style:name="T306" style:family="text">
      <style:text-properties style:use-window-font-color="true" fo:font-weight="normal" officeooo:rsid="0226d9d6" style:font-weight-asian="normal" style:font-weight-complex="normal"/>
    </style:style>
    <style:style style:name="T307" style:family="text">
      <style:text-properties style:use-window-font-color="true" fo:font-weight="normal" officeooo:rsid="022c7d02" style:font-weight-asian="normal" style:font-weight-complex="normal"/>
    </style:style>
    <style:style style:name="T308" style:family="text">
      <style:text-properties style:use-window-font-color="true" fo:font-weight="normal" officeooo:rsid="023b3a5d" style:font-weight-asian="normal" style:font-weight-complex="normal"/>
    </style:style>
    <style:style style:name="T309" style:family="text">
      <style:text-properties style:use-window-font-color="true" fo:font-weight="normal" officeooo:rsid="023ce39d" style:font-weight-asian="normal" style:font-weight-complex="normal"/>
    </style:style>
    <style:style style:name="T310" style:family="text">
      <style:text-properties style:use-window-font-color="true" officeooo:rsid="016f0506"/>
    </style:style>
    <style:style style:name="T311" style:family="text">
      <style:text-properties style:use-window-font-color="true" fo:font-weight="bold" style:font-weight-asian="bold" style:font-weight-complex="bold"/>
    </style:style>
    <style:style style:name="T312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13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14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15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16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17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18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19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20" style:family="text">
      <style:text-properties style:use-window-font-color="true" style:text-line-through-style="none" style:text-line-through-type="non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21" style:family="text">
      <style:text-properties style:use-window-font-color="true" style:text-line-through-style="none" style:text-line-through-type="non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22" style:family="text">
      <style:text-properties style:use-window-font-color="true" style:text-line-through-style="none" style:text-line-through-type="non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27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28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29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0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1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3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3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3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36" style:family="text">
      <style:text-properties style:use-window-font-color="true" officeooo:rsid="02efc49c"/>
    </style:style>
    <style:style style:name="T337" style:family="text">
      <style:text-properties style:use-window-font-color="true" officeooo:rsid="02ce8a1b"/>
    </style:style>
    <style:style style:name="T338" style:family="text">
      <style:text-properties style:use-window-font-color="true" officeooo:rsid="02d1510f"/>
    </style:style>
    <style:style style:name="T339" style:family="text">
      <style:text-properties style:use-window-font-color="true" officeooo:rsid="02f51e47"/>
    </style:style>
    <style:style style:name="T340" style:family="text">
      <style:text-properties style:use-window-font-color="true" officeooo:rsid="0069ae25"/>
    </style:style>
    <style:style style:name="T341" style:family="text">
      <style:text-properties style:use-window-font-color="true" officeooo:rsid="02f8c777"/>
    </style:style>
    <style:style style:name="T342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43" style:family="text">
      <style:text-properties fo:font-weight="normal" style:font-weight-asian="normal" style:font-weight-complex="normal"/>
    </style:style>
    <style:style style:name="T344" style:family="text">
      <style:text-properties fo:font-weight="normal" officeooo:rsid="003c27f0" style:font-weight-asian="normal" style:font-weight-complex="normal"/>
    </style:style>
    <style:style style:name="T345" style:family="text">
      <style:text-properties fo:font-weight="normal" officeooo:rsid="003cb407" style:font-weight-asian="normal" style:font-weight-complex="normal"/>
    </style:style>
    <style:style style:name="T346" style:family="text">
      <style:text-properties fo:font-weight="normal" officeooo:rsid="00205d85" style:font-weight-asian="normal" style:font-weight-complex="normal"/>
    </style:style>
    <style:style style:name="T347" style:family="text">
      <style:text-properties fo:font-weight="normal" officeooo:rsid="00beb82f" style:font-weight-asian="normal" style:font-weight-complex="normal"/>
    </style:style>
    <style:style style:name="T348" style:family="text">
      <style:text-properties fo:font-weight="normal" officeooo:rsid="016860b9" style:font-weight-asian="normal" style:font-weight-complex="normal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officeooo:rsid="00256ecc" style:font-style-asian="italic" style:font-style-complex="italic"/>
    </style:style>
    <style:style style:name="T351" style:family="text">
      <style:text-properties fo:font-style="italic" officeooo:rsid="006c1d47" style:font-style-asian="italic" style:font-style-complex="italic"/>
    </style:style>
    <style:style style:name="T352" style:family="text">
      <style:text-properties fo:font-style="italic" officeooo:rsid="00e09913" style:font-style-asian="italic" style:font-style-complex="italic"/>
    </style:style>
    <style:style style:name="T353" style:family="text">
      <style:text-properties fo:font-style="italic" officeooo:rsid="005b5cd3" style:font-style-asian="italic" style:font-style-complex="italic"/>
    </style:style>
    <style:style style:name="T354" style:family="text">
      <style:text-properties fo:font-style="italic" officeooo:rsid="0034ed8b" style:font-style-asian="italic" style:font-style-complex="italic"/>
    </style:style>
    <style:style style:name="T355" style:family="text">
      <style:text-properties fo:font-style="italic" officeooo:rsid="00367935" style:font-style-asian="italic" style:font-style-complex="italic"/>
    </style:style>
    <style:style style:name="T356" style:family="text">
      <style:text-properties fo:font-style="italic" officeooo:rsid="003b4e50" style:font-style-asian="italic" style:font-style-complex="italic"/>
    </style:style>
    <style:style style:name="T357" style:family="text">
      <style:text-properties fo:font-style="italic" officeooo:rsid="01758a0f" style:font-style-asian="italic" style:font-style-complex="italic"/>
    </style:style>
    <style:style style:name="T358" style:family="text">
      <style:text-properties fo:font-style="italic" officeooo:rsid="0080477a" style:font-style-asian="italic" style:font-style-complex="italic"/>
    </style:style>
    <style:style style:name="T359" style:family="text">
      <style:text-properties fo:font-style="italic" officeooo:rsid="01113d34" style:font-style-asian="italic" style:font-style-complex="italic"/>
    </style:style>
    <style:style style:name="T360" style:family="text">
      <style:text-properties fo:font-style="italic" officeooo:rsid="018c0d5b" style:font-style-asian="italic" style:font-style-complex="italic"/>
    </style:style>
    <style:style style:name="T361" style:family="text">
      <style:text-properties fo:font-style="italic" officeooo:rsid="01c64853" style:font-style-asian="italic" style:font-style-complex="italic"/>
    </style:style>
    <style:style style:name="T362" style:family="text">
      <style:text-properties fo:font-style="italic" officeooo:rsid="01d9cd4e" style:font-style-asian="italic" style:font-style-complex="italic"/>
    </style:style>
    <style:style style:name="T363" style:family="text">
      <style:text-properties fo:font-style="italic" officeooo:rsid="01dc67de" style:font-style-asian="italic" style:font-style-complex="italic"/>
    </style:style>
    <style:style style:name="T364" style:family="text">
      <style:text-properties fo:font-style="italic" officeooo:rsid="01ec8e18" style:font-style-asian="italic" style:font-style-complex="italic"/>
    </style:style>
    <style:style style:name="T365" style:family="text">
      <style:text-properties fo:font-style="italic" officeooo:rsid="019e70b3" style:font-style-asian="italic" style:font-style-complex="italic"/>
    </style:style>
    <style:style style:name="T366" style:family="text">
      <style:text-properties fo:font-style="italic" officeooo:rsid="02685e01" style:font-style-asian="italic" style:font-style-complex="italic"/>
    </style:style>
    <style:style style:name="T367" style:family="text">
      <style:text-properties fo:font-style="italic" officeooo:rsid="026b5506" style:font-style-asian="italic" style:font-style-complex="italic"/>
    </style:style>
    <style:style style:name="T368" style:family="text">
      <style:text-properties fo:font-style="italic" officeooo:rsid="0288fb00" style:font-style-asian="italic" style:font-style-complex="italic"/>
    </style:style>
    <style:style style:name="T369" style:family="text">
      <style:text-properties fo:font-style="italic" officeooo:rsid="02ccc8f6" style:font-style-asian="italic" style:font-style-complex="italic"/>
    </style:style>
    <style:style style:name="T370" style:family="text">
      <style:text-properties fo:font-style="italic" officeooo:rsid="0069ae25" style:font-style-asian="italic" style:font-style-complex="italic"/>
    </style:style>
    <style:style style:name="T371" style:family="text">
      <style:text-properties fo:font-style="italic" officeooo:rsid="0022c018" style:font-style-asian="italic" style:font-style-complex="italic"/>
    </style:style>
    <style:style style:name="T372" style:family="text">
      <style:text-properties fo:font-style="italic" officeooo:rsid="02efc49c" style:font-style-asian="italic" style:font-style-complex="italic"/>
    </style:style>
    <style:style style:name="T373" style:family="text">
      <style:text-properties fo:font-style="italic" officeooo:rsid="02ec089f" style:font-style-asian="italic" style:font-style-complex="italic"/>
    </style:style>
    <style:style style:name="T374" style:family="text">
      <style:text-properties fo:font-style="italic" officeooo:rsid="032c4fdc" style:font-style-asian="italic" style:font-style-complex="italic"/>
    </style:style>
    <style:style style:name="T375" style:family="text">
      <style:text-properties fo:font-style="italic" officeooo:rsid="032e6032" style:font-style-asian="italic" style:font-style-complex="italic"/>
    </style:style>
    <style:style style:name="T376" style:family="text">
      <style:text-properties fo:font-style="italic" officeooo:rsid="0335ea2c" style:font-style-asian="italic" style:font-style-complex="italic"/>
    </style:style>
    <style:style style:name="T377" style:family="text">
      <style:text-properties fo:font-style="italic" officeooo:rsid="0346a444" style:font-style-asian="italic" style:font-style-complex="italic"/>
    </style:style>
    <style:style style:name="T37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8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38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38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8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38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38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38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38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38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38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39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39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39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3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39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39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39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39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98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399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00" style:family="text">
      <style:text-properties fo:font-style="italic" style:text-underline-style="none" style:font-style-asian="italic" style:font-style-complex="italic"/>
    </style:style>
    <style:style style:name="T401" style:family="text">
      <style:text-properties fo:font-style="italic" style:text-underline-style="none" officeooo:rsid="00baae4f" style:font-style-asian="italic" style:font-style-complex="italic"/>
    </style:style>
    <style:style style:name="T402" style:family="text">
      <style:text-properties fo:font-style="italic" style:text-underline-style="none" officeooo:rsid="00d708a6" style:font-style-asian="italic" style:font-style-complex="italic"/>
    </style:style>
    <style:style style:name="T403" style:family="text">
      <style:text-properties fo:font-style="italic" style:text-underline-style="none" officeooo:rsid="00beb82f" style:font-style-asian="italic" style:font-style-complex="italic"/>
    </style:style>
    <style:style style:name="T404" style:family="text">
      <style:text-properties fo:font-style="italic" style:text-underline-style="none" officeooo:rsid="00d9c9e4" style:font-style-asian="italic" style:font-style-complex="italic"/>
    </style:style>
    <style:style style:name="T405" style:family="text">
      <style:text-properties fo:font-style="italic" style:text-underline-style="none" officeooo:rsid="00f55bb2" style:font-style-asian="italic" style:font-style-complex="italic"/>
    </style:style>
    <style:style style:name="T406" style:family="text">
      <style:text-properties fo:font-style="italic" style:text-underline-style="none" officeooo:rsid="00f74e17" style:font-style-asian="italic" style:font-style-complex="italic"/>
    </style:style>
    <style:style style:name="T407" style:family="text">
      <style:text-properties fo:font-style="italic" style:text-underline-style="none" officeooo:rsid="00fde6f2" style:font-style-asian="italic" style:font-style-complex="italic"/>
    </style:style>
    <style:style style:name="T408" style:family="text">
      <style:text-properties fo:font-style="italic" style:text-underline-style="none" officeooo:rsid="0130fd48" style:font-style-asian="italic" style:font-style-complex="italic"/>
    </style:style>
    <style:style style:name="T409" style:family="text">
      <style:text-properties fo:font-style="italic" style:text-underline-style="none" officeooo:rsid="013401b3" style:font-style-asian="italic" style:font-style-complex="italic"/>
    </style:style>
    <style:style style:name="T410" style:family="text">
      <style:text-properties fo:font-style="italic" style:text-underline-style="none" officeooo:rsid="013f3c54" style:font-style-asian="italic" style:font-style-complex="italic"/>
    </style:style>
    <style:style style:name="T411" style:family="text">
      <style:text-properties fo:font-style="italic" style:text-underline-style="none" officeooo:rsid="00bfa17d" style:font-style-asian="italic" style:font-style-complex="italic"/>
    </style:style>
    <style:style style:name="T412" style:family="text">
      <style:text-properties fo:font-style="italic" style:text-underline-style="none" officeooo:rsid="02a94de9" style:font-style-asian="italic" style:font-style-complex="italic"/>
    </style:style>
    <style:style style:name="T413" style:family="text">
      <style:text-properties fo:font-style="italic" style:text-underline-style="none" officeooo:rsid="00bbbf73" style:font-style-asian="italic" style:font-style-complex="italic"/>
    </style:style>
    <style:style style:name="T414" style:family="text">
      <style:text-properties fo:font-style="italic" style:text-underline-style="none" officeooo:rsid="00a639f7" style:font-style-asian="italic" style:font-style-complex="italic"/>
    </style:style>
    <style:style style:name="T415" style:family="text">
      <style:text-properties fo:font-style="italic" style:text-underline-style="none" officeooo:rsid="00bd11a0" style:font-style-asian="italic" style:font-style-complex="italic"/>
    </style:style>
    <style:style style:name="T4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9" style:family="text">
      <style:text-properties officeooo:rsid="00205d85"/>
    </style:style>
    <style:style style:name="T420" style:family="text">
      <style:text-properties officeooo:rsid="0027fcfd"/>
    </style:style>
    <style:style style:name="T421" style:family="text">
      <style:text-properties officeooo:rsid="0029525d"/>
    </style:style>
    <style:style style:name="T422" style:family="text">
      <style:text-properties officeooo:rsid="0034ed8b"/>
    </style:style>
    <style:style style:name="T423" style:family="text">
      <style:text-properties officeooo:rsid="00367935"/>
    </style:style>
    <style:style style:name="T424" style:family="text">
      <style:text-properties officeooo:rsid="00398ddf"/>
    </style:style>
    <style:style style:name="T425" style:family="text">
      <style:text-properties officeooo:rsid="003b4e50"/>
    </style:style>
    <style:style style:name="T4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2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42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43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431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432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33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434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435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436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437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438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439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44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44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442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443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44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445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446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447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448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449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450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45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452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453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454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45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45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45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45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459" style:family="text">
      <style:text-properties fo:font-style="normal" style:text-underline-style="none" style:font-style-asian="normal" style:font-style-complex="normal"/>
    </style:style>
    <style:style style:name="T460" style:family="text">
      <style:text-properties fo:font-style="normal" style:text-underline-style="none" officeooo:rsid="00a8a4b1" style:font-style-asian="normal" style:font-style-complex="normal"/>
    </style:style>
    <style:style style:name="T461" style:family="text">
      <style:text-properties fo:font-style="normal" style:text-underline-style="none" officeooo:rsid="00ba4170" style:font-style-asian="normal" style:font-style-complex="normal"/>
    </style:style>
    <style:style style:name="T462" style:family="text">
      <style:text-properties fo:font-style="normal" style:text-underline-style="none" officeooo:rsid="00b1e303" style:font-style-asian="normal" style:font-style-complex="normal"/>
    </style:style>
    <style:style style:name="T463" style:family="text">
      <style:text-properties fo:font-style="normal" style:text-underline-style="none" officeooo:rsid="00baae4f" style:font-style-asian="normal" style:font-style-complex="normal"/>
    </style:style>
    <style:style style:name="T464" style:family="text">
      <style:text-properties fo:font-style="normal" style:text-underline-style="none" officeooo:rsid="00bbbf73" style:font-style-asian="normal" style:font-style-complex="normal"/>
    </style:style>
    <style:style style:name="T465" style:family="text">
      <style:text-properties fo:font-style="normal" style:text-underline-style="none" officeooo:rsid="00be4749" style:font-style-asian="normal" style:font-style-complex="normal"/>
    </style:style>
    <style:style style:name="T466" style:family="text">
      <style:text-properties fo:font-style="normal" style:text-underline-style="none" officeooo:rsid="00d139a0" style:font-style-asian="normal" style:font-style-complex="normal"/>
    </style:style>
    <style:style style:name="T467" style:family="text">
      <style:text-properties fo:font-style="normal" style:text-underline-style="none" officeooo:rsid="00d1487d" style:font-style-asian="normal" style:font-style-complex="normal"/>
    </style:style>
    <style:style style:name="T468" style:family="text">
      <style:text-properties fo:font-style="normal" style:text-underline-style="none" officeooo:rsid="00d2fc06" style:font-style-asian="normal" style:font-style-complex="normal"/>
    </style:style>
    <style:style style:name="T469" style:family="text">
      <style:text-properties fo:font-style="normal" style:text-underline-style="none" officeooo:rsid="00d40111" style:font-style-asian="normal" style:font-style-complex="normal"/>
    </style:style>
    <style:style style:name="T470" style:family="text">
      <style:text-properties fo:font-style="normal" style:text-underline-style="none" officeooo:rsid="00d4c5ce" style:font-style-asian="normal" style:font-style-complex="normal"/>
    </style:style>
    <style:style style:name="T471" style:family="text">
      <style:text-properties fo:font-style="normal" style:text-underline-style="none" officeooo:rsid="00d708a6" style:font-style-asian="normal" style:font-style-complex="normal"/>
    </style:style>
    <style:style style:name="T472" style:family="text">
      <style:text-properties fo:font-style="normal" style:text-underline-style="none" officeooo:rsid="00d77d7d" style:font-style-asian="normal" style:font-style-complex="normal"/>
    </style:style>
    <style:style style:name="T473" style:family="text">
      <style:text-properties fo:font-style="normal" style:text-underline-style="none" officeooo:rsid="00d83381" style:font-style-asian="normal" style:font-style-complex="normal"/>
    </style:style>
    <style:style style:name="T474" style:family="text">
      <style:text-properties fo:font-style="normal" style:text-underline-style="none" officeooo:rsid="00d75809" style:font-style-asian="normal" style:font-style-complex="normal"/>
    </style:style>
    <style:style style:name="T475" style:family="text">
      <style:text-properties fo:font-style="normal" style:text-underline-style="none" officeooo:rsid="00dd6c8d" style:font-style-asian="normal" style:font-style-complex="normal"/>
    </style:style>
    <style:style style:name="T476" style:family="text">
      <style:text-properties fo:font-style="normal" style:text-underline-style="none" officeooo:rsid="00dedcd7" style:font-style-asian="normal" style:font-style-complex="normal"/>
    </style:style>
    <style:style style:name="T477" style:family="text">
      <style:text-properties fo:font-style="normal" style:text-underline-style="none" officeooo:rsid="00beb82f" style:font-style-asian="normal" style:font-style-complex="normal"/>
    </style:style>
    <style:style style:name="T478" style:family="text">
      <style:text-properties fo:font-style="normal" style:text-underline-style="none" officeooo:rsid="00e4290b" style:font-style-asian="normal" style:font-style-complex="normal"/>
    </style:style>
    <style:style style:name="T479" style:family="text">
      <style:text-properties fo:font-style="normal" style:text-underline-style="none" officeooo:rsid="00eb50e0" style:font-style-asian="normal" style:font-style-complex="normal"/>
    </style:style>
    <style:style style:name="T480" style:family="text">
      <style:text-properties fo:font-style="normal" style:text-underline-style="none" officeooo:rsid="00d9c9e4" style:font-style-asian="normal" style:font-style-complex="normal"/>
    </style:style>
    <style:style style:name="T481" style:family="text">
      <style:text-properties fo:font-style="normal" style:text-underline-style="none" officeooo:rsid="00ec1e8c" style:font-style-asian="normal" style:font-style-complex="normal"/>
    </style:style>
    <style:style style:name="T482" style:family="text">
      <style:text-properties fo:font-style="normal" style:text-underline-style="none" officeooo:rsid="00f0f7f8" style:font-style-asian="normal" style:font-style-complex="normal"/>
    </style:style>
    <style:style style:name="T483" style:family="text">
      <style:text-properties fo:font-style="normal" style:text-underline-style="none" officeooo:rsid="00f2503e" style:font-style-asian="normal" style:font-style-complex="normal"/>
    </style:style>
    <style:style style:name="T484" style:family="text">
      <style:text-properties fo:font-style="normal" style:text-underline-style="none" officeooo:rsid="00f5260b" style:font-style-asian="normal" style:font-style-complex="normal"/>
    </style:style>
    <style:style style:name="T485" style:family="text">
      <style:text-properties fo:font-style="normal" style:text-underline-style="none" officeooo:rsid="00f55bb2" style:font-style-asian="normal" style:font-style-complex="normal"/>
    </style:style>
    <style:style style:name="T486" style:family="text">
      <style:text-properties fo:font-style="normal" style:text-underline-style="none" officeooo:rsid="00f74e17" style:font-style-asian="normal" style:font-style-complex="normal"/>
    </style:style>
    <style:style style:name="T487" style:family="text">
      <style:text-properties fo:font-style="normal" style:text-underline-style="none" officeooo:rsid="00fbef0d" style:font-style-asian="normal" style:font-style-complex="normal"/>
    </style:style>
    <style:style style:name="T488" style:family="text">
      <style:text-properties fo:font-style="normal" style:text-underline-style="none" officeooo:rsid="00fde6f2" style:font-style-asian="normal" style:font-style-complex="normal"/>
    </style:style>
    <style:style style:name="T489" style:family="text">
      <style:text-properties fo:font-style="normal" style:text-underline-style="none" officeooo:rsid="010185dc" style:font-style-asian="normal" style:font-style-complex="normal"/>
    </style:style>
    <style:style style:name="T490" style:family="text">
      <style:text-properties fo:font-style="normal" style:text-underline-style="none" officeooo:rsid="0103be48" style:font-style-asian="normal" style:font-style-complex="normal"/>
    </style:style>
    <style:style style:name="T491" style:family="text">
      <style:text-properties fo:font-style="normal" style:text-underline-style="none" officeooo:rsid="010c486e" style:font-style-asian="normal" style:font-style-complex="normal"/>
    </style:style>
    <style:style style:name="T492" style:family="text">
      <style:text-properties fo:font-style="normal" style:text-underline-style="none" officeooo:rsid="010db770" style:font-style-asian="normal" style:font-style-complex="normal"/>
    </style:style>
    <style:style style:name="T493" style:family="text">
      <style:text-properties fo:font-style="normal" style:text-underline-style="none" officeooo:rsid="011cabfd" style:font-style-asian="normal" style:font-style-complex="normal"/>
    </style:style>
    <style:style style:name="T494" style:family="text">
      <style:text-properties fo:font-style="normal" style:text-underline-style="none" officeooo:rsid="011d9595" style:font-style-asian="normal" style:font-style-complex="normal"/>
    </style:style>
    <style:style style:name="T495" style:family="text">
      <style:text-properties fo:font-style="normal" style:text-underline-style="none" officeooo:rsid="011fc384" style:font-style-asian="normal" style:font-style-complex="normal"/>
    </style:style>
    <style:style style:name="T496" style:family="text">
      <style:text-properties fo:font-style="normal" style:text-underline-style="none" officeooo:rsid="012dfde8" style:font-style-asian="normal" style:font-style-complex="normal"/>
    </style:style>
    <style:style style:name="T497" style:family="text">
      <style:text-properties fo:font-style="normal" style:text-underline-style="none" officeooo:rsid="0130fd48" style:font-style-asian="normal" style:font-style-complex="normal"/>
    </style:style>
    <style:style style:name="T498" style:family="text">
      <style:text-properties fo:font-style="normal" style:text-underline-style="none" officeooo:rsid="013282b3" style:font-style-asian="normal" style:font-style-complex="normal"/>
    </style:style>
    <style:style style:name="T499" style:family="text">
      <style:text-properties fo:font-style="normal" style:text-underline-style="none" officeooo:rsid="013401b3" style:font-style-asian="normal" style:font-style-complex="normal"/>
    </style:style>
    <style:style style:name="T500" style:family="text">
      <style:text-properties fo:font-style="normal" style:text-underline-style="none" officeooo:rsid="013a8584" style:font-style-asian="normal" style:font-style-complex="normal"/>
    </style:style>
    <style:style style:name="T501" style:family="text">
      <style:text-properties fo:font-style="normal" style:text-underline-style="none" officeooo:rsid="013f3c54" style:font-style-asian="normal" style:font-style-complex="normal"/>
    </style:style>
    <style:style style:name="T502" style:family="text">
      <style:text-properties fo:font-style="normal" style:text-underline-style="none" officeooo:rsid="013e347a" style:font-style-asian="normal" style:font-style-complex="normal"/>
    </style:style>
    <style:style style:name="T503" style:family="text">
      <style:text-properties fo:font-style="normal" style:text-underline-style="none" officeooo:rsid="01408f03" style:font-style-asian="normal" style:font-style-complex="normal"/>
    </style:style>
    <style:style style:name="T504" style:family="text">
      <style:text-properties fo:font-style="normal" style:text-underline-style="none" officeooo:rsid="013cc971" style:font-style-asian="normal" style:font-style-complex="normal"/>
    </style:style>
    <style:style style:name="T505" style:family="text">
      <style:text-properties fo:font-style="normal" style:text-underline-style="none" officeooo:rsid="0150aafa" style:font-style-asian="normal" style:font-style-complex="normal"/>
    </style:style>
    <style:style style:name="T506" style:family="text">
      <style:text-properties fo:font-style="normal" style:text-underline-style="none" officeooo:rsid="0152f194" style:font-style-asian="normal" style:font-style-complex="normal"/>
    </style:style>
    <style:style style:name="T507" style:family="text">
      <style:text-properties fo:font-style="normal" style:text-underline-style="none" officeooo:rsid="0157e2d4" style:font-style-asian="normal" style:font-style-complex="normal"/>
    </style:style>
    <style:style style:name="T508" style:family="text">
      <style:text-properties fo:font-style="normal" style:text-underline-style="none" officeooo:rsid="015c452a" style:font-style-asian="normal" style:font-style-complex="normal"/>
    </style:style>
    <style:style style:name="T509" style:family="text">
      <style:text-properties fo:font-style="normal" style:text-underline-style="none" officeooo:rsid="0176ee1b" style:font-style-asian="normal" style:font-style-complex="normal"/>
    </style:style>
    <style:style style:name="T510" style:family="text">
      <style:text-properties fo:font-style="normal" style:text-underline-style="none" officeooo:rsid="02b807dc" style:font-style-asian="normal" style:font-style-complex="normal"/>
    </style:style>
    <style:style style:name="T511" style:family="text">
      <style:text-properties fo:font-style="normal" style:text-underline-style="none" officeooo:rsid="00bd11a0" style:font-style-asian="normal" style:font-style-complex="normal"/>
    </style:style>
    <style:style style:name="T512" style:family="text">
      <style:text-properties fo:font-style="normal" style:text-underline-style="none" officeooo:rsid="02edc963" style:font-style-asian="normal" style:font-style-complex="normal"/>
    </style:style>
    <style:style style:name="T513" style:family="text">
      <style:text-properties fo:font-style="normal" style:font-style-asian="normal" style:font-style-complex="normal"/>
    </style:style>
    <style:style style:name="T514" style:family="text">
      <style:text-properties fo:font-style="normal" officeooo:rsid="00524926" style:font-style-asian="normal" style:font-style-complex="normal"/>
    </style:style>
    <style:style style:name="T515" style:family="text">
      <style:text-properties fo:font-style="normal" officeooo:rsid="0033fbdf" style:font-style-asian="normal" style:font-style-complex="normal"/>
    </style:style>
    <style:style style:name="T516" style:family="text">
      <style:text-properties fo:font-style="normal" officeooo:rsid="0034ed8b" style:font-style-asian="normal" style:font-style-complex="normal"/>
    </style:style>
    <style:style style:name="T517" style:family="text">
      <style:text-properties fo:font-style="normal" officeooo:rsid="0052a33a" style:font-style-asian="normal" style:font-style-complex="normal"/>
    </style:style>
    <style:style style:name="T518" style:family="text">
      <style:text-properties fo:font-style="normal" officeooo:rsid="0092f82d" style:font-style-asian="normal" style:font-style-complex="normal"/>
    </style:style>
    <style:style style:name="T519" style:family="text">
      <style:text-properties fo:font-style="normal" officeooo:rsid="00c6421c" style:font-style-asian="normal" style:font-style-complex="normal"/>
    </style:style>
    <style:style style:name="T520" style:family="text">
      <style:text-properties fo:font-style="normal" officeooo:rsid="00cc5bce" style:font-style-asian="normal" style:font-style-complex="normal"/>
    </style:style>
    <style:style style:name="T521" style:family="text">
      <style:text-properties fo:font-style="normal" officeooo:rsid="0106c767" style:font-style-asian="normal" style:font-style-complex="normal"/>
    </style:style>
    <style:style style:name="T522" style:family="text">
      <style:text-properties fo:font-style="normal" officeooo:rsid="0164a6ee" style:font-style-asian="normal" style:font-style-complex="normal"/>
    </style:style>
    <style:style style:name="T523" style:family="text">
      <style:text-properties fo:font-style="normal" officeooo:rsid="0168d8d5" style:font-style-asian="normal" style:font-style-complex="normal"/>
    </style:style>
    <style:style style:name="T524" style:family="text">
      <style:text-properties fo:font-style="normal" officeooo:rsid="0179221f" style:font-style-asian="normal" style:font-style-complex="normal"/>
    </style:style>
    <style:style style:name="T525" style:family="text">
      <style:text-properties fo:font-style="normal" officeooo:rsid="017941db" style:font-style-asian="normal" style:font-style-complex="normal"/>
    </style:style>
    <style:style style:name="T526" style:family="text">
      <style:text-properties fo:font-style="normal" officeooo:rsid="017a7161" style:font-style-asian="normal" style:font-style-complex="normal"/>
    </style:style>
    <style:style style:name="T527" style:family="text">
      <style:text-properties fo:font-style="normal" officeooo:rsid="0288fb00" style:font-style-asian="normal" style:font-style-complex="normal"/>
    </style:style>
    <style:style style:name="T528" style:family="text">
      <style:text-properties fo:font-style="normal" officeooo:rsid="02f2e947" style:font-style-asian="normal" style:font-style-complex="normal"/>
    </style:style>
    <style:style style:name="T529" style:family="text">
      <style:text-properties fo:font-style="normal" officeooo:rsid="02edc963" style:font-style-asian="normal" style:font-style-complex="normal"/>
    </style:style>
    <style:style style:name="T530" style:family="text">
      <style:text-properties fo:font-style="normal" officeooo:rsid="032e6032" style:font-style-asian="normal" style:font-style-complex="normal"/>
    </style:style>
    <style:style style:name="T531" style:family="text">
      <style:text-properties fo:font-style="normal" officeooo:rsid="03355d74" style:font-style-asian="normal" style:font-style-complex="normal"/>
    </style:style>
    <style:style style:name="T532" style:family="text">
      <style:text-properties fo:font-style="normal" officeooo:rsid="0335ea2c" style:font-style-asian="normal" style:font-style-complex="normal"/>
    </style:style>
    <style:style style:name="T533" style:family="text">
      <style:text-properties fo:font-style="normal" officeooo:rsid="03429aa5" style:font-style-asian="normal" style:font-style-complex="normal"/>
    </style:style>
    <style:style style:name="T534" style:family="text">
      <style:text-properties fo:font-style="normal" officeooo:rsid="0346a444" style:font-style-asian="normal" style:font-style-complex="normal"/>
    </style:style>
    <style:style style:name="T535" style:family="text">
      <style:text-properties fo:font-style="normal" officeooo:rsid="0347bb43" style:font-style-asian="normal" style:font-style-complex="normal"/>
    </style:style>
    <style:style style:name="T536" style:family="text">
      <style:text-properties fo:font-style="normal" officeooo:rsid="034c7df6" style:font-style-asian="normal" style:font-style-complex="normal"/>
    </style:style>
    <style:style style:name="T537" style:family="text">
      <style:text-properties fo:font-style="normal" officeooo:rsid="03343ce6" style:font-style-asian="normal" style:font-style-complex="normal"/>
    </style:style>
    <style:style style:name="T538" style:family="text">
      <style:text-properties fo:font-style="normal" officeooo:rsid="034dbe4d" style:font-style-asian="normal" style:font-style-complex="normal"/>
    </style:style>
    <style:style style:name="T539" style:family="text">
      <style:text-properties fo:font-style="normal" officeooo:rsid="034f33b6" style:font-style-asian="normal" style:font-style-complex="normal"/>
    </style:style>
    <style:style style:name="T540" style:family="text">
      <style:text-properties fo:font-style="normal" officeooo:rsid="035051aa" style:font-style-asian="normal" style:font-style-complex="normal"/>
    </style:style>
    <style:style style:name="T541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54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54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54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5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6" style:family="text">
      <style:text-properties fo:font-style="normal" fo:font-weight="bold" officeooo:rsid="03429aa5" style:font-style-asian="normal" style:font-weight-asian="bold" style:font-style-complex="normal" style:font-weight-complex="bold"/>
    </style:style>
    <style:style style:name="T547" style:family="text">
      <style:text-properties fo:font-style="normal" fo:font-weight="bold" officeooo:rsid="034c7df6" style:font-style-asian="normal" style:font-weight-asian="bold" style:font-style-complex="normal" style:font-weight-complex="bold"/>
    </style:style>
    <style:style style:name="T548" style:family="text">
      <style:text-properties fo:font-style="normal" fo:font-weight="bold" officeooo:rsid="031fc4b1" style:font-style-asian="normal" style:font-weight-asian="bold" style:font-style-complex="normal" style:font-weight-complex="bold"/>
    </style:style>
    <style:style style:name="T549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550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551" style:family="text">
      <style:text-properties officeooo:rsid="004d4d0b"/>
    </style:style>
    <style:style style:name="T552" style:family="text">
      <style:text-properties officeooo:rsid="0013268f"/>
    </style:style>
    <style:style style:name="T553" style:family="text">
      <style:text-properties officeooo:rsid="004f4350"/>
    </style:style>
    <style:style style:name="T554" style:family="text">
      <style:text-properties officeooo:rsid="00501b3c"/>
    </style:style>
    <style:style style:name="T555" style:family="text">
      <style:text-properties officeooo:rsid="00147dd9"/>
    </style:style>
    <style:style style:name="T556" style:family="text">
      <style:text-properties officeooo:rsid="005521a3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officeooo:rsid="005f7223" style:font-weight-asian="bold" style:font-weight-complex="bold"/>
    </style:style>
    <style:style style:name="T559" style:family="text">
      <style:text-properties fo:font-weight="bold" officeooo:rsid="01871851" style:font-weight-asian="bold" style:font-weight-complex="bold"/>
    </style:style>
    <style:style style:name="T560" style:family="text">
      <style:text-properties fo:font-weight="bold" officeooo:rsid="02070606" style:font-weight-asian="bold" style:font-weight-complex="bold"/>
    </style:style>
    <style:style style:name="T561" style:family="text">
      <style:text-properties fo:font-weight="bold" officeooo:rsid="0206e857" style:font-weight-asian="bold" style:font-weight-complex="bold"/>
    </style:style>
    <style:style style:name="T562" style:family="text">
      <style:text-properties fo:font-weight="bold" officeooo:rsid="03153caa" style:font-weight-asian="bold" style:font-weight-complex="bold"/>
    </style:style>
    <style:style style:name="T563" style:family="text">
      <style:text-properties fo:font-weight="bold" officeooo:rsid="031fc4b1" style:font-weight-asian="bold" style:font-weight-complex="bold"/>
    </style:style>
    <style:style style:name="T564" style:family="text">
      <style:text-properties fo:font-weight="bold" officeooo:rsid="03429aa5" style:font-weight-asian="bold" style:font-weight-complex="bold"/>
    </style:style>
    <style:style style:name="T565" style:family="text">
      <style:text-properties officeooo:rsid="005b5f51"/>
    </style:style>
    <style:style style:name="T566" style:family="text">
      <style:text-properties officeooo:rsid="005d12fa"/>
    </style:style>
    <style:style style:name="T567" style:family="text">
      <style:text-properties officeooo:rsid="005f7223"/>
    </style:style>
    <style:style style:name="T568" style:family="text">
      <style:text-properties style:text-underline-style="none"/>
    </style:style>
    <style:style style:name="T569" style:family="text">
      <style:text-properties style:text-underline-style="none" fo:font-weight="normal" style:font-weight-asian="normal" style:font-weight-complex="normal"/>
    </style:style>
    <style:style style:name="T570" style:family="text">
      <style:text-properties style:text-underline-style="none" fo:font-weight="normal" officeooo:rsid="00721e09" style:font-weight-asian="normal" style:font-weight-complex="normal"/>
    </style:style>
    <style:style style:name="T571" style:family="text">
      <style:text-properties style:text-underline-style="none" fo:font-weight="normal" officeooo:rsid="00722a19" style:font-weight-asian="normal" style:font-weight-complex="normal"/>
    </style:style>
    <style:style style:name="T572" style:family="text">
      <style:text-properties style:text-underline-style="none" fo:font-weight="normal" officeooo:rsid="006a9ead" style:font-weight-asian="normal" style:font-weight-complex="normal"/>
    </style:style>
    <style:style style:name="T573" style:family="text">
      <style:text-properties style:text-underline-style="none" fo:font-weight="normal" officeooo:rsid="00a639f7" style:font-weight-asian="normal" style:font-weight-complex="normal"/>
    </style:style>
    <style:style style:name="T574" style:family="text">
      <style:text-properties style:text-underline-style="none" fo:font-weight="normal" officeooo:rsid="00a69bec" style:font-weight-asian="normal" style:font-weight-complex="normal"/>
    </style:style>
    <style:style style:name="T575" style:family="text">
      <style:text-properties style:text-underline-style="none" fo:font-weight="normal" officeooo:rsid="009e29ef" style:font-weight-asian="normal" style:font-weight-complex="normal"/>
    </style:style>
    <style:style style:name="T576" style:family="text">
      <style:text-properties style:text-underline-style="none" fo:font-weight="normal" officeooo:rsid="00a75993" style:font-weight-asian="normal" style:font-weight-complex="normal"/>
    </style:style>
    <style:style style:name="T577" style:family="text">
      <style:text-properties style:text-underline-style="none" fo:font-weight="normal" officeooo:rsid="00e7b674" style:font-weight-asian="normal" style:font-weight-complex="normal"/>
    </style:style>
    <style:style style:name="T578" style:family="text">
      <style:text-properties style:text-underline-style="none" fo:font-weight="normal" officeooo:rsid="0123bb39" style:font-weight-asian="normal" style:font-weight-complex="normal"/>
    </style:style>
    <style:style style:name="T579" style:family="text">
      <style:text-properties style:text-underline-style="none" fo:font-weight="normal" officeooo:rsid="02e59398" style:font-weight-asian="normal" style:font-weight-complex="normal"/>
    </style:style>
    <style:style style:name="T580" style:family="text">
      <style:text-properties style:text-underline-style="none" fo:font-weight="normal" officeooo:rsid="0043121f" style:font-weight-asian="normal" style:font-weight-complex="normal"/>
    </style:style>
    <style:style style:name="T581" style:family="text">
      <style:text-properties style:text-underline-style="none" fo:font-weight="bold" style:font-weight-asian="bold" style:font-weight-complex="bold"/>
    </style:style>
    <style:style style:name="T582" style:family="text">
      <style:text-properties style:text-underline-style="none" fo:font-weight="bold" officeooo:rsid="00a75993" style:font-weight-asian="bold" style:font-weight-complex="bold"/>
    </style:style>
    <style:style style:name="T583" style:family="text">
      <style:text-properties style:text-underline-style="none" fo:font-weight="bold" officeooo:rsid="013013d9" style:font-weight-asian="bold" style:font-weight-complex="bold"/>
    </style:style>
    <style:style style:name="T584" style:family="text">
      <style:text-properties style:text-underline-style="none" fo:font-weight="bold" officeooo:rsid="01408f03" style:font-weight-asian="bold" style:font-weight-complex="bold"/>
    </style:style>
    <style:style style:name="T585" style:family="text">
      <style:text-properties style:text-underline-style="none" officeooo:rsid="00bbbf73"/>
    </style:style>
    <style:style style:name="T586" style:family="text">
      <style:text-properties style:text-underline-style="none" officeooo:rsid="00d40111"/>
    </style:style>
    <style:style style:name="T587" style:family="text">
      <style:text-properties style:text-underline-style="none" officeooo:rsid="00d708a6"/>
    </style:style>
    <style:style style:name="T588" style:family="text">
      <style:text-properties style:text-underline-style="none" officeooo:rsid="00d5826a"/>
    </style:style>
    <style:style style:name="T589" style:family="text">
      <style:text-properties style:text-underline-style="none" officeooo:rsid="00d9c9e4"/>
    </style:style>
    <style:style style:name="T590" style:family="text">
      <style:text-properties style:text-underline-style="none" officeooo:rsid="00ec1e8c"/>
    </style:style>
    <style:style style:name="T591" style:family="text">
      <style:text-properties style:text-underline-style="none" officeooo:rsid="00fde6f2"/>
    </style:style>
    <style:style style:name="T592" style:family="text">
      <style:text-properties style:text-underline-style="none" officeooo:rsid="013013d9"/>
    </style:style>
    <style:style style:name="T593" style:family="text">
      <style:text-properties style:text-underline-style="none" officeooo:rsid="0137af9f"/>
    </style:style>
    <style:style style:name="T594" style:family="text">
      <style:text-properties style:text-underline-style="none" officeooo:rsid="013282b3"/>
    </style:style>
    <style:style style:name="T595" style:family="text">
      <style:text-properties style:text-underline-style="none" officeooo:rsid="01408f03"/>
    </style:style>
    <style:style style:name="T596" style:family="text">
      <style:text-properties style:text-underline-style="none" officeooo:rsid="01416cb6"/>
    </style:style>
    <style:style style:name="T597" style:family="text">
      <style:text-properties style:text-underline-style="none" officeooo:rsid="01435f2a"/>
    </style:style>
    <style:style style:name="T598" style:family="text">
      <style:text-properties style:text-underline-style="none" officeooo:rsid="015f15fe"/>
    </style:style>
    <style:style style:name="T599" style:family="text">
      <style:text-properties officeooo:rsid="00722a19"/>
    </style:style>
    <style:style style:name="T600" style:family="text">
      <style:text-properties officeooo:rsid="0082538a"/>
    </style:style>
    <style:style style:name="T601" style:family="text">
      <style:text-properties officeooo:rsid="008a06de"/>
    </style:style>
    <style:style style:name="T602" style:family="text">
      <style:text-properties officeooo:rsid="00937b11"/>
    </style:style>
    <style:style style:name="T603" style:family="text">
      <style:text-properties officeooo:rsid="0093b191"/>
    </style:style>
    <style:style style:name="T604" style:family="text">
      <style:text-properties officeooo:rsid="00b502cc"/>
    </style:style>
    <style:style style:name="T605" style:family="text">
      <style:text-properties officeooo:rsid="00ba4170"/>
    </style:style>
    <style:style style:name="T606" style:family="text">
      <style:text-properties officeooo:rsid="00bbbf73"/>
    </style:style>
    <style:style style:name="T607" style:family="text">
      <style:text-properties officeooo:rsid="00bd3f9d"/>
    </style:style>
    <style:style style:name="T608" style:family="text">
      <style:text-properties officeooo:rsid="00beb82f"/>
    </style:style>
    <style:style style:name="T609" style:family="text">
      <style:text-properties officeooo:rsid="00c2a166"/>
    </style:style>
    <style:style style:name="T610" style:family="text">
      <style:text-properties officeooo:rsid="00c7406f"/>
    </style:style>
    <style:style style:name="T611" style:family="text">
      <style:text-properties officeooo:rsid="00c93592"/>
    </style:style>
    <style:style style:name="T612" style:family="text">
      <style:text-properties officeooo:rsid="00d83381"/>
    </style:style>
    <style:style style:name="T613" style:family="text">
      <style:text-properties officeooo:rsid="00e09913"/>
    </style:style>
    <style:style style:name="T614" style:family="text">
      <style:text-properties officeooo:rsid="00ed9297"/>
    </style:style>
    <style:style style:name="T615" style:family="text">
      <style:text-properties officeooo:rsid="00ef4875"/>
    </style:style>
    <style:style style:name="T616" style:family="text">
      <style:text-properties officeooo:rsid="00f0f7f8"/>
    </style:style>
    <style:style style:name="T617" style:family="text">
      <style:text-properties officeooo:rsid="00f5260b"/>
    </style:style>
    <style:style style:name="T618" style:family="text">
      <style:text-properties officeooo:rsid="010185dc"/>
    </style:style>
    <style:style style:name="T619" style:family="text">
      <style:text-properties officeooo:rsid="01095847"/>
    </style:style>
    <style:style style:name="T620" style:family="text">
      <style:text-properties officeooo:rsid="010f422a"/>
    </style:style>
    <style:style style:name="T621" style:family="text">
      <style:text-properties officeooo:rsid="01113d34"/>
    </style:style>
    <style:style style:name="T622" style:family="text">
      <style:text-properties officeooo:rsid="011bd541"/>
    </style:style>
    <style:style style:name="T623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624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62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626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627" style:family="text">
      <style:text-properties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628" style:family="text">
      <style:text-properties style:text-line-through-style="none" style:text-line-through-type="non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63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31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632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63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634" style:family="text">
      <style:text-properties officeooo:rsid="0152f194"/>
    </style:style>
    <style:style style:name="T635" style:family="text">
      <style:text-properties officeooo:rsid="016860b9"/>
    </style:style>
    <style:style style:name="T636" style:family="text">
      <style:text-properties officeooo:rsid="01758a0f"/>
    </style:style>
    <style:style style:name="T637" style:family="text">
      <style:text-properties officeooo:rsid="01871851"/>
    </style:style>
    <style:style style:name="T638" style:family="text">
      <style:text-properties officeooo:rsid="0188ed42"/>
    </style:style>
    <style:style style:name="T639" style:family="text">
      <style:text-properties officeooo:rsid="018c0d5b"/>
    </style:style>
    <style:style style:name="T640" style:family="text">
      <style:text-properties officeooo:rsid="019479eb"/>
    </style:style>
    <style:style style:name="T641" style:family="text">
      <style:text-properties officeooo:rsid="0198a2ea"/>
    </style:style>
    <style:style style:name="T642" style:family="text">
      <style:text-properties officeooo:rsid="01c64853"/>
    </style:style>
    <style:style style:name="T643" style:family="text">
      <style:text-properties officeooo:rsid="01d80854"/>
    </style:style>
    <style:style style:name="T644" style:family="text">
      <style:text-properties officeooo:rsid="01d90cf6"/>
    </style:style>
    <style:style style:name="T645" style:family="text">
      <style:text-properties officeooo:rsid="01d9cd4e"/>
    </style:style>
    <style:style style:name="T646" style:family="text">
      <style:text-properties officeooo:rsid="01dc67de"/>
    </style:style>
    <style:style style:name="T647" style:family="text">
      <style:text-properties officeooo:rsid="01df8731"/>
    </style:style>
    <style:style style:name="T648" style:family="text">
      <style:text-properties officeooo:rsid="01e917c9"/>
    </style:style>
    <style:style style:name="T649" style:family="text">
      <style:text-properties officeooo:rsid="01e5182b"/>
    </style:style>
    <style:style style:name="T650" style:family="text">
      <style:text-properties officeooo:rsid="01e966ec"/>
    </style:style>
    <style:style style:name="T651" style:family="text">
      <style:text-properties officeooo:rsid="01eb88a9"/>
    </style:style>
    <style:style style:name="T652" style:family="text">
      <style:text-properties officeooo:rsid="01ec8e18"/>
    </style:style>
    <style:style style:name="T653" style:family="text">
      <style:text-properties officeooo:rsid="01f79ca2"/>
    </style:style>
    <style:style style:name="T654" style:family="text">
      <style:text-properties officeooo:rsid="01f9794d"/>
    </style:style>
    <style:style style:name="T655" style:family="text">
      <style:text-properties officeooo:rsid="01fb1d79"/>
    </style:style>
    <style:style style:name="T656" style:family="text">
      <style:text-properties officeooo:rsid="01fde08a"/>
    </style:style>
    <style:style style:name="T657" style:family="text">
      <style:text-properties officeooo:rsid="0200b58e"/>
    </style:style>
    <style:style style:name="T658" style:family="text">
      <style:text-properties officeooo:rsid="01c48a9e"/>
    </style:style>
    <style:style style:name="T659" style:family="text">
      <style:text-properties officeooo:rsid="020294d1"/>
    </style:style>
    <style:style style:name="T660" style:family="text">
      <style:text-properties officeooo:rsid="019e70b3"/>
    </style:style>
    <style:style style:name="T661" style:family="text">
      <style:text-properties officeooo:rsid="020131ae"/>
    </style:style>
    <style:style style:name="T662" style:family="text">
      <style:text-properties officeooo:rsid="01b08253"/>
    </style:style>
    <style:style style:name="T663" style:family="text">
      <style:text-properties officeooo:rsid="01ffec25"/>
    </style:style>
    <style:style style:name="T664" style:family="text">
      <style:text-properties officeooo:rsid="0212a48a"/>
    </style:style>
    <style:style style:name="T665" style:family="text">
      <style:text-properties officeooo:rsid="021d76dd"/>
    </style:style>
    <style:style style:name="T666" style:family="text">
      <style:text-properties officeooo:rsid="022053cd"/>
    </style:style>
    <style:style style:name="T667" style:family="text">
      <style:text-properties officeooo:rsid="01e2b86d"/>
    </style:style>
    <style:style style:name="T668" style:family="text">
      <style:text-properties officeooo:rsid="022dff2a"/>
    </style:style>
    <style:style style:name="T669" style:family="text">
      <style:text-properties officeooo:rsid="02540cb9"/>
    </style:style>
    <style:style style:name="T670" style:family="text">
      <style:text-properties officeooo:rsid="025798af"/>
    </style:style>
    <style:style style:name="T671" style:family="text">
      <style:text-properties officeooo:rsid="0259f4ad"/>
    </style:style>
    <style:style style:name="T672" style:family="text">
      <style:text-properties officeooo:rsid="025b11c7"/>
    </style:style>
    <style:style style:name="T673" style:family="text">
      <style:text-properties officeooo:rsid="02685e01"/>
    </style:style>
    <style:style style:name="T674" style:family="text">
      <style:text-properties officeooo:rsid="024d9b01"/>
    </style:style>
    <style:style style:name="T675" style:family="text">
      <style:text-properties officeooo:rsid="026b5506"/>
    </style:style>
    <style:style style:name="T676" style:family="text">
      <style:text-properties officeooo:rsid="02727518"/>
    </style:style>
    <style:style style:name="T677" style:family="text">
      <style:text-properties officeooo:rsid="02743cef"/>
    </style:style>
    <style:style style:name="T67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679" style:family="text">
      <style:text-properties fo:color="#ff8c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680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681" style:family="text">
      <style:text-properties officeooo:rsid="02abf8f2"/>
    </style:style>
    <style:style style:name="T682" style:family="text">
      <style:text-properties officeooo:rsid="02ac7db0"/>
    </style:style>
    <style:style style:name="T683" style:family="text">
      <style:text-properties officeooo:rsid="02b14a1d"/>
    </style:style>
    <style:style style:name="T684" style:family="text">
      <style:text-properties officeooo:rsid="02b245f2"/>
    </style:style>
    <style:style style:name="T685" style:family="text">
      <style:text-properties officeooo:rsid="004826c4"/>
    </style:style>
    <style:style style:name="T686" style:family="text">
      <style:text-properties officeooo:rsid="02b807dc"/>
    </style:style>
    <style:style style:name="T687" style:family="text">
      <style:text-properties officeooo:rsid="0063f3c5"/>
    </style:style>
    <style:style style:name="T688" style:family="text">
      <style:text-properties officeooo:rsid="00c0d7c6"/>
    </style:style>
    <style:style style:name="T689" style:family="text">
      <style:text-properties officeooo:rsid="02bfe198"/>
    </style:style>
    <style:style style:name="T690" style:family="text">
      <style:text-properties officeooo:rsid="02ccc8f6"/>
    </style:style>
    <style:style style:name="T691" style:family="text">
      <style:text-properties officeooo:rsid="02e142ec"/>
    </style:style>
    <style:style style:name="T692" style:family="text">
      <style:text-properties officeooo:rsid="02ec089f"/>
    </style:style>
    <style:style style:name="T693" style:family="text">
      <style:text-properties officeooo:rsid="008d7148"/>
    </style:style>
    <style:style style:name="T694" style:family="text">
      <style:text-properties officeooo:rsid="0069ae25"/>
    </style:style>
    <style:style style:name="T695" style:family="text">
      <style:text-properties officeooo:rsid="02edc963"/>
    </style:style>
    <style:style style:name="T696" style:family="text">
      <style:text-properties officeooo:rsid="03049b98"/>
    </style:style>
    <style:style style:name="T697" style:family="text">
      <style:text-properties officeooo:rsid="0304fd19"/>
    </style:style>
    <style:style style:name="T698" style:family="text">
      <style:text-properties officeooo:rsid="030f0c9b"/>
    </style:style>
    <style:style style:name="T699" style:family="text">
      <style:text-properties style:text-underline-style="solid" style:text-underline-width="auto" style:text-underline-color="font-color"/>
    </style:style>
    <style:style style:name="T700" style:family="text">
      <style:text-properties style:text-underline-style="solid" style:text-underline-width="auto" style:text-underline-color="font-color" officeooo:rsid="030f0c9b"/>
    </style:style>
    <style:style style:name="T701" style:family="text">
      <style:text-properties officeooo:rsid="0329fac1"/>
    </style:style>
    <style:style style:name="T702" style:family="text">
      <style:text-properties officeooo:rsid="032c4fdc"/>
    </style:style>
    <style:style style:name="T703" style:family="text">
      <style:text-properties officeooo:rsid="032e6032"/>
    </style:style>
    <style:style style:name="T704" style:family="text">
      <style:text-properties officeooo:rsid="033f17a3"/>
    </style:style>
    <style:style style:name="T705" style:family="text">
      <style:text-properties officeooo:rsid="03182d82"/>
    </style:style>
    <style:style style:name="T706" style:family="text">
      <style:text-properties officeooo:rsid="03153caa"/>
    </style:style>
    <style:style style:name="T707" style:family="text">
      <style:text-properties officeooo:rsid="03429aa5"/>
    </style:style>
    <style:style style:name="T708" style:family="text">
      <style:text-properties officeooo:rsid="0346a444"/>
    </style:style>
    <style:style style:name="T709" style:family="text">
      <style:text-properties officeooo:rsid="034adc9b"/>
    </style:style>
    <style:style style:name="T710" style:family="text">
      <style:text-properties officeooo:rsid="034c7df6"/>
    </style:style>
    <style:style style:name="T711" style:family="text">
      <style:text-properties officeooo:rsid="034f33b6"/>
    </style:style>
    <style:style style:name="T712" style:family="text">
      <style:text-properties officeooo:rsid="034f5b13"/>
    </style:style>
    <style:style style:name="T713" style:family="text">
      <style:text-properties officeooo:rsid="034f680a"/>
    </style:style>
    <style:style style:name="T714" style:family="text">
      <style:text-properties officeooo:rsid="035051aa"/>
    </style:style>
    <style:style style:name="T715" style:family="text">
      <style:text-properties officeooo:rsid="031fc4b1"/>
    </style:style>
    <style:style style:name="T716" style:family="text">
      <style:text-properties officeooo:rsid="0354d2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56">А</text:span>нглийско<text:span text:style-name="T556">е</text:span> предложени<text:span text:style-name="T556">е</text:span></text:p>
      <text:p text:style-name="P1"/>
      <text:p text:style-name="P243"><text:span text:style-name="T552">Слова </text:span><text:span text:style-name="T553">в предложении </text:span><text:span text:style-name="T552">делятся на </text:span><text:span text:style-name="T619">две</text:span><text:span text:style-name="T552"> смысловые группы:</text:span></text:p>
      <text:list xml:id="list2510720979" text:style-name="L1">
        <text:list-item>
          <text:p text:style-name="P737">главные члены предложения — <text:span text:style-name="T600">это </text:span>подлежащее и сказуемое;</text:p>
        </text:list-item>
        <text:list-item>
          <text:p text:style-name="P737">второстепенные члены предложения — определение, дополнение и обстоятельтсво.</text:p>
        </text:list-item>
      </text:list>
      <text:p text:style-name="P93"/>
      <text:p text:style-name="P552">Подлежащее — эт<text:span text:style-name="T636">о</text:span> автор действия (существительное в именительном падеже).</text:p>
      <text:p text:style-name="P552">Сказуемое — это действие совершенное автором (т. е. глагол).</text:p>
      <text:p text:style-name="P91"/>
      <text:p text:style-name="P92">Дополнение — это то, на что направлено действие. Оно выражено существительным, </text:p>
      <text:p text:style-name="P92">перед которым может стоять предлог или глаголом, перед которым может стоять частица <text:span text:style-name="T349">to</text:span><text:span text:style-name="T432">. <text:s/></text:span>Обычно оно стоит в конце предложения, но иногда может быть в начале.</text:p>
      <text:p text:style-name="P91"/>
      <text:p text:style-name="P9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1"/>
      <text:p text:style-name="P239"><text:span text:style-name="T555">В английском </text:span><text:span text:style-name="T556">языке</text:span><text:span text:style-name="T555"> не бывает предложений без подлежащего и сказуемого.</text:span></text:p>
      <text:p text:style-name="P553">Исключение составляют разговорные фразы: <text:span text:style-name="T349">nice to meet you</text:span><text:span text:style-name="T368">, come here, have fun </text:span><text:span text:style-name="T527">и пр</text:span><text:span text:style-name="T513">.</text:span></text:p>
      <text:p text:style-name="P2"/>
      <text:p text:style-name="P95"><text:span text:style-name="T609">Порядок слов в у</text:span>тведрдительны<text:span text:style-name="T609">х</text:span> и отрицательны<text:span text:style-name="T609">х</text:span> предложения<text:span text:style-name="T609">х</text:span>:</text:p>
      <text:list xml:id="list3666081015" text:style-name="L2">
        <text:list-item>
          <text:p text:style-name="P738"><text:span text:style-name="T20">подлежащее</text:span><text:span text:style-name="T1">;</text:span></text:p>
        </text:list-item>
        <text:list-item>
          <text:p text:style-name="P738"><text:span text:style-name="T24">сказуемое</text:span><text:span text:style-name="T2">;</text:span></text:p>
        </text:list-item>
        <text:list-item>
          <text:p text:style-name="P739"><text:span text:style-name="T9">дополнение</text:span>;</text:p>
        </text:list-item>
        <text:list-item>
          <text:p text:style-name="P739"><text:span text:style-name="T17">обстоятельство</text:span>.</text:p>
        </text:list-item>
      </text:list>
      <text:p text:style-name="P12"/>
      <text:p text:style-name="P13"><text:span text:style-name="T19">We</text:span> <text:span text:style-name="T23">do</text:span> <text:span text:style-name="T9">our work</text:span> <text:span text:style-name="T17">with pleasure</text:span> — <text:span text:style-name="T22">М</text:span>ы делаем нашу работу с удовол<text:span text:style-name="T22">ь</text:span>ствием.</text:p>
      <text:p text:style-name="P13"><text:span text:style-name="T19">They</text:span> <text:span text:style-name="T3">have n</text:span><text:span text:style-name="T8">o</text:span><text:span text:style-name="T3">t</text:span><text:span text:style-name="T23"> finish</text:span><text:span text:style-name="T25">ed</text:span> <text:span text:style-name="T9">their work</text:span> <text:span text:style-name="T17">in time</text:span> — <text:span text:style-name="T22">Они не закончили работу вовремя.</text:span></text:p>
      <text:p text:style-name="P14"><text:span text:style-name="T19">I</text:span> <text:span text:style-name="T3">will</text:span><text:span text:style-name="T23"> give</text:span> <text:span text:style-name="T9">you</text:span> <text:span text:style-name="T9">money</text:span> — Я дам тебе деньги.</text:p>
      <text:p text:style-name="P12"/>
      <text:p text:style-name="P106"><text:span text:style-name="T609">Порядок слов в в</text:span>опросительны<text:span text:style-name="T609">х</text:span> предложения<text:span text:style-name="T609">х</text:span>:</text:p>
      <text:list xml:id="list2946161977" text:style-name="L3">
        <text:list-item>
          <text:p text:style-name="P799"><text:span text:style-name="T38">вопросительное слово</text:span>;</text:p>
        </text:list-item>
        <text:list-item>
          <text:p text:style-name="P799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799"><text:span text:style-name="T19">подлежащее</text:span>;</text:p>
        </text:list-item>
        <text:list-item>
          <text:p text:style-name="P799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799"><text:span text:style-name="T9">дополнение</text:span>;</text:p>
        </text:list-item>
        <text:list-item>
          <text:p text:style-name="P799"><text:span text:style-name="T17">обстоятельство</text:span>.</text:p>
        </text:list-item>
      </text:list>
      <text:p text:style-name="P238"/>
      <text:p text:style-name="P15"><text:span text:style-name="T38">What</text:span> <text:span text:style-name="T3">are</text:span> <text:span text:style-name="T19">you</text:span> <text:span text:style-name="T23">doing</text:span> <text:span text:style-name="T17">here</text:span>? <text:span text:style-name="T419">—</text:span> Что ты здесь делаешь?</text:p>
      <text:p text:style-name="P240"><text:span text:style-name="T4">Do</text:span><text:span text:style-name="T349"> </text:span><text:span text:style-name="T21">you</text:span><text:span text:style-name="T349"> </text:span><text:span text:style-name="T26">want</text:span><text:span text:style-name="T10"> to live </text:span><text:span text:style-name="T18">in Spain</text:span><text:span text:style-name="T349">? — Ты хочешь жить в Испании?</text:span></text:p>
      <text:p text:style-name="P635"/>
      <text:p text:style-name="P635">Местоимение <text:span text:style-name="T349">I</text:span> всегда пишется с большой буквы.</text:p>
      <text:p text:style-name="P638">В английском языке всего 2 падежа: именительный и объектный. <text:s/></text:p>
      <text:p text:style-name="P638"/>
      <text:p text:style-name="P644"><text:span text:style-name="T345">В предложениях, которые используют глаголы: </text:span><text:span text:style-name="T417">like, have, enjoy, need</text:span><text:span text:style-name="T344">, </text:span><text:span text:style-name="T345">подлежащие </text:span></text:p>
      <text:p text:style-name="P644"><text:span text:style-name="T345">не переводятся на русский в именительном падеже</text:span><text:span text:style-name="T346">:</text:span></text:p>
      <text:p text:style-name="P645"/>
      <text:p text:style-name="P634">I like my job — Мне нравится моя работа (а не «Я нравится моя работа»).</text:p>
      <text:p text:style-name="P59"/>
      <text:p text:style-name="P230"/>
      <text:p text:style-name="P727">Глагол и все, что с ним связано</text:p>
      <text:p text:style-name="P230"/>
      <text:p text:style-name="P532"><text:span text:style-name="T687">С</text:span><text:span text:style-name="T420">казуемое </text:span><text:span text:style-name="T687">п</text:span><text:span text:style-name="T420">очти всегда делится на </text:span><text:span text:style-name="T619">две</text:span><text:span text:style-name="T420"> части: </text:span><text:span text:style-name="T600">на </text:span><text:span text:style-name="T420">вспомогательный </text:span><text:span text:style-name="T688">глагол </text:span><text:span text:style-name="T420">и смысловой.</text:span></text:p>
      <text:p text:style-name="P532"><text:span text:style-name="T420">Вспомогательный глагол не переводится. Он </text:span><text:span text:style-name="T421">сообщает</text:span><text:span text:style-name="T420"> о том, в каком времени нужно переводить смысловой. Смысловой глогол передает суть действия.</text:span></text:p>
      <text:p text:style-name="P532"/>
      <text:p text:style-name="P531">Смысловой глагол имеет несколько форм:</text:p>
      <text:list xml:id="list546642859" text:style-name="L4">
        <text:list-item>
          <text:p text:style-name="P740">начальная форма (инфинитив) — форма глагола, как в словаре;</text:p>
        </text:list-item>
        <text:list-item>
          <text:p text:style-name="P740">с окончанием <text:span text:style-name="T349">-s (-es)</text:span> — в утверждениях <text:span text:style-name="T513">Present Simple</text:span> после <text:span text:style-name="T349">he/she/it</text:span>;</text:p>
        </text:list-item>
        <text:list-item>
          <text:p text:style-name="P740">с окончанием <text:span text:style-name="T349">-ing</text:span> (причастие) — в основном для образования <text:span text:style-name="T513">Present Continuous</text:span>;</text:p>
        </text:list-item>
        <text:list-item>
          <text:p text:style-name="P740">2я форма <text:span text:style-name="T613">(с окончанием </text:span><text:span text:style-name="T352">-ed</text:span><text:span text:style-name="T613">)</text:span> — для образования <text:span text:style-name="T513">Past Simple</text:span>;</text:p>
        </text:list-item>
        <text:list-item>
          <text:p text:style-name="P741">3я форма (прошедшее причастие) — для времен группы Perfect и пассивного залога.</text:p>
        </text:list-item>
      </text:list>
      <text:p text:style-name="P59"/>
      <text:p text:style-name="P228">Самыми распорстраненными являются 2 формы — инфинитив и глагол с окончанием -ing.</text:p>
      <text:p text:style-name="P228">Они входят в состав разных времен и используются в связке с модальными глаголами.</text:p>
      <text:p text:style-name="P802"/>
      <text:p text:style-name="P229">Инфинитив используется в след. ситуациях:</text:p>
      <text:list xml:id="list3758897669" text:style-name="L5">
        <text:list-item>
          <text:p text:style-name="P800">после модальных глаголов;</text:p>
        </text:list-item>
        <text:list-item>
          <text:p text:style-name="P800">после вспомогательных глаголов в Present <text:span text:style-name="T701">Simple и </text:span>Past Simple;</text:p>
        </text:list-item>
        <text:list-item>
          <text:p text:style-name="P800">в конструкциях going to, have to, used to, would like to.</text:p>
        </text:list-item>
      </text:list>
      <text:p text:style-name="P228"/>
      <text:p text:style-name="P229">Глагол с окончанием -ing используется:</text:p>
      <text:list xml:id="list2326616253" text:style-name="L6">
        <text:list-item>
          <text:p text:style-name="P801">во временах группы Continuous;</text:p>
        </text:list-item>
        <text:list-item>
          <text:p text:style-name="P803">в форме герундия.</text:p>
        </text:list-item>
      </text:list>
      <text:p text:style-name="P866"/>
      <text:p text:style-name="P804">Глагол с окончанием -ing грамматически является существительным.</text:p>
      <text:p text:style-name="P866"/>
      <text:p text:style-name="P7"><text:span text:style-name="T615">Настоящее.</text:span> Present</text:p>
      <text:p text:style-name="P225"/>
      <text:p text:style-name="P225">Present Simple (я делаю это сейчас):</text:p>
      <text:p text:style-name="P61">I live in Spain — Я живу в испании (факт).</text:p>
      <text:p text:style-name="P226"/>
      <text:p text:style-name="P225">Present Continuous (я делаю это прямо сейчас):</text:p>
      <text:p text:style-name="P27">I am reading a book — Я читаю книгу (именно сейчас).</text:p>
      <text:p text:style-name="P227"/>
      <text:p text:style-name="P225">Present Perfect (я сделал это ранее, но именно сейчас это важно):</text:p>
      <text:p text:style-name="P60">I have lost the keys — Я потерял ключи (результат).</text:p>
      <text:p text:style-name="P60"/>
      <text:p text:style-name="P225">Present Perfect <text:span text:style-name="T614">Continuous (я делаю это уже какое-то время):</text:span></text:p>
      <text:p text:style-name="P241"><text:span text:style-name="T350">I have been reading for 2 hours — </text:span><text:span text:style-name="T391">Я читаю уже 2 часа</text:span></text:p>
      <text:p text:style-name="P72"/>
      <text:p text:style-name="P14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8"/>
      <text:p text:style-name="P8">Present Simple</text:p>
      <text:p text:style-name="P232"/>
      <text:p text:style-name="P96">Используется чтобы:</text:p>
      <text:list xml:id="list571004842" text:style-name="L7">
        <text:list-item>
          <text:p text:style-name="P830">сообщить факты настоящего, описать текущую реальность;</text:p>
        </text:list-item>
        <text:list-item>
          <text:p text:style-name="P830">говорить о событиях, которые происходят с какой-то регулярностью.</text:p>
        </text:list-item>
      </text:list>
      <text:p text:style-name="P829"><text:soft-page-break/>В утверждениях глагол используется в 2х вариантах:</text:p>
      <text:list xml:id="list1649308977" text:style-name="L8">
        <text:list-item>
          <text:p text:style-name="P832">без изменений, если подлежащее в первом лице или множеств<text:span text:style-name="T600">ен.</text:span> числе <text:span text:style-name="T349">(</text:span><text:span text:style-name="T353">I</text:span><text:span text:style-name="T349">, </text:span><text:span text:style-name="T353">you</text:span><text:span text:style-name="T349">, </text:span><text:span text:style-name="T353">we,</text:span><text:span text:style-name="T349"> </text:span><text:span text:style-name="T353">they</text:span><text:span text:style-name="T349">)</text:span>;</text:p>
        </text:list-item>
        <text:list-item>
          <text:p text:style-name="P832"><text:span text:style-name="T422">с окончанием </text:span><text:span text:style-name="T354">-s </text:span><text:span text:style-name="T355">(-es)</text:span><text:span text:style-name="T422">, если подлежащ</text:span><text:span text:style-name="T565">ее</text:span><text:span text:style-name="T422"> в третьем лице, единств</text:span><text:span text:style-name="T566">ен</text:span><text:span text:style-name="T600">ном</text:span><text:span text:style-name="T422"> числе </text:span><text:span text:style-name="T354">(</text:span><text:span text:style-name="T353">he</text:span><text:span text:style-name="T354">, </text:span><text:span text:style-name="T353">she</text:span><text:span text:style-name="T354">, </text:span><text:span text:style-name="T353">it</text:span><text:span text:style-name="T354">)</text:span></text:p>
        </text:list-item>
      </text:list>
      <text:p text:style-name="P667"/>
      <text:p text:style-name="P565"><text:span text:style-name="T623">I </text:span><text:span text:style-name="T30">live</text:span><text:span text:style-name="T623"> in New York — Я живу в Нью Йорке.</text:span></text:p>
      <text:p text:style-name="P567"><text:span text:style-name="T623">Peter </text:span><text:span text:style-name="T30">work</text:span><text:span text:style-name="T31">s</text:span><text:span text:style-name="T623"> in New York — Питер работает в Нью Йорке;</text:span></text:p>
      <text:p text:style-name="P98"/>
      <text:p text:style-name="P97">Окончание <text:span text:style-name="T349">-es</text:span> ставится, если глагол заканчивается: на гласную букву, </text:p>
      <text:p text:style-name="P99">на шипящий звук <text:span text:style-name="T349">(sh, ch)</text:span> <text:span text:style-name="T554">или</text:span> на букву <text:span text:style-name="T349">s/x</text:span>:</text:p>
      <text:list xml:id="list2981277586" text:style-name="L9">
        <text:list-item>
          <text:p text:style-name="P834"><text:span text:style-name="T424">go — </text:span>goes;</text:p>
        </text:list-item>
        <text:list-item>
          <text:p text:style-name="P834"><text:span text:style-name="T424">teach — </text:span>teaches;</text:p>
        </text:list-item>
        <text:list-item>
          <text:p text:style-name="P833"><text:span text:style-name="T424">mix — </text:span><text:span text:style-name="T423">mixes.</text:span></text:p>
        </text:list-item>
      </text:list>
      <text:p text:style-name="P232"/>
      <text:p text:style-name="P101">Если глагол заканчивается на букву y, перед которой согласная, то вместо y </text:p>
      <text:p text:style-name="P100">пишется <text:span text:style-name="T349">i</text:span> <text:span text:style-name="T425">(помимо добавления </text:span><text:span text:style-name="T356">-es</text:span><text:span text:style-name="T425">)</text:span>:</text:p>
      <text:list xml:id="list472109230" text:style-name="L10">
        <text:list-item>
          <text:p text:style-name="P835">fly — flies; </text:p>
        </text:list-item>
        <text:list-item>
          <text:p text:style-name="P835">cry — cries.</text:p>
        </text:list-item>
      </text:list>
      <text:p text:style-name="P232"/>
      <text:p text:style-name="P246"><text:span text:style-name="T514">П</text:span><text:span text:style-name="T515">еред сказуемым часто </text:span><text:span text:style-name="T517">стоят</text:span><text:span text:style-name="T515"> маячки времени </text:span><text:span text:style-name="T521">(</text:span><text:span text:style-name="T515">наречия частности</text:span><text:span text:style-name="T521">)</text:span><text:span text:style-name="T516">:</text:span></text:p>
      <text:list xml:id="list1396984788" text:style-name="L11">
        <text:list-item>
          <text:p text:style-name="P831">always - <text:span text:style-name="T422">всегда</text:span>;</text:p>
        </text:list-item>
        <text:list-item>
          <text:p text:style-name="P831">usually - <text:span text:style-name="T422">обычно</text:span>;</text:p>
        </text:list-item>
        <text:list-item>
          <text:p text:style-name="P831">often - <text:span text:style-name="T422">часто</text:span>;</text:p>
        </text:list-item>
        <text:list-item>
          <text:p text:style-name="P831">sometimes - <text:span text:style-name="T422">иногда</text:span>;</text:p>
        </text:list-item>
        <text:list-item>
          <text:p text:style-name="P831">never — <text:span text:style-name="T422">никогда</text:span>.</text:p>
        </text:list-item>
      </text:list>
      <text:p text:style-name="P16"/>
      <text:p text:style-name="P233"><text:span text:style-name="T349">I </text:span><text:span text:style-name="T416">always</text:span><text:span text:style-name="T349"> wash my hands before eating — Я всегда мою руки перед едой.</text:span></text:p>
      <text:p text:style-name="P232"/>
      <text:p text:style-name="P3">Отрицания в Present Simple</text:p>
      <text:p text:style-name="P3"/>
      <text:p text:style-name="P244"><text:span text:style-name="T429">Использу</text:span><text:span text:style-name="T430">ю</text:span><text:span text:style-name="T429">тся чтобы сказать о том, что что-либо:</text:span></text:p>
      <text:list xml:id="list1120281725" text:style-name="L12">
        <text:list-item>
          <text:p text:style-name="P836">не является фактом настоящего <text:span text:style-name="T566">или истиной</text:span>;</text:p>
        </text:list-item>
        <text:list-item>
          <text:p text:style-name="P836">не происходит с какой-то регулярностью.</text:p>
        </text:list-item>
      </text:list>
      <text:p text:style-name="P237"/>
      <text:p text:style-name="P236">За отрицание отвечает частица <text:span text:style-name="T349">not</text:span>, которая идет в паре со вспомогательным глаголом <text:span text:style-name="T349">do</text:span>.</text:p>
      <text:p text:style-name="P236">Если подлежащее <text:span text:style-name="T349">he/she/it</text:span>, то испольузется <text:span text:style-name="T349">does</text:span>. <text:span text:style-name="T551">Смысловой глагол без изменений.</text:span></text:p>
      <text:p text:style-name="P235"/>
      <text:p text:style-name="P62">People <text:span text:style-name="T3">do </text:span><text:span text:style-name="T43">not</text:span> <text:span text:style-name="T23">live</text:span> in space — Люди не живут в космосе.</text:p>
      <text:p text:style-name="P62">Water <text:span text:style-name="T3">does </text:span><text:span text:style-name="T43">not</text:span> <text:span text:style-name="T23">boil</text:span> at 50 degrees Celsius — Вода не кипит при 50 грудусах.</text:p>
      <text:p text:style-name="P62"/>
      <text:p text:style-name="P616"><text:span text:style-name="T427">Практически всегда </text:span><text:span text:style-name="T393">do/</text:span><text:span text:style-name="T394">does</text:span><text:span text:style-name="T393"> not</text:span><text:span text:style-name="T427"> использу</text:span><text:span text:style-name="T428">е</text:span><text:span text:style-name="T427">тся в сокращении: </text:span></text:p>
      <text:p text:style-name="P63">We don`t drink whisky — Мы не пьем виски. <text:span text:style-name="T685">He doesn`t drink tea — Он не пьет чай.</text:span></text:p>
      <text:p text:style-name="P165"/>
      <text:p text:style-name="P165">Вопросы в Present Simple</text:p>
      <text:p text:style-name="P63"/>
      <text:p text:style-name="P127">Используюся чтобы:</text:p>
      <text:list xml:id="list379276761" text:style-name="L13">
        <text:list-item>
          <text:p text:style-name="P805">узнать о фактах настоящего;</text:p>
        </text:list-item>
        <text:list-item>
          <text:p text:style-name="P805">о событиях, которые происходят с какой-то регулярностью.</text:p>
        </text:list-item>
      </text:list>
      <text:p text:style-name="P126"/>
      <text:p text:style-name="P126"><text:soft-page-break/>Вопрос задается с помощью вспомогательного глагола <text:span text:style-name="T349">do/</text:span><text:span text:style-name="T357">does</text:span>, который ставится перед подлежащим. Смысловой глагол без изменений (в начальной форме).</text:p>
      <text:p text:style-name="P668"/>
      <text:p text:style-name="P242"><text:span text:style-name="T5">Do</text:span><text:span text:style-name="T426"> you </text:span><text:span text:style-name="T27">like</text:span><text:span text:style-name="T426"> action movies? </text:span><text:span text:style-name="T379">— </text:span><text:span text:style-name="T426">Тебе нравятся экшен фильмы? </text:span></text:p>
      <text:p text:style-name="P53"><text:span text:style-name="T569">What books </text:span><text:span text:style-name="T7">do</text:span><text:span text:style-name="T569"> you </text:span><text:span text:style-name="T34">read</text:span><text:span text:style-name="T569">? </text:span><text:span text:style-name="T580">—</text:span><text:span text:style-name="T569"> Какие книги тебе нравятся?</text:span></text:p>
      <text:p text:style-name="P70"/>
      <text:p text:style-name="P159">Present Continuous</text:p>
      <text:p text:style-name="P128"/>
      <text:p text:style-name="P128">Указывает на событие, происходящее именно сейчас и которое еще не закончилось.</text:p>
      <text:p text:style-name="P132">Состоит из связки вспомогательного глагола <text:span text:style-name="T349">be</text:span> и смыслового с окончанием <text:span text:style-name="T349">-ing</text:span>:</text:p>
      <text:p text:style-name="P129"/>
      <text:p text:style-name="P64">She <text:span text:style-name="T557">is</text:span> driv<text:span text:style-name="T557">ing</text:span> to work. <text:span text:style-name="T599">—</text:span> Она (сейчас) едет на работу.</text:p>
      <text:p text:style-name="P66">You <text:span text:style-name="T557">are</text:span> do<text:span text:style-name="T557">ing</text:span> great! <text:span text:style-name="T599">—</text:span> У тебя отлично получается!</text:p>
      <text:p text:style-name="P128"/>
      <text:p text:style-name="P253"><text:span text:style-name="T433">Если глагол заканчивается на </text:span><text:span text:style-name="T385">-e</text:span><text:span text:style-name="T433">, то при добавлении </text:span><text:span text:style-name="T385">-ing</text:span><text:span text:style-name="T433"> она выпадает: </text:span><text:span text:style-name="T385">make → making.</text:span></text:p>
      <text:p text:style-name="P131">Если глагол заканчивается на <text:span text:style-name="T349">-ie</text:span>, то при добавлении <text:span text:style-name="T349">-ing</text:span> оно меняется на <text:span text:style-name="T349">-y</text:span>: <text:span text:style-name="T349">lie → lying. </text:span></text:p>
      <text:p text:style-name="P65"/>
      <text:p text:style-name="P131">Если глагол из 1 слога, с одной гласной буквой, после которой солгасная, то при </text:p>
      <text:p text:style-name="P253"><text:span text:style-name="T433">добавлении </text:span><text:span text:style-name="T385">-ing</text:span><text:span text:style-name="T433"> согласная удваивается: </text:span><text:span text:style-name="T385">hit → hitting, sit → sitting.</text:span></text:p>
      <text:p text:style-name="P130"/>
      <text:p text:style-name="P254"><text:span text:style-name="T433">В </text:span><text:span text:style-name="T426">окончании </text:span><text:span text:style-name="T378">-ing</text:span><text:span text:style-name="T426"> буква </text:span><text:span text:style-name="T378">g</text:span><text:span text:style-name="T426"> не произносится. Сочетание </text:span><text:span text:style-name="T378">ng</text:span><text:span text:style-name="T426"> образет необычный звук, которого нет в русском языке — носовой </text:span><text:span text:style-name="T378">n</text:span><text:span text:style-name="T426"> (при произнесении пускается воздух через нос).</text:span></text:p>
      <text:p text:style-name="P132"/>
      <text:p text:style-name="P133"><text:span text:style-name="T604">Слова-м</text:span>аячки Present Continuous:</text:p>
      <text:list xml:id="list1967502454" text:style-name="L14">
        <text:list-item>
          <text:p text:style-name="P806">look — смотри;</text:p>
        </text:list-item>
        <text:list-item>
          <text:p text:style-name="P806">now — сейчас (обычно стоит в конце);</text:p>
        </text:list-item>
        <text:list-item>
          <text:p text:style-name="P806">at the moment — в этот момент (обычно в конце).</text:p>
        </text:list-item>
      </text:list>
      <text:p text:style-name="P130"/>
      <text:p text:style-name="P66">I am working right <text:span text:style-name="T557">now</text:span>. — Прямо сейчас я работаю.</text:p>
      <text:p text:style-name="P66"><text:span text:style-name="T557">Look</text:span> out of the window! It`s raining. — Посмотри в окно. Идет дождь.</text:p>
      <text:p text:style-name="P134"/>
      <text:p text:style-name="P158">Отрицания в Present Continuous</text:p>
      <text:p text:style-name="P158"/>
      <text:p text:style-name="P135">Используется чтобы сказать, что что-то не происходит именно сейчас.</text:p>
      <text:p text:style-name="P135">Для этого к глаголу <text:span text:style-name="T349">be</text:span> добавляется частица <text:span text:style-name="T349">not</text:span>.</text:p>
      <text:p text:style-name="P135"/>
      <text:p text:style-name="P67">I`m not listening to you. <text:span text:style-name="T601">—</text:span> Я не слушаю тебя.</text:p>
      <text:p text:style-name="P67">He isn`t cleaning the carpet. <text:span text:style-name="T601">—</text:span> Он не чистит ковер.</text:p>
      <text:p text:style-name="P67"/>
      <text:p text:style-name="P162">Вопросы в Present Continuous</text:p>
      <text:p text:style-name="P68"/>
      <text:p text:style-name="P735">Здесь использ<text:span text:style-name="T603">уются</text:span> теже правила, что при составлении вопросов в </text:p>
      <text:p text:style-name="P736">Present Simple с глаголом <text:span text:style-name="T349">be</text:span>:</text:p>
      <text:p text:style-name="P68">Am I listening? <text:span text:style-name="T601">—</text:span> Я слушаю?</text:p>
      <text:p text:style-name="P68">Are you playing? Yes, I am. <text:span text:style-name="T601">—</text:span> Ты играешь? Да.</text:p>
      <text:p text:style-name="P68">Where is he going? <text:span text:style-name="T601">—</text:span> Куда он идет?</text:p>
      <text:p text:style-name="P69">What book is she reading? <text:span text:style-name="T601">— </text:span>Какую книгу она читает? <text:span text:style-name="T602">(сейчас)</text:span></text:p>
      <text:p text:style-name="P69"/>
      <text:p text:style-name="P875"><text:span text:style-name="T455"/></text:p>
      <text:p text:style-name="P876"><text:span text:style-name="T455">Глаголы, которые не использ</text:span><text:span text:style-name="T458">уются</text:span><text:span text:style-name="T455"> в </text:span><text:span text:style-name="T456">Continuous</text:span></text:p>
      <text:p text:style-name="P160"/>
      <text:p text:style-name="P136">Это глаголы, обозначающие состояние, которое не меняется под дейсвтием момента.</text:p>
      <text:p text:style-name="P679"><text:span text:style-name="T438">Как правило это </text:span><text:span text:style-name="T439">описание</text:span><text:span text:style-name="T438"> чувств или мыслей. </text:span></text:p>
      <text:p text:style-name="P137"/>
      <text:p text:style-name="P141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:</text:p>
      <text:p text:style-name="P138"/>
      <text:p text:style-name="P139">Глаголы восприятия:</text:p>
      <text:list xml:id="list774599296" text:style-name="L15">
        <text:list-item>
          <text:p text:style-name="P807">see — видеть;</text:p>
        </text:list-item>
        <text:list-item>
          <text:p text:style-name="P807">hear — слышать;</text:p>
        </text:list-item>
        <text:list-item>
          <text:p text:style-name="P807">feel — чувствовать;</text:p>
        </text:list-item>
        <text:list-item>
          <text:p text:style-name="P807">taste — чувствовать вкус (пробовать);</text:p>
        </text:list-item>
        <text:list-item>
          <text:p text:style-name="P807">smell — чувствовать запах (нюхать).</text:p>
        </text:list-item>
      </text:list>
      <text:p text:style-name="P138"/>
      <text:p text:style-name="P139">Глаголы для выражения мнения:</text:p>
      <text:list xml:id="list1805011429" text:style-name="L16">
        <text:list-item>
          <text:p text:style-name="P808">belive — верить;</text:p>
        </text:list-item>
        <text:list-item>
          <text:p text:style-name="P808">doubt — сомневаться;</text:p>
        </text:list-item>
        <text:list-item>
          <text:p text:style-name="P808">think — думать.</text:p>
        </text:list-item>
      </text:list>
      <text:p text:style-name="P140"/>
      <text:p text:style-name="P139">Глаголы, показывающие состояние мыслей:</text:p>
      <text:list xml:id="list1507407173" text:style-name="L17">
        <text:list-item>
          <text:p text:style-name="P809">forget — забывать;</text:p>
        </text:list-item>
        <text:list-item>
          <text:p text:style-name="P809">imagine — представлять;</text:p>
        </text:list-item>
        <text:list-item>
          <text:p text:style-name="P809">know — знать;</text:p>
        </text:list-item>
        <text:list-item>
          <text:p text:style-name="P809">understand — понимать.</text:p>
        </text:list-item>
      </text:list>
      <text:p text:style-name="P138"/>
      <text:p text:style-name="P142">Глаголы, указывающие на эмоции и желания:</text:p>
      <text:list xml:id="list1825407448" text:style-name="L18">
        <text:list-item>
          <text:p text:style-name="P810">love — любить;</text:p>
        </text:list-item>
        <text:list-item>
          <text:p text:style-name="P810">like — нравиться;</text:p>
        </text:list-item>
        <text:list-item>
          <text:p text:style-name="P810">hate — ненавидеть;</text:p>
        </text:list-item>
        <text:list-item>
          <text:p text:style-name="P810">hope — надеяться;</text:p>
        </text:list-item>
        <text:list-item>
          <text:p text:style-name="P810">want — хотеть;</text:p>
        </text:list-item>
        <text:list-item>
          <text:p text:style-name="P810">wish — желать.</text:p>
        </text:list-item>
      </text:list>
      <text:p text:style-name="P143"/>
      <text:p text:style-name="P142">Другие глаголы:</text:p>
      <text:list xml:id="list1679698566" text:style-name="L19">
        <text:list-item>
          <text:p text:style-name="P811">look — выглядеть;</text:p>
        </text:list-item>
        <text:list-item>
          <text:p text:style-name="P811">have — иметь.</text:p>
        </text:list-item>
      </text:list>
      <text:p text:style-name="P143"/>
      <text:p text:style-name="P73">I think Amy is a strange girl. - Я думаю, Эмми странная девушка.</text:p>
      <text:p text:style-name="P73">Do you know this man? - Вы знаете этого мужчину?</text:p>
      <text:p text:style-name="P73">You look great! - Ты выглядишь отлично!</text:p>
      <text:p text:style-name="P163"/>
      <text:p text:style-name="P163">Present Perfect</text:p>
      <text:p text:style-name="P144"/>
      <text:p text:style-name="P255"><text:span text:style-name="T446">У</text:span><text:span text:style-name="T442">казывает на дейсвтие совершенное когда-то в прошлом, но подчеркивает, что результат важен сейчас </text:span><text:span text:style-name="T443">(т. е. к какому результату в итоге это привело)</text:span><text:span text:style-name="T442">.</text:span></text:p>
      <text:p text:style-name="P145"/>
      <text:p text:style-name="P674"><text:span text:style-name="T442">С</text:span><text:span text:style-name="T445">остоит и</text:span><text:span text:style-name="T447">з </text:span><text:span text:style-name="T448">2х частей:</text:span><text:span text:style-name="T445"> вспомогат</text:span><text:span text:style-name="T448">ельного</text:span><text:span text:style-name="T445"> глагола </text:span><text:span text:style-name="T395">have</text:span><text:span text:style-name="T445"> и смыслового глагола </text:span></text:p>
      <text:p text:style-name="P674"><text:span text:style-name="T445">в 3й форме (</text:span><text:span text:style-name="T454">передает значение</text:span><text:span text:style-name="T449"> «сделанный»</text:span><text:span text:style-name="T445">).</text:span></text:p>
      <text:p text:style-name="P255"><text:soft-page-break/><text:span text:style-name="T442">На русский язык Present Perfect переводится в прошлом </text:span><text:span text:style-name="T444">(иногда настоящ</text:span><text:span text:style-name="T446">и</text:span><text:span text:style-name="T444">м, </text:span><text:span text:style-name="T446">для удобства</text:span><text:span text:style-name="T444">)</text:span><text:span text:style-name="T442">, </text:span></text:p>
      <text:p text:style-name="P146">а в английском принадлежит к катергории настоящих времен.</text:p>
      <text:p text:style-name="P146"/>
      <text:p text:style-name="P17"><text:span text:style-name="T574">I </text:span><text:span text:style-name="T581">have</text:span><text:span text:style-name="T569"> already </text:span><text:span text:style-name="T581">seen</text:span><text:span text:style-name="T569"> this movie. </text:span><text:span text:style-name="T575">—</text:span><text:span text:style-name="T569"> Я уже видел этот фильм (просмотрел, т. е. опыт).</text:span></text:p>
      <text:p text:style-name="P17"><text:span text:style-name="T569">You </text:span><text:span text:style-name="T581">have</text:span><text:span text:style-name="T569"> </text:span><text:span text:style-name="T581">broken</text:span><text:span text:style-name="T569"> the vase. </text:span><text:span text:style-name="T575">— </text:span><text:span text:style-name="T569">Ты разбил вазу. (есть очевидный результат, кот. случился ранее) </text:span></text:p>
      <text:p text:style-name="P18"><text:span text:style-name="T576">It`s the fitst time I </text:span><text:span text:style-name="T582">have</text:span><text:span text:style-name="T576"> </text:span><text:span text:style-name="T582">driven</text:span><text:span text:style-name="T576"> a car — Это впервые, когда я веду машину. (в настоящем)</text:span></text:p>
      <text:p text:style-name="P153"/>
      <text:p text:style-name="P154">Как проявляется результат:</text:p>
      <text:list xml:id="list1813726211" text:style-name="L20">
        <text:list-item>
          <text:p text:style-name="P838"><text:span text:style-name="T460">это </text:span><text:span text:style-name="T459">очевидные изменения;</text:span></text:p>
        </text:list-item>
        <text:list-item>
          <text:p text:style-name="P837"><text:span text:style-name="T443">полученный </text:span><text:span text:style-name="T447">ранее</text:span><text:span text:style-name="T443"> опыт или впечатления;</text:span></text:p>
        </text:list-item>
        <text:list-item>
          <text:p text:style-name="P812">недавно произошедшие события или новая информация.</text:p>
        </text:list-item>
      </text:list>
      <text:p text:style-name="P147"/>
      <text:p text:style-name="P147">Также Present Perfect используют, если что-то произошло впервые:</text:p>
      <text:p text:style-name="P71">It`s the first time something has happend. - Этой первый раз, когда что-то произошло.</text:p>
      <text:p text:style-name="P71">(вместо first можно указать любое порядковое число: second, third)</text:p>
      <text:p text:style-name="P147">Present Perferct — яркий пример того, что нельзя переводить английские </text:p>
      <text:p text:style-name="P118"><text:span text:style-name="T573">предложения слово в слово: </text:span><text:span text:style-name="T400">I have done. </text:span><text:span text:style-name="T396">—</text:span><text:span text:style-name="T400"> Я сделал (</text:span><text:span text:style-name="T414">досл. </text:span><text:span text:style-name="T400">Я имею сделанным).</text:span></text:p>
      <text:p text:style-name="P222"/>
      <text:p text:style-name="P223">Есть 2 варианта образования 3й формы глагола:</text:p>
      <text:list xml:id="list3821856254" text:style-name="L21">
        <text:list-item>
          <text:p text:style-name="P813">если глагол правильный, то добавляем к его начальной форме окончание <text:span text:style-name="T349">-ed</text:span>;</text:p>
        </text:list-item>
        <text:list-item>
          <text:p text:style-name="P813">если неправильный, то находим в таблице неправильных глаголов.</text:p>
        </text:list-item>
      </text:list>
      <text:p text:style-name="P172"/>
      <text:p text:style-name="P548"><text:span text:style-name="T461">Н</text:span><text:span text:style-name="T462">еправильны</text:span><text:span text:style-name="T461">й</text:span><text:span text:style-name="T462"> глагол </text:span><text:span text:style-name="T461">это </text:span><text:span text:style-name="T462">тот, который во 2й или 3й форме </text:span><text:span text:style-name="T476">записывается</text:span><text:span text:style-name="T462"> </text:span><text:span text:style-name="T476">по особенному</text:span><text:span text:style-name="T462">. </text:span></text:p>
      <text:p text:style-name="P173">Самые популярные неправильные глаголы нужно заучить (см. таблицу ниже).</text:p>
      <text:p text:style-name="P172"/>
      <text:p text:style-name="P175">Слова-маячки Present Perfect:</text:p>
      <text:list xml:id="list1207866250" text:style-name="L22">
        <text:list-item>
          <text:p text:style-name="P814">just — только что;</text:p>
        </text:list-item>
        <text:list-item>
          <text:p text:style-name="P814">already — уже;</text:p>
        </text:list-item>
        <text:list-item>
          <text:p text:style-name="P814">yet — еще не;</text:p>
        </text:list-item>
      </text:list>
      <text:p text:style-name="P177"/>
      <text:p text:style-name="P549"><text:span text:style-name="T401">Just</text:span><text:span text:style-name="T463"> и </text:span><text:span text:style-name="T401">already</text:span><text:span text:style-name="T463"> используются в утверждениях. </text:span><text:span text:style-name="T401">Yet</text:span><text:span text:style-name="T463"> — в вопросах и отрицаниях</text:span><text:span text:style-name="T464">. </text:span></text:p>
      <text:p text:style-name="P664"><text:span text:style-name="T464">(</text:span><text:span text:style-name="T415">already</text:span><text:span text:style-name="T511"> также </text:span><text:span text:style-name="T510">иногда можно встретить</text:span><text:span text:style-name="T511"> в вопросах).</text:span></text:p>
      <text:p text:style-name="P179"/>
      <text:p text:style-name="P178">Место <text:span text:style-name="T349">just</text:span>, <text:span text:style-name="T349">already</text:span> в предложении — между <text:span text:style-name="T349">have</text:span> и 3й формой глагола. </text:p>
      <text:p text:style-name="P178">Слово <text:span text:style-name="T349">yet</text:span> стоит <text:span text:style-name="T686">всегда </text:span>в конце предложения.</text:p>
      <text:p text:style-name="P176"/>
      <text:p text:style-name="P74">I have <text:span text:style-name="T557">just</text:span> eaten a sandwich. <text:span text:style-name="T605">—</text:span> Я только что съел бутерброд.</text:p>
      <text:p text:style-name="P74">We have n<text:span text:style-name="T608">o</text:span>t finished <text:span text:style-name="T557">yet</text:span>. <text:span text:style-name="T605">—</text:span> Мы еще не закончили.</text:p>
      <text:p text:style-name="P174"/>
      <text:p text:style-name="P180">Другие указатели времени:</text:p>
      <text:list xml:id="list1158851259" text:style-name="L23">
        <text:list-item>
          <text:p text:style-name="P815">ever — когда либо;</text:p>
        </text:list-item>
        <text:list-item>
          <text:p text:style-name="P815">never — никогда;</text:p>
        </text:list-item>
        <text:list-item>
          <text:p text:style-name="P815">recently — в последнее время;</text:p>
        </text:list-item>
        <text:list-item>
          <text:p text:style-name="P815">these days — в последние дни;</text:p>
        </text:list-item>
        <text:list-item>
          <text:p text:style-name="P815">словосочетание с this (this mornig, this week).</text:p>
        </text:list-item>
      </text:list>
      <text:p text:style-name="P179"/>
      <text:p text:style-name="P179">Место <text:span text:style-name="T349">ever</text:span>, <text:span text:style-name="T349">never</text:span> — перед 3й формой глагола, <text:span text:style-name="T607">а</text:span> <text:span text:style-name="T349">recently</text:span>, <text:span text:style-name="T349">these days</text:span> и </text:p>
      <text:p text:style-name="P179">словосочетания с <text:span text:style-name="T349">this</text:span> — в конце предложения.</text:p>
      <text:p text:style-name="P179"/>
      <text:p text:style-name="P75">I <text:span text:style-name="T608">ha</text:span>ve <text:span text:style-name="T557">never</text:span> been to New York. <text:span text:style-name="T606">— </text:span>Я никогда не был в Нью Йорке.</text:p>
      <text:p text:style-name="P75"><text:soft-page-break/>I <text:span text:style-name="T608">ha</text:span>ve worked a lot <text:span text:style-name="T557">these days</text:span>. <text:span text:style-name="T606">—</text:span> Я много работал в эти дни.</text:p>
      <text:p text:style-name="P181"/>
      <text:p text:style-name="P171">Отрицания в Present Perfect</text:p>
      <text:p text:style-name="P182"/>
      <text:p text:style-name="P183">Используются, когда хотят сказать:</text:p>
      <text:list xml:id="list133627500" text:style-name="L24">
        <text:list-item>
          <text:p text:style-name="P816">об отсутствии ожидаемого результата;</text:p>
        </text:list-item>
        <text:list-item>
          <text:p text:style-name="P816">о том, чего автор никогда не делал или не испытывал.</text:p>
        </text:list-item>
      </text:list>
      <text:p text:style-name="P182"/>
      <text:p text:style-name="P182">Для этого ставится частица <text:span text:style-name="T349">not</text:span> после вспомогательного глагола <text:span text:style-name="T349">have</text:span>.</text:p>
      <text:p text:style-name="P182"/>
      <text:p text:style-name="P182">Также отрицательным считается предложение со словом <text:span text:style-name="T349">never</text:span>, которое передает отрицательный контекст.</text:p>
      <text:p text:style-name="P182"/>
      <text:p text:style-name="P550"><text:span text:style-name="T465">В </text:span><text:span text:style-name="T459">отрицаниях почти всегда используется сокращенная форма глагола — </text:span><text:span text:style-name="T400">haven`t</text:span><text:span text:style-name="T459">.</text:span></text:p>
      <text:p text:style-name="P551"><text:span text:style-name="T477">Сокращени</text:span><text:span text:style-name="T509">е</text:span><text:span text:style-name="T477"> </text:span><text:span text:style-name="T403">`ve not</text:span><text:span text:style-name="T477"> не используется.</text:span></text:p>
      <text:p text:style-name="P76">I have<text:span text:style-name="T343">n</text:span><text:span text:style-name="T347">`</text:span><text:span text:style-name="T343">t</text:span> expected that. <text:span text:style-name="T606">—</text:span> Я этого не ожидал.</text:p>
      <text:p text:style-name="P76">I<text:span text:style-name="T608">`</text:span>ve <text:span text:style-name="T343">never</text:span> seen this movie before. <text:span text:style-name="T606">— </text:span>Я до этого не видел этот фильм. </text:p>
      <text:p text:style-name="P170"/>
      <text:p text:style-name="P170">Вопросы в Present Perfect</text:p>
      <text:p text:style-name="P77"/>
      <text:p text:style-name="P185">Используются, если хоят узнать:</text:p>
      <text:list xml:id="list1572959985" text:style-name="L25">
        <text:list-item>
          <text:p text:style-name="P817">сделано ли дело к этом моменту, каким образом оно сделано;</text:p>
        </text:list-item>
        <text:list-item>
          <text:p text:style-name="P840"><text:span text:style-name="T477">имеет ли человек определенный опыт </text:span><text:span text:style-name="T475">или совершил ли он </text:span><text:span text:style-name="T478">нужное</text:span><text:span text:style-name="T475"> действие</text:span><text:span text:style-name="T477">;</text:span></text:p>
        </text:list-item>
      </text:list>
      <text:p text:style-name="P184"/>
      <text:p text:style-name="P551">Для этого используется уже знакомая схема. Глагол <text:span text:style-name="T349">have</text:span> ставится перед по<text:span text:style-name="T612">д</text:span>л<text:span text:style-name="T612">е</text:span>ж<text:span text:style-name="T612">а</text:span>щим.</text:p>
      <text:p text:style-name="P551"/>
      <text:p text:style-name="P78">Why have you done it? <text:span text:style-name="T606">—</text:span> Зачем ты это сделал?</text:p>
      <text:p text:style-name="P663"><text:span text:style-name="T411">Ha</text:span><text:span text:style-name="T412">s</text:span><text:span text:style-name="T411"> </text:span><text:span text:style-name="T412">he</text:span><text:span text:style-name="T411"> ever been to Rome? </text:span><text:span text:style-name="T413">—</text:span><text:span text:style-name="T411"> </text:span><text:span text:style-name="T412">Он</text:span><text:span text:style-name="T411"> бывал в Риме?</text:span></text:p>
      <text:p text:style-name="P78"/>
      <text:p text:style-name="P161">Present Perfect Continuous</text:p>
      <text:p text:style-name="P186"/>
      <text:p text:style-name="P188">Для того, чтобы использовать, нужно чтобы совпало сразу несколько условий:</text:p>
      <text:list xml:id="list3028748210" text:style-name="L26">
        <text:list-item>
          <text:p text:style-name="P841"><text:span text:style-name="T466">действие не закончено либо закончено не</text:span><text:span text:style-name="T470">давно</text:span><text:span text:style-name="T466">;</text:span></text:p>
        </text:list-item>
        <text:list-item>
          <text:p text:style-name="P841"><text:span text:style-name="T466">известн</text:span><text:span text:style-name="T470">а его продолжительность </text:span><text:span text:style-name="T484">(обычно из контекста предложения)</text:span><text:span text:style-name="T470">.</text:span></text:p>
        </text:list-item>
      </text:list>
      <text:p text:style-name="P187"/>
      <text:p text:style-name="P192">Схема состоит из 3х частей: вспомогательного глагола <text:span text:style-name="T349">have</text:span>, слова <text:span text:style-name="T349">been</text:span> <text:span text:style-name="T690">(особая форма </text:span></text:p>
      <text:p text:style-name="P192"><text:span text:style-name="T690">глагола </text:span><text:span text:style-name="T369">be</text:span><text:span text:style-name="T690">) </text:span>и смыслового глагола с окончанием <text:span text:style-name="T349">-ing</text:span>. </text:p>
      <text:p text:style-name="P190"/>
      <text:p text:style-name="P562"><text:span text:style-name="T459">На русский </text:span><text:span text:style-name="T468">язык </text:span><text:span text:style-name="T451">Present Perfect Continuous</text:span><text:span text:style-name="T457"> </text:span><text:span text:style-name="T459">переводится настоящим временем</text:span></text:p>
      <text:p text:style-name="P554"><text:span text:style-name="T467">(редко в прошлом). </text:span><text:span text:style-name="T468">При этом все 3 части </text:span><text:span text:style-name="T469">переводятся</text:span><text:span text:style-name="T468"> одним словом.</text:span></text:p>
      <text:p text:style-name="P189"/>
      <text:p text:style-name="P19"><text:span text:style-name="T568">I </text:span><text:span text:style-name="T581">have been learning</text:span><text:span text:style-name="T568"> English for 2 years. </text:span><text:span text:style-name="T585">—</text:span><text:span text:style-name="T568"> Я </text:span><text:span text:style-name="T581">учу</text:span><text:span text:style-name="T568"> английский уже 2 года (и еще не закончил).</text:span></text:p>
      <text:p text:style-name="P19"><text:span text:style-name="T568">We </text:span><text:span text:style-name="T581">have been cleaning</text:span><text:span text:style-name="T568"> the flat the whole morning. </text:span><text:span text:style-name="T585">— </text:span><text:span text:style-name="T568">Мы </text:span><text:span text:style-name="T581">убирали</text:span><text:span text:style-name="T568"> </text:span><text:span text:style-name="T586">квартиру все утро.</text:span></text:p>
      <text:p text:style-name="P191"/>
      <text:p text:style-name="P193">Формы глагола <text:span text:style-name="T349">have</text:span> <text:span text:style-name="T349">verb-ing</text:span> (подобно <text:span text:style-name="T349">am/is/are verb-ing</text:span>, как в Continuous) не существует.</text:p>
      <text:p text:style-name="P193">Если у смыслового глагола окончание<text:span text:style-name="T349"> -ing</text:span>, то <text:span text:style-name="T349">have</text:span> применяется только с <text:span text:style-name="T349">been</text:span>.</text:p>
      <text:p text:style-name="P193"/>
      <text:p text:style-name="P555"><text:span text:style-name="T470">С</text:span><text:span text:style-name="T459">лова-маячки Present Perfect Continuous:</text:span></text:p>
      <text:list xml:id="list63457708" text:style-name="L27">
        <text:list-item>
          <text:p text:style-name="P818">for — в течении;</text:p>
        </text:list-item>
        <text:list-item>
          <text:p text:style-name="P818">since — с какого-то времени;</text:p>
        </text:list-item>
        <text:list-item>
          <text:p text:style-name="P818"><text:soft-page-break/>how long — как долго.</text:p>
        </text:list-item>
      </text:list>
      <text:p text:style-name="P195"/>
      <text:p text:style-name="P194">Дополнительно могут использоваться указатели периода:</text:p>
      <text:list xml:id="list2971024185" text:style-name="L28">
        <text:list-item>
          <text:p text:style-name="P819">all — весь (день/год);</text:p>
        </text:list-item>
        <text:list-item>
          <text:p text:style-name="P819">the whole — целый (день/вечер); </text:p>
        </text:list-item>
      </text:list>
      <text:p text:style-name="P189"/>
      <text:p text:style-name="P20"><text:span text:style-name="T568">He</text:span><text:span text:style-name="T587">`</text:span><text:span text:style-name="T569">s been playing</text:span><text:span text:style-name="T568"> for an hour. — Он </text:span><text:span text:style-name="T569">играет</text:span><text:span text:style-name="T568"> уже час </text:span><text:span text:style-name="T587">(в течении часа).</text:span></text:p>
      <text:p text:style-name="P21"><text:span text:style-name="T587">W</text:span><text:span text:style-name="T568">e`</text:span><text:span text:style-name="T569">ve been staying</text:span><text:span text:style-name="T568"> in this hotel since Tuesday. </text:span><text:span text:style-name="T588">— </text:span><text:span text:style-name="T568">Мы </text:span><text:span text:style-name="T569">находимся</text:span><text:span text:style-name="T568"> в этом отеле со вторника.</text:span></text:p>
      <text:p text:style-name="P196"/>
      <text:p text:style-name="P558"><text:span text:style-name="T471">В утверждениях глагол </text:span><text:span text:style-name="T402">have</text:span><text:span text:style-name="T471"> </text:span><text:span text:style-name="T472">часто</text:span><text:span text:style-name="T471"> сокращают до </text:span><text:span text:style-name="T402">`ve</text:span><text:span text:style-name="T471">, а </text:span><text:span text:style-name="T402">has</text:span><text:span text:style-name="T471"> — до </text:span><text:span text:style-name="T402">`s</text:span><text:span text:style-name="T471"> (лего перепутать с </text:span><text:span text:style-name="T402">is</text:span><text:span text:style-name="T471">, посему здесь вспомогательный глагол можно понять только по контексту).</text:span></text:p>
      <text:p text:style-name="P197"/>
      <text:p text:style-name="P557"><text:span text:style-name="T471">Е</text:span><text:span text:style-name="T459">сли используется глагол </text:span><text:span text:style-name="T400">be</text:span><text:span text:style-name="T459"> или глаголы состояния, которые не стоят в Continuous</text:span><text:span text:style-name="T481">,</text:span><text:span text:style-name="T459"> </text:span></text:p>
      <text:p text:style-name="P198">то предложение будет в Present Perfect. </text:p>
      <text:p text:style-name="P198"/>
      <text:p text:style-name="P24"><text:span text:style-name="T569">I </text:span><text:span text:style-name="T581">have known </text:span><text:span text:style-name="T569">(</text:span><text:span text:style-name="T577">а </text:span><text:span text:style-name="T569">не have been knowing)</text:span><text:span text:style-name="T568"> Alice for 3 years. </text:span><text:span text:style-name="T471">—</text:span><text:span text:style-name="T568"> Я </text:span><text:span text:style-name="T581">знаю</text:span><text:span text:style-name="T568"> Алису уже 3 года </text:span></text:p>
      <text:p text:style-name="P25"><text:span text:style-name="T568">I </text:span><text:span text:style-name="T581">haven`t seen</text:span><text:span text:style-name="T568"> Mary for years. </text:span><text:span text:style-name="T587">— </text:span><text:span text:style-name="T568">Я н</text:span><text:span text:style-name="T581">е видел</text:span><text:span text:style-name="T568"> Мэри много лет. </text:span></text:p>
      <text:p text:style-name="P198"/>
      <text:p text:style-name="P559"><text:span text:style-name="T480">Present Perfect Continuous можно упрощать до Present Perfect с пом</text:span><text:span text:style-name="T479">.</text:span><text:span text:style-name="T480"> глаголов </text:span><text:span text:style-name="T404">live</text:span><text:span text:style-name="T480"> </text:span><text:span text:style-name="T479">и</text:span><text:span text:style-name="T480"> </text:span><text:span text:style-name="T404">work</text:span><text:span text:style-name="T480">:</text:span></text:p>
      <text:p text:style-name="P23"><text:span text:style-name="T589">I</text:span><text:span text:style-name="T568">`ve </text:span><text:span text:style-name="T581">been working</text:span><text:span text:style-name="T568"> here for 2 years → I`ve </text:span><text:span text:style-name="T581">worked</text:span><text:span text:style-name="T568"> here for 2 years. </text:span><text:span text:style-name="T590">(смысл одинаковый)</text:span></text:p>
      <text:p text:style-name="P197"/>
      <text:p text:style-name="P5"><text:span text:style-name="T471">О</text:span><text:span text:style-name="T459">трицания в Present Perfect Continuous</text:span></text:p>
      <text:p text:style-name="P199"/>
      <text:p text:style-name="P556"><text:span text:style-name="T472">Использу</text:span><text:span text:style-name="T473">ю</text:span><text:span text:style-name="T472">тся, чтобы сказать, что что-то не происходит в течении указанного времени.</text:span></text:p>
      <text:p text:style-name="P200">Для этого добавляется частица <text:span text:style-name="T349">not</text:span> после вспомогательного глагола <text:span text:style-name="T349">have</text:span>.</text:p>
      <text:p text:style-name="P200"/>
      <text:p text:style-name="P22"><text:span text:style-name="T568">I </text:span><text:span text:style-name="T569">have not been waiting</text:span><text:span text:style-name="T568"> long. </text:span><text:span text:style-name="T588">—</text:span><text:span text:style-name="T568"> Я </text:span><text:span text:style-name="T569">не жду</text:span><text:span text:style-name="T568"> долго.</text:span></text:p>
      <text:p text:style-name="P189"/>
      <text:p text:style-name="P6"><text:span text:style-name="T459">Вопросы </text:span><text:span text:style-name="T474">в Present Perfect Continuous</text:span><text:span text:style-name="T459"> </text:span></text:p>
      <text:p text:style-name="P189"/>
      <text:p text:style-name="P201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01"/>
      <text:p text:style-name="P58"><text:span text:style-name="T568">Have you been waiting long? </text:span><text:span text:style-name="T588">— </text:span><text:span text:style-name="T568">Вы давно ждете? </text:span></text:p>
      <text:p text:style-name="P58"><text:span text:style-name="T568">How long have you been waiting? </text:span><text:span text:style-name="T588">—</text:span><text:span text:style-name="T568"> Как долго вы ждете?</text:span></text:p>
      <text:p text:style-name="P166"/>
      <text:p text:style-name="P166"><text:span text:style-name="T615">Прошедшее. </text:span>Past</text:p>
      <text:p text:style-name="P202"/>
      <text:p text:style-name="P214">Past Perfect и Past Perfect Continuous относительно редки и <text:span text:style-name="T622">в</text:span> рамках начального курса </text:p>
      <text:p text:style-name="P214">не проходятся. <text:span text:style-name="T616">В художественной литературе почти всегда используется Past Simple.</text:span></text:p>
      <text:p text:style-name="P202"/>
      <text:p text:style-name="P164">Past Simple</text:p>
      <text:p text:style-name="P203"/>
      <text:p text:style-name="P205">Используется, чтобы:</text:p>
      <text:list xml:id="list1210291133" text:style-name="L29">
        <text:list-item>
          <text:p text:style-name="P842"><text:span text:style-name="T482">сообщить факты </text:span><text:span text:style-name="T483">прошлого,</text:span><text:span text:style-name="T482"> рассказать историю, </text:span><text:span text:style-name="T490">биографию</text:span><text:span text:style-name="T482">; </text:span></text:p>
        </text:list-item>
        <text:list-item>
          <text:p text:style-name="P820">описать действие из прошлого, результат которого не важен в настоящем.</text:p>
        </text:list-item>
      </text:list>
      <text:p text:style-name="P204"/>
      <text:p text:style-name="P563"><text:span text:style-name="T484">Для этого использются глаголы во 2й форме. </text:span><text:span text:style-name="T485">Вторая форма правильного глагола образуется добавлением окончания </text:span><text:span text:style-name="T405">-ed</text:span><text:span text:style-name="T485">. </text:span><text:span text:style-name="T493">Ф</text:span><text:span text:style-name="T485">орма </text:span><text:span text:style-name="T493">неправильного глагола </text:span><text:span text:style-name="T485">находится в таблице.</text:span></text:p>
      <text:p text:style-name="P204"/>
      <text:p text:style-name="P26"><text:span text:style-name="T568">Mozart </text:span><text:span text:style-name="T581">lived</text:span><text:span text:style-name="T568"> from 1756 to 1791 — Моцарт </text:span><text:span text:style-name="T581">жил</text:span><text:span text:style-name="T568"> с 1756 по 1791 год (факт прошлого). </text:span></text:p>
      <text:p text:style-name="P26"><text:soft-page-break/><text:span text:style-name="T568">I </text:span><text:span text:style-name="T581">visited</text:span><text:span text:style-name="T568"> my parents yesterday — Вчера я </text:span><text:span text:style-name="T581">навещал</text:span><text:span text:style-name="T568"> родителей (действие из прошлого).</text:span></text:p>
      <text:p text:style-name="P257"/>
      <text:p text:style-name="P258">Если глагол заканчивается на глухой звук, то <text:span text:style-name="T349">-ed</text:span> читается как <text:span text:style-name="T349">t</text:span>, а если на звконкий </text:p>
      <text:p text:style-name="P258">согласный или на гласный звук — то как <text:span text:style-name="T349">d</text:span>: <text:span text:style-name="T349">worked [воркт], played [плэйд]</text:span>.</text:p>
      <text:p text:style-name="P561"/>
      <text:p text:style-name="P256">Если глагол заканчивается на <text:span text:style-name="T349">d </text:span>или <text:span text:style-name="T349">t</text:span>, то <text:span text:style-name="T349">-ed</text:span> читается как <text:span text:style-name="T349">id</text:span>: <text:span text:style-name="T349">recorded [рикодид]</text:span>. </text:p>
      <text:p text:style-name="P259">Если глагол заканчивается на <text:span text:style-name="T349">-e</text:span>, то её не надо писать 2 раза: <text:span text:style-name="T349">chase</text:span> → <text:span text:style-name="T349">chased</text:span>.</text:p>
      <text:p text:style-name="P561"/>
      <text:p text:style-name="P560">Слова-маячки Past Simple:</text:p>
      <text:list xml:id="list2814044605" text:style-name="L30">
        <text:list-item>
          <text:p text:style-name="P843">ago — <text:span text:style-name="T617">тому назад</text:span>;</text:p>
        </text:list-item>
        <text:list-item>
          <text:p text:style-name="P844">last — <text:span text:style-name="T617">прошлый</text:span>;</text:p>
        </text:list-item>
        <text:list-item>
          <text:p text:style-name="P821">yesterday — вчера;</text:p>
        </text:list-item>
      </text:list>
      <text:p text:style-name="P224"/>
      <text:p text:style-name="P564"><text:span text:style-name="T491">Past Simple часто путают с Present Perfect, потому что на русский они переводятся </text:span><text:span text:style-name="T492">почти</text:span><text:span text:style-name="T491"> одинаково. Главное отличие в том, что Present Perfect всегда будет сообщать доп</text:span><text:span text:style-name="T492">олнительную</text:span><text:span text:style-name="T491"> информацию, указывающ</text:span><text:span text:style-name="T492">ую </text:span><text:span text:style-name="T491">на настоящее время </text:span><text:span text:style-name="T492">(</text:span><text:span text:style-name="T493">чтобы сообщить</text:span><text:span text:style-name="T492"> результат).</text:span></text:p>
      <text:p text:style-name="P211"/>
      <text:p text:style-name="P212">Past Simple используется когда известен момент в прошлом. Если мы знаешь, </text:p>
      <text:p text:style-name="P212">когда произошло событие, то Present Perfect использовать нельзя.</text:p>
      <text:p text:style-name="P212"/>
      <text:p text:style-name="P83">Tom has lost his key — Том потерал ключ (у него сейчас нет ключа, </text:p>
      <text:p text:style-name="P83">потому что он его потерян).</text:p>
      <text:p text:style-name="P83"/>
      <text:p text:style-name="P83">Tom lost his key last weak — Том потерял ключ на прошлой неделе </text:p>
      <text:p text:style-name="P83">(не важно, есть у него ключ или нет).</text:p>
      <text:p text:style-name="P208"/>
      <text:p text:style-name="P209">В английском, если вопрос задается в настоящем, то и ответ должен быть в настоящем. </text:p>
      <text:p text:style-name="P209">Если вопрос в прошлом, то ответ также должен быть в прошлом.</text:p>
      <text:p text:style-name="P209"/>
      <text:p text:style-name="P209">Но если вопрос был в Present Perfect, а в ответе дается информация, когда именно это случилось, тогда необходимо отвечать в Past Simple.</text:p>
      <text:p text:style-name="P209"/>
      <text:p text:style-name="P81">Have you already started to learn English? Yes, I started to learn it 3 month ago — </text:p>
      <text:p text:style-name="P81">Ты уже начал учить английский? Да, 3 месяца назад (информация о времени).</text:p>
      <text:p text:style-name="P80"/>
      <text:p text:style-name="P210">Если вопрос содержит слово <text:span text:style-name="T349">when</text:span>, то он автоматически привязывает нас к моменту </text:p>
      <text:p text:style-name="P210">в прошлом. <text:span text:style-name="T621">Поэтому Present Perfect в вопросах с </text:span><text:span text:style-name="T359">when</text:span><text:span text:style-name="T621"> не используется.</text:span></text:p>
      <text:p text:style-name="P210"/>
      <text:p text:style-name="P82">Have you met him before? <text:span text:style-name="T620">—</text:span> Вы раньше с ним встречались?</text:p>
      <text:p text:style-name="P82">When did you meet him? <text:span text:style-name="T620">—</text:span> Когда вы встречались с ним?</text:p>
      <text:p text:style-name="P208"/>
      <text:p text:style-name="P167">Отрицания и вопросы в Past Simple</text:p>
      <text:p text:style-name="P207"/>
      <text:p text:style-name="P566"><text:span text:style-name="T485">Отрицание представляет связку </text:span><text:span text:style-name="T405">did</text:span><text:span text:style-name="T485"> с частицей </text:span><text:span text:style-name="T405">not</text:span><text:span text:style-name="T485">, </text:span><text:span text:style-name="T495">которая ставится перед смысловым глаголом в начальной форме. </text:span><text:span text:style-name="T486">Обычно </text:span><text:span text:style-name="T495">эта связка</text:span><text:span text:style-name="T486"> сокращается до </text:span><text:span text:style-name="T406">didn`t</text:span><text:span text:style-name="T486">.</text:span></text:p>
      <text:p text:style-name="P217"/>
      <text:p text:style-name="P566"><text:span text:style-name="T494">В вопросах </text:span><text:span text:style-name="T485">вспомогательный глагол </text:span><text:span text:style-name="T405">did</text:span><text:span text:style-name="T485"> используется </text:span><text:span text:style-name="T495">по тем же грамматическим </text:span></text:p>
      <text:p text:style-name="P566"><text:span text:style-name="T495">правилам</text:span><text:span text:style-name="T485">, </text:span><text:span text:style-name="T486">как</text:span><text:span text:style-name="T485"> </text:span><text:span text:style-name="T405">do</text:span><text:span text:style-name="T485"> для Present Simple. </text:span></text:p>
      <text:p text:style-name="P206"/>
      <text:p text:style-name="P79"><text:span text:style-name="T557">Did</text:span> you <text:span text:style-name="T557">go</text:span> to Los Angeles last week? - Ты <text:span text:style-name="T557">ездил</text:span> в Лос Анжелес на прошлой неделе?</text:p>
      <text:p text:style-name="P79">I <text:span text:style-name="T557">didn`t go</text:span> to Los Angeles, I <text:span text:style-name="T557">went</text:span> to Bostom — Я <text:span text:style-name="T557">не ездил</text:span> в Лос Анжелес, я <text:span text:style-name="T557">ездил</text:span> в Бостон.</text:p>
      <text:p text:style-name="P646"/>
      <text:p text:style-name="P822"><text:soft-page-break/>Past Continuous</text:p>
      <text:p text:style-name="P213"/>
      <text:p text:style-name="P569"><text:span text:style-name="T497">О</text:span><text:span text:style-name="T496">значает процесс или незаконченное действие, которое привязано к точному моменту </text:span></text:p>
      <text:p text:style-name="P569"><text:span text:style-name="T496">в </text:span><text:span text:style-name="T541">прошлом</text:span><text:span text:style-name="T496"> (т. е. действие происходило и не было закончено).</text:span></text:p>
      <text:p text:style-name="P215"/>
      <text:p text:style-name="P568"><text:span text:style-name="T49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500">обсуждаемая ситуация</text:span><text:span text:style-name="T496">).</text:span></text:p>
      <text:p text:style-name="P215"/>
      <text:p text:style-name="P570"><text:span text:style-name="T497">Состоит из 2х частей: вспомогательного глагола </text:span><text:span text:style-name="T408">be</text:span><text:span text:style-name="T497"> (</text:span><text:span text:style-name="T498">формы как в Past Simple</text:span><text:span text:style-name="T497">) и смыслового глагола с окончанием </text:span><text:span text:style-name="T408">-ing</text:span><text:span text:style-name="T497">. </text:span><text:span text:style-name="T496">На русский переводится глаголом в прошедшем времени.</text:span></text:p>
      <text:p text:style-name="P216"/>
      <text:p text:style-name="P84">Last Sunday at 5 I <text:span text:style-name="T557">was having</text:span> dinner with my friends — В прошлое воскресенье в 5 </text:p>
      <text:p text:style-name="P84">я <text:span text:style-name="T557">ужинал</text:span> со своими друзьями (привязка к точному моменту в прошлом).</text:p>
      <text:p text:style-name="P28"><text:span text:style-name="T592">My parents </text:span><text:span text:style-name="T583">were watching</text:span><text:span text:style-name="T592"> TV when I came home yesterday — Мои родители </text:span><text:span text:style-name="T583">смотрели</text:span><text:span text:style-name="T592"> телевизор, когда я пришел вчера домой (незаконченное действие </text:span><text:span text:style-name="T593">в тот момент</text:span><text:span text:style-name="T592">).</text:span></text:p>
      <text:p text:style-name="P85"/>
      <text:p text:style-name="P570"><text:span text:style-name="T498">В отрицаниях и вопросах </text:span><text:span text:style-name="T499">глагол </text:span><text:span text:style-name="T409">be</text:span><text:span text:style-name="T498"> ведет себя точно так же, как и </text:span><text:span text:style-name="T499">для</text:span><text:span text:style-name="T498"> Past Simple:</text:span></text:p>
      <text:p text:style-name="P29"><text:span text:style-name="T594">W</text:span><text:span text:style-name="T568">e weren`t reading — Мы не читали (именно тогда). Was I running? — Я бежал?</text:span></text:p>
      <text:p text:style-name="P87"/>
      <text:p text:style-name="P220">В одном предложении часто используются Past Continuous и Past Simple одновременно.</text:p>
      <text:p text:style-name="P573"><text:span text:style-name="T501">Действие, длящееся какое-то время (</text:span><text:span text:style-name="T502">Past Continuous</text:span><text:span text:style-name="T501">) может прерываться более коротким действием (</text:span><text:span text:style-name="T502">Past Simple</text:span><text:span text:style-name="T507">)</text:span><text:span text:style-name="T501"> </text:span><text:span text:style-name="T505">либо другим Past Continuous </text:span><text:span text:style-name="T508">(смотреть по контексту)</text:span><text:span text:style-name="T505">.</text:span></text:p>
      <text:p text:style-name="P218"/>
      <text:p text:style-name="P571"><text:span text:style-name="T501">В этом случае предложение может содержать слово </text:span><text:span text:style-name="T410">while</text:span><text:span text:style-name="T501"> </text:span><text:span text:style-name="T503">(в то время, как)</text:span><text:span text:style-name="T501"> в той части, которая относится к <text:s/></text:span><text:span text:style-name="T502">Past Continuous, </text:span><text:span text:style-name="T501">либо </text:span><text:span text:style-name="T410">when</text:span><text:span text:style-name="T501">, там, где используется Past Simple.</text:span></text:p>
      <text:p text:style-name="P218"/>
      <text:p text:style-name="P30"><text:span text:style-name="T584">While</text:span><text:span text:style-name="T595"> I was working in the garden, I </text:span><text:span text:style-name="T596">kicked</text:span><text:span text:style-name="T595"> my leg — Пока я работал в саду, я </text:span><text:span text:style-name="T597">пнул</text:span><text:span text:style-name="T595"> ногу.</text:span></text:p>
      <text:p text:style-name="P31"><text:span text:style-name="T568">I was working in the garden </text:span><text:span text:style-name="T581">when</text:span><text:span text:style-name="T568"> I kicked my leg — </text:span><text:span text:style-name="T596">Я работал в саду, когда </text:span><text:span text:style-name="T597">пнул</text:span><text:span text:style-name="T596"> ногу</text:span><text:span text:style-name="T568">.</text:span></text:p>
      <text:p text:style-name="P88"/>
      <text:p text:style-name="P32"><text:span text:style-name="T581">While</text:span><text:span text:style-name="T568"> Tom was reading, Amely was watching a documentary on TV — Пока </text:span><text:span text:style-name="T598">Т</text:span><text:span text:style-name="T568">ом читал, </text:span></text:p>
      <text:p text:style-name="P89">Эмили смотрела документальный фильм по телевизору.</text:p>
      <text:p text:style-name="P221"/>
      <text:p text:style-name="P572"><text:span text:style-name="T506">Если действия происходят не одновременно, а следуют одно за другим</text:span><text:span text:style-name="T504">, то в этом </text:span></text:p>
      <text:p text:style-name="P219">случае нужно использовать <text:span text:style-name="T634">только</text:span> Past Simple.</text:p>
      <text:p text:style-name="P219"/>
      <text:p text:style-name="P86">I saw Jane in the street yesterday. I stopped and said hello — Я увидел Джейн вчера на улице. </text:p>
      <text:p text:style-name="P86">Я остановился и поздоровался (сказал «привет»).</text:p>
      <text:p text:style-name="P169"/>
      <text:p text:style-name="P169">Будущие. Future</text:p>
      <text:p text:style-name="P103"/>
      <text:p text:style-name="P108">В английском языке о будущем можно говорить не только с помощью формы Future, но и </text:p>
      <text:p text:style-name="P579"><text:span text:style-name="T522">с помощью </text:span><text:span text:style-name="T526">формы</text:span><text:span text:style-name="T522"> </text:span><text:span text:style-name="T524">Present</text:span><text:span text:style-name="T52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7"/>
      <text:p text:style-name="P578"><text:span text:style-name="T523">Другие варианты Future (кроме </text:span><text:span text:style-name="T525">Future </text:span><text:span text:style-name="T523">Simple) используются редко, </text:span><text:span text:style-name="T525">т. к.</text:span><text:span text:style-name="T523"> они громоздкие и довольно неудобные. В современном английском можно обойтись без них.</text:span></text:p>
      <text:p text:style-name="P107"/>
      <text:p text:style-name="P576"><text:span text:style-name="T219">На будущ</text:span><text:span text:style-name="T220">и</text:span><text:span text:style-name="T219">е могут также указы</text:span><text:span text:style-name="T220">вать</text:span><text:span text:style-name="T219"> модальные глаголы </text:span><text:span text:style-name="T221">и оборот </text:span><text:span text:style-name="T138">be going to</text:span><text:span text:style-name="T222">, </text:span><text:span text:style-name="T221">который </text:span></text:p>
      <text:p text:style-name="P576"><text:span text:style-name="T221">в основном</text:span><text:span text:style-name="T222"> встречается </text:span><text:span text:style-name="T221">в разговорной речи и нередко используется вместо Future Simple.</text:span></text:p>
      <text:p text:style-name="P107"/>
      <text:p text:style-name="P231"/>
      <text:p text:style-name="P728">Present Continuous в значении будущего</text:p>
      <text:p text:style-name="P109"/>
      <text:p text:style-name="P109">Используется, чтобы сказать о личных планах. В предложении обычно указывается дата </text:p>
      <text:p text:style-name="P109">или время, связанные с будущим. Переводить можно как будущим так и настоящим.</text:p>
      <text:p text:style-name="P109"/>
      <text:p text:style-name="P447">What are you doing on Satureday? <text:span text:style-name="T348">—</text:span> Что ты делаешь в субботу? (какие у тебя планы?)</text:p>
      <text:p text:style-name="P452">I am flying to London tomorrow — <text:span text:style-name="T635">Завтра я лечу в Лондон (личный план)</text:span></text:p>
      <text:p text:style-name="P452"/>
      <text:p text:style-name="P350">Present Simple в значении будущего</text:p>
      <text:p text:style-name="P453"/>
      <text:p text:style-name="P110"><text:span text:style-name="T301">Используется, чтобы сказать о том, что </text:span><text:span text:style-name="T303">что-то </text:span><text:span text:style-name="T301">должно произойти по рассписанию, либо </text:span></text:p>
      <text:p text:style-name="P110"><text:span text:style-name="T301">о собственном графике. </text:span><text:span text:style-name="T302">Переводить можно как будущим так и настоящим.</text:span></text:p>
      <text:p text:style-name="P363"/>
      <text:p text:style-name="P363">Ключевое отличие от Present Continuous в том, что расписание не зависит от говорящего, </text:p>
      <text:p text:style-name="P574"><text:span text:style-name="T146">т. е. речь может идти </text:span><text:span text:style-name="T147">о </text:span><text:span text:style-name="T146">рассписании транспорта, сеансов в кино и т. </text:span><text:span text:style-name="T147">п</text:span><text:span text:style-name="T146">.</text:span></text:p>
      <text:p text:style-name="P454">My airplane flies at 6 o`clock tomorrow — Мой самолет летит завтра в 6 (рассписание)</text:p>
      <text:p text:style-name="P647"><text:span text:style-name="T99">What time do you finish work tommorow? </text:span><text:span text:style-name="T100">— </text:span><text:span text:style-name="T99">В какое время ты заканчиваешь работу завтра?</text:span></text:p>
      <text:p text:style-name="P456"/>
      <text:p text:style-name="P351">Оборот <text:span text:style-name="T349">be going to</text:span></text:p>
      <text:p text:style-name="P364"/>
      <text:p text:style-name="P575"><text:span text:style-name="T148">Подразумевает, что человек говорит не о спонтанном решении что-либо сделать, </text:span><text:span text:style-name="T151">а о заранее </text:span><text:span text:style-name="T152">продуманных</text:span><text:span text:style-name="T151"> действиях. </text:span><text:span text:style-name="T148">На русский переводится как «собираюсь сделать».</text:span></text:p>
      <text:p text:style-name="P364"/>
      <text:p text:style-name="P112"><text:span text:style-name="T300">Чтобы использовать, нужно поставить глагол </text:span><text:span text:style-name="T99">be</text:span><text:span text:style-name="T300"> в форму </text:span><text:span text:style-name="T99">am/is/are</text:span><text:span text:style-name="T300">, а смысловой глагол оставить в начальной форме, после </text:span><text:span text:style-name="T99">going to</text:span><text:span text:style-name="T300">.</text:span></text:p>
      <text:p text:style-name="P364"/>
      <text:p text:style-name="P455">I`m going to meet my friends tomorrow — Я собираюсь встретиться с друзьями завтра.</text:p>
      <text:p text:style-name="P633"><text:span text:style-name="T41">I`m going to go</text:span><text:span text:style-name="T310"> out after I finish my work — Я собираюсь погулять после, как закончу работу.</text:span></text:p>
      <text:p text:style-name="P364"/>
      <text:p text:style-name="P577"><text:span text:style-name="T148">В разговорной </text:span><text:span text:style-name="T152">стиле</text:span><text:span text:style-name="T149"> </text:span><text:span text:style-name="T150">этот </text:span><text:span text:style-name="T149">оборот </text:span><text:span text:style-name="T148">очень часто </text:span><text:span text:style-name="T152">записывается</text:span><text:span text:style-name="T148"> как </text:span><text:span text:style-name="T101">gonna</text:span><text:span text:style-name="T148"> </text:span><text:span text:style-name="T101">[гона].</text:span></text:p>
      <text:p text:style-name="P457"/>
      <text:p text:style-name="P113"><text:span text:style-name="T300">Также его используют, когда очевидно, что вот-вот случится какое-то действие. В этом случае </text:span><text:span text:style-name="T99">be goin to </text:span><text:span text:style-name="T300">передает оттенок неизбежности происходящего и применяется по отношению </text:span></text:p>
      <text:p text:style-name="P365">к постороннему человеку или объетку.</text:p>
      <text:p text:style-name="P365"/>
      <text:p text:style-name="P458">Look! He`s going to fall — Смотри! Он сейчас упадет.</text:p>
      <text:p text:style-name="P458">The sky is dark. It`s going to rain — Небо темное. Сейчас пойдет дождь.</text:p>
      <text:p text:style-name="P353"/>
      <text:p text:style-name="P352">Future Simple</text:p>
      <text:p text:style-name="P366"/>
      <text:p text:style-name="P580"><text:span text:style-name="T153">Сообщает о будущих, еще не случившихся событиях. </text:span><text:span text:style-name="T154">Эта форма говорит о том, что человек сделает что-то в будущем, но решение он принял в момент речи, </text:span><text:span text:style-name="T155">т. е. описывает не спланированные, а спонтанные дейсвтия. </text:span></text:p>
      <text:p text:style-name="P369"/>
      <text:p text:style-name="P580"><text:span text:style-name="T156">В</text:span><text:span text:style-name="T155"> предложени</text:span><text:span text:style-name="T156">ях</text:span><text:span text:style-name="T155"> </text:span><text:span text:style-name="T156">будут </text:span><text:span text:style-name="T155">часто </text:span><text:span text:style-name="T156">попадаться слова</text:span><text:span text:style-name="T155">, </text:span><text:span text:style-name="T156">выражающие</text:span><text:span text:style-name="T155"> мнение: <text:s/></text:span><text:span text:style-name="T102">I think </text:span><text:span text:style-name="T103">(я думаю)</text:span><text:span text:style-name="T102">, </text:span></text:p>
      <text:p text:style-name="P580"><text:span text:style-name="T102">I`m sure </text:span><text:span text:style-name="T103">(я уверен), I hope (я надеюсь), </text:span><text:span text:style-name="T102">probably (возможно).</text:span><text:span text:style-name="T103"> </text:span></text:p>
      <text:p text:style-name="P373"/>
      <text:p text:style-name="P368">Схема состоит из 2х частей: вспомогательного глагола <text:span text:style-name="T349">will </text:span><text:span text:style-name="T639">(заменяет </text:span><text:span text:style-name="T360">do/did</text:span><text:span text:style-name="T639">)</text:span> </text:p>
      <text:p text:style-name="P368">и смыслового глагола в начальной форме. </text:p>
      <text:p text:style-name="P460"/>
      <text:p text:style-name="P368"><text:span text:style-name="T34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349">not</text:span>.</text:p>
      <text:p text:style-name="P367"><text:soft-page-break/>В речи и на письме <text:span text:style-name="T349">will</text:span> обычно сокращается до <text:span text:style-name="T349">`ll</text:span>, а отрицание <text:span text:style-name="T349">will</text:span> <text:span text:style-name="T349">not</text:span> д<text:span text:style-name="T638">о</text:span> <text:span text:style-name="T349">won`t</text:span>.</text:p>
      <text:p text:style-name="P367"/>
      <text:p text:style-name="P459">We <text:span text:style-name="T557">will</text:span> proobably <text:span text:style-name="T557">meet</text:span> soon — Мы, возможно, скоро <text:span text:style-name="T557">встретимся</text:span>.</text:p>
      <text:p text:style-name="P459">I hope everything <text:span text:style-name="T557">will be</text:span> fine — Надеюсь, все <text:span text:style-name="T557">будет </text:span>хорошо.</text:p>
      <text:p text:style-name="P459"><text:span text:style-name="T557">Will</text:span> you <text:span text:style-name="T557">be</text:span> at home toworrow? No, I won`t — <text:span text:style-name="T637">Ты </text:span><text:span text:style-name="T559">будешь</text:span><text:span text:style-name="T637"> завтра дома? Нет</text:span>.</text:p>
      <text:p text:style-name="P367"/>
      <text:p text:style-name="P372">Чтобы правильно подобрать нужную форму, нужно отталкиваться от контекста:</text:p>
      <text:list xml:id="list3124721449" text:style-name="L31">
        <text:list-item>
          <text:p text:style-name="P742">I will do — я сделаю (считаю/верю, что сделаю это);</text:p>
        </text:list-item>
        <text:list-item>
          <text:p text:style-name="P743">I am doing — я сделаю (потому что уже спланировал это);</text:p>
        </text:list-item>
        <text:list-item>
          <text:p text:style-name="P743">I am going to do — я собираюсь сделать (ключевое слово «собираюсь»).</text:p>
        </text:list-item>
      </text:list>
      <text:p text:style-name="P370"/>
      <text:p text:style-name="P371">Нередко, вместо will используется модальный глагол might:</text:p>
      <text:p text:style-name="P462">I might do it — Наверное, я сделаю это.</text:p>
      <text:p text:style-name="P461"/>
      <text:p text:style-name="P362">Модальные глаголы</text:p>
      <text:p text:style-name="P463"/>
      <text:p text:style-name="P376">Это особенные глаголы, которые одновременно:</text:p>
      <text:list xml:id="list1495861136" text:style-name="L32">
        <text:list-item>
          <text:p text:style-name="P744">передают смысл (используются как смысловые глаголы);</text:p>
        </text:list-item>
        <text:list-item>
          <text:p text:style-name="P744">передают время (привязывают дейсвтие к какому-то времени);</text:p>
        </text:list-item>
        <text:list-item>
          <text:p text:style-name="P744">используются по тем же правилами, что и вспомогательные глаголы.</text:p>
        </text:list-item>
      </text:list>
      <text:p text:style-name="P374"/>
      <text:p text:style-name="P37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74">а в отрицаниях используются вместе с частицей <text:span text:style-name="T349">not</text:span>.</text:p>
      <text:p text:style-name="P374"/>
      <text:p text:style-name="P589"><text:span text:style-name="T159">Модальные глаголы не имеют окончаний и дополнительных форм. </text:span><text:span text:style-name="T181">Т. е. </text:span><text:span text:style-name="T159">не меняются в зависимости от подлежащего </text:span><text:span text:style-name="T181">(нет окончания -s, если подлежащее he/she/it и </text:span><text:span text:style-name="T182">пр</text:span><text:span text:style-name="T181">)</text:span><text:span text:style-name="T159">. </text:span></text:p>
      <text:p text:style-name="P375"/>
      <text:p text:style-name="P38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82"/>
      <text:p text:style-name="P383"><text:span text:style-name="T660">После модального глагола почти всегда </text:span><text:span text:style-name="T662">идет</text:span><text:span text:style-name="T660"> смысловой глагол в начальной форме, </text:span><text:span text:style-name="T663">но </text:span><text:span text:style-name="T660">без частицы </text:span><text:span text:style-name="T365">to. </text:span><text:span text:style-name="T661">Также смысловой глагол в начальной форме идет после модальных кострукций.</text:span></text:p>
      <text:p text:style-name="P382"/>
      <text:p text:style-name="P648"><text:span text:style-name="T181">М</text:span><text:span text:style-name="T145">одальные глаголы: </text:span><text:span text:style-name="T99">can, could, must, might, may, should, would, will, shall</text:span><text:span text:style-name="T145">.</text:span></text:p>
      <text:p text:style-name="P617"><text:span text:style-name="T171">М</text:span><text:span text:style-name="T217">одальные конструкции: </text:span><text:span text:style-name="T133">be able to, have to, used to</text:span><text:span text:style-name="T217">.</text:span></text:p>
      <text:p text:style-name="P384"/>
      <text:p text:style-name="P617"><text:span text:style-name="T298">Глаголы </text:span><text:span text:style-name="T141">w</text:span><text:span text:style-name="T142">ill</text:span><text:span text:style-name="T299"> и </text:span><text:span text:style-name="T141">s</text:span><text:span text:style-name="T142">hall</text:span></text:p>
      <text:p text:style-name="P385"/>
      <text:p text:style-name="P649"><text:span text:style-name="T145">В Future Simple </text:span><text:span text:style-name="T99">will</text:span><text:span text:style-name="T145"> используется как вспомогательный глагол. Но иногда он также</text:span></text:p>
      <text:p text:style-name="P649"><text:span text:style-name="T145">используется как модальный глагол. Это касается ситуац</text:span><text:span text:style-name="T157">и</text:span><text:span text:style-name="T145">й, когда нужно предложить свою помощь либо обратиться за помощью самому.</text:span></text:p>
      <text:p text:style-name="P386"/>
      <text:p text:style-name="P464">You luggage is heavy. I`ll help you — У вас тяжелый багаж. Я помогу вам.</text:p>
      <text:p text:style-name="P464">Will you help me? — Ты мне поможешь?</text:p>
      <text:p text:style-name="P386"/>
      <text:p text:style-name="P582"><text:span text:style-name="T157">Ситуации с </text:span><text:span text:style-name="T104">will</text:span><text:span text:style-name="T157"> переводятся будущим, а с </text:span><text:span text:style-name="T104">won`t </text:span><text:span text:style-name="T157">— настоящим. </text:span><text:span text:style-name="T104">Won`t</text:span><text:span text:style-name="T157"> означает </text:span></text:p>
      <text:p text:style-name="P378">«отказывается» (не смотря на мои ожидание, действие не происходит).</text:p>
      <text:p text:style-name="P377"/>
      <text:p text:style-name="P465"/>
      <text:p text:style-name="P877">What`s wrong? My Car won`t start — Что случилось? Моя машина не заводится. </text:p>
      <text:p text:style-name="P465">(отказывается заводиться)</text:p>
      <text:p text:style-name="P377"/>
      <text:p text:style-name="P581"><text:span text:style-name="T158">Модальный глагол </text:span><text:span text:style-name="T105">shall</text:span><text:span text:style-name="T15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5">will</text:span><text:span text:style-name="T158">.</text:span></text:p>
      <text:p text:style-name="P379"/>
      <text:p text:style-name="P581"><text:span text:style-name="T15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5">I</text:span><text:span text:style-name="T158"> или </text:span><text:span text:style-name="T105">we</text:span><text:span text:style-name="T158">.</text:span></text:p>
      <text:p text:style-name="P379"/>
      <text:p text:style-name="P466">Shall I close the door? - Я закрою дверь? (вы не против, если я закрою дверь?)</text:p>
      <text:p text:style-name="P33"><text:span text:style-name="T304">S</text:span><text:span text:style-name="T300">hall we dance? - Потанцуем? (вы не против потанцевать?)</text:span></text:p>
      <text:p text:style-name="P377"/>
      <text:p text:style-name="P354"><text:span text:style-name="T645">Глаголы </text:span><text:span text:style-name="T362">c</text:span><text:span text:style-name="T349">an</text:span> и <text:span text:style-name="T362">c</text:span><text:span text:style-name="T349">ould</text:span></text:p>
      <text:p text:style-name="P379"/>
      <text:p text:style-name="P587"><text:span text:style-name="T117">Can</text:span><text:span text:style-name="T160"> переводится как «умею», «могу», «смогу». </text:span><text:span text:style-name="T179">С</text:span><text:span text:style-name="T160"> частицей </text:span><text:span text:style-name="T117">not</text:span><text:span text:style-name="T160"> в пишется либо </text:span></text:p>
      <text:p text:style-name="P248"><text:span text:style-name="T160">слитно — </text:span><text:span text:style-name="T117">cannot</text:span><text:span text:style-name="T160">, либо сокращенно — </text:span><text:span text:style-name="T117">can`t</text:span><text:span text:style-name="T160">. </text:span><text:span text:style-name="T179">М</text:span><text:span text:style-name="T161">ожет передавать следующие значения:</text:span></text:p>
      <text:list xml:id="list2304442837" text:style-name="L33">
        <text:list-item>
          <text:p text:style-name="P845"><text:span text:style-name="T160">у</text:span><text:span text:style-name="T161">мственные или физические возможности, умение что-то сделать;</text:span></text:p>
        </text:list-item>
        <text:list-item>
          <text:p text:style-name="P745">разрешение или запрет что-то cделать;</text:p>
        </text:list-item>
        <text:list-item>
          <text:p text:style-name="P745">просьба или предложение о помощи;</text:p>
        </text:list-item>
        <text:list-item>
          <text:p text:style-name="P745">неуверенность в совершении действия (в вопросах).</text:p>
        </text:list-item>
      </text:list>
      <text:p text:style-name="P381"/>
      <text:p text:style-name="P34"><text:span text:style-name="T305">H</text:span><text:span text:style-name="T300">e can understand my English — Он может понимать мой английский.</text:span></text:p>
      <text:p text:style-name="P467">You can`t smoke here — Ты не можешь сдесь курить.</text:p>
      <text:p text:style-name="P467">Can I help you? - Я могу вам помочь?</text:p>
      <text:p text:style-name="P387"/>
      <text:p text:style-name="P650"><text:span text:style-name="T160">В </text:span><text:span text:style-name="T145">разговорной речи </text:span><text:span text:style-name="T99">can</text:span><text:span text:style-name="T145"> широко используется именно, когда нужно спросить разрешение </text:span></text:p>
      <text:p text:style-name="P651"><text:span text:style-name="T145">что-то сделать. </text:span><text:span text:style-name="T185">Е</text:span><text:span text:style-name="T183">сли нужно спросить разрешение вежливо, то используется may.</text:span></text:p>
      <text:p text:style-name="P423"/>
      <text:p text:style-name="P590"><text:span text:style-name="T119">Can</text:span><text:span text:style-name="T120"> I use your phone? / May I use your phone? - Я мог</text:span><text:span text:style-name="T119">у</text:span><text:span text:style-name="T120"> воспольз</text:span><text:span text:style-name="T119">оваться</text:span><text:span text:style-name="T120"> </text:span></text:p>
      <text:p text:style-name="P590"><text:span text:style-name="T119">твоим/</text:span><text:span text:style-name="T120">вашим телефоном?</text:span></text:p>
      <text:p text:style-name="P380"/>
      <text:p text:style-name="P652"><text:span text:style-name="T99">Could [куд] </text:span><text:span text:style-name="T145">переводится как «мог», «мог бы» и является прошедшей формой от </text:span><text:span text:style-name="T99">can</text:span><text:span text:style-name="T145">. </text:span></text:p>
      <text:p text:style-name="P388">Его следует использовать, когда мы говорим о том, что что-то умели или могли в прошлом.</text:p>
      <text:p text:style-name="P422">Также <text:span text:style-name="T349">could</text:span> <text:span text:style-name="T664">применяется</text:span> в качестве официальной формы обращения.</text:p>
      <text:p text:style-name="P388"/>
      <text:p text:style-name="P468">I could read at the age of 4 — Я мог читать в 4 года.</text:p>
      <text:p text:style-name="P468">This story could be true — Эта история могла бы быть правдой.</text:p>
      <text:p text:style-name="P359"/>
      <text:p text:style-name="P359"><text:span text:style-name="T643">К</text:span>онструкция <text:span text:style-name="T349">be able to</text:span></text:p>
      <text:p text:style-name="P389"/>
      <text:p text:style-name="P390">Дублирует по значению модальные глаголы <text:span text:style-name="T349">can/could</text:span>. Говорит о возможности </text:p>
      <text:p text:style-name="P390">соверишить действие. <text:span text:style-name="T658">В настоящем времени </text:span><text:span text:style-name="T642">заменяется модальным глаголом </text:span><text:span text:style-name="T361">can</text:span><text:span text:style-name="T658">.</text:span></text:p>
      <text:p text:style-name="P390"/>
      <text:p text:style-name="P391">В этой конструкции глагол <text:span text:style-name="T349">be</text:span> передает время:</text:p>
      <text:list xml:id="list3189671018" text:style-name="L34">
        <text:list-item>
          <text:p text:style-name="P746">am/is/are able to — могу/может/могут (есть возможность);</text:p>
        </text:list-item>
        <text:list-item>
          <text:p text:style-name="P746">was/were able to — смог/смогли;</text:p>
        </text:list-item>
        <text:list-item>
          <text:p text:style-name="P746">will be able to — смогу/сможет/смогут.</text:p>
        </text:list-item>
      </text:list>
      <text:p text:style-name="P392"/>
      <text:p text:style-name="P583"><text:span text:style-name="T106">B</text:span><text:span text:style-name="T107">e able to</text:span><text:span text:style-name="T162"> передает оттенок </text:span><text:span text:style-name="T163">того, что </text:span><text:span text:style-name="T166">человек</text:span><text:span text:style-name="T163"> обычно не может сделать, но именно тогда </text:span></text:p>
      <text:p text:style-name="P583"><text:span text:style-name="T163">смог (в прошедшем) или сможет (в будущем).</text:span><text:span text:style-name="T162"> </text:span><text:span text:style-name="T163">Т</text:span><text:span text:style-name="T162">. е. не «мог</text:span><text:span text:style-name="T163">у</text:span><text:span text:style-name="T162">», а «</text:span><text:span text:style-name="T163">смогу</text:span><text:span text:style-name="T162">».</text:span></text:p>
      <text:p text:style-name="P393"/>
      <text:p text:style-name="P469"><text:soft-page-break/>Stacey talked rather quickly, but I was able to understand her — Стэйси говорила довольно быстро, но я смог понять её.</text:p>
      <text:p text:style-name="P469"/>
      <text:p text:style-name="P469">If I learn French, I will be able to understand it — Если я буду учить французский, </text:p>
      <text:p text:style-name="P469">я смогу понимать его.</text:p>
      <text:p text:style-name="P469"/>
      <text:p text:style-name="P355"><text:span text:style-name="T645">Глаголы </text:span><text:span text:style-name="T362">m</text:span><text:span text:style-name="T349">ight</text:span> и <text:span text:style-name="T362">m</text:span><text:span text:style-name="T349">ay</text:span></text:p>
      <text:p text:style-name="P469"/>
      <text:p text:style-name="P588"><text:span text:style-name="T180">M</text:span><text:span text:style-name="T110">ight [майт]</text:span><text:span text:style-name="T164"> переводится как «может» или «мог бы», </text:span><text:span text:style-name="T171">а</text:span><text:span text:style-name="T647"> т</text:span>акже <text:span text:style-name="T164">наречием </text:span><text:span text:style-name="T169">«возможно», «вероятно», </text:span><text:span text:style-name="T170">«должно быть», </text:span><text:span text:style-name="T169">«наверное»</text:span><text:span text:style-name="T164">. </text:span></text:p>
      <text:p text:style-name="P419"/>
      <text:p text:style-name="P394">Он указывает на вероятность того, что ситуация может происходить сейчас или произойти </text:p>
      <text:p text:style-name="P394">в ближайшем будущем. Является синонимом фразе <text:span text:style-name="T349">it is possible that</text:span> (возможно, что).</text:p>
      <text:p text:style-name="P487"/>
      <text:p text:style-name="P653"><text:span text:style-name="T99">Look at the sky. It might rain — Посмотри на небо. Возможно </text:span><text:span text:style-name="T109">пойдет дождь.</text:span></text:p>
      <text:p text:style-name="P654"><text:span text:style-name="T109">M</text:span><text:span text:style-name="T99">ight Tom call in the evening? - Том может позвонить вечером? (может</text:span><text:span text:style-name="T111"> ли он позвонить</text:span><text:span text:style-name="T99">?)</text:span></text:p>
      <text:p text:style-name="P469"/>
      <text:p text:style-name="P627"><text:span text:style-name="T180">Отрицание</text:span><text:span text:style-name="T165"> </text:span><text:span text:style-name="T108">might</text:span><text:span text:style-name="T165"> </text:span><text:span text:style-name="T108">not</text:span><text:span text:style-name="T165"> </text:span><text:span text:style-name="T180">сокращается до</text:span><text:span text:style-name="T165"> </text:span><text:span text:style-name="T108">mightn`t [майтэнт]</text:span><text:span text:style-name="T165">.</text:span></text:p>
      <text:p text:style-name="P420"/>
      <text:p text:style-name="P627"><text:span text:style-name="T164">Модальный глагол </text:span><text:span text:style-name="T110">may</text:span><text:span text:style-name="T164"> в современном английском используется </text:span><text:span text:style-name="T165">редко</text:span><text:span text:style-name="T164">. Но его часто применяют, когда нужно предложить помощь незнакомому человеку. </text:span><text:span text:style-name="T184">Он п</text:span><text:span text:style-name="T164">ереводится как «иметь возможность» и по сути </text:span><text:span text:style-name="T165">взаимозаменяем с</text:span><text:span text:style-name="T164"> </text:span><text:span text:style-name="T110">might</text:span><text:span text:style-name="T164">.</text:span></text:p>
      <text:p text:style-name="P470"/>
      <text:p text:style-name="P470">May I help you, sir? Я могу вам помочь, сэр? (имею ли я возможность вам помочь?)</text:p>
      <text:p text:style-name="P421"/>
      <text:p text:style-name="P356"><text:span text:style-name="T646">Глагол </text:span><text:span text:style-name="T363">m</text:span><text:span text:style-name="T349">ust</text:span></text:p>
      <text:p text:style-name="P395"/>
      <text:p text:style-name="P591"><text:span text:style-name="T186">О</text:span><text:span text:style-name="T170">дин из самых распространенных в речи модальных глаголов. </text:span><text:span text:style-name="T187">И</text:span><text:span text:style-name="T170">спользуется в настоящем времени. Переводится как «должен», «обязан» или «должно быть», «</text:span><text:span text:style-name="T167">наверное»</text:span><text:span text:style-name="T170">.</text:span></text:p>
      <text:p text:style-name="P396"/>
      <text:p text:style-name="P247"><text:span text:style-name="T167">П</text:span><text:span text:style-name="T161">ереда</text:span><text:span text:style-name="T167">ет</text:span><text:span text:style-name="T161"> следующие значения</text:span><text:span text:style-name="T168">:</text:span></text:p>
      <text:list xml:id="list534760544" text:style-name="L35">
        <text:list-item>
          <text:p text:style-name="P747">необходимость, обязанность, долг;</text:p>
        </text:list-item>
        <text:list-item>
          <text:p text:style-name="P748">настойчивый совет, приказ, запрет (в отрицаниях);</text:p>
        </text:list-item>
      </text:list>
      <text:p text:style-name="P488"/>
      <text:p text:style-name="P488">I must go — Я должен идти. </text:p>
      <text:p text:style-name="P473">He must not be at home now — <text:s/><text:span text:style-name="T657">О</text:span>н не должен сейчас быть дома.</text:p>
      <text:p text:style-name="P617"><text:span text:style-name="T134">Must we hurry? — Нам нужно торопиться? </text:span><text:span text:style-name="T135">(должны ли мы торопиться?)</text:span></text:p>
      <text:p text:style-name="P473"/>
      <text:p text:style-name="P617"><text:span text:style-name="T168">Отрицание </text:span><text:span text:style-name="T118">must not</text:span><text:span text:style-name="T168"> </text:span><text:span text:style-name="T180">означает</text:span><text:span text:style-name="T168"> «нельзя», «запрещено». Сокращается до </text:span><text:span text:style-name="T118">musn`t [мазнт]</text:span><text:span text:style-name="T168">.</text:span></text:p>
      <text:p text:style-name="P471">You musn`t park here — Здесь нельзя парковаться.</text:p>
      <text:p text:style-name="P396"/>
      <text:p text:style-name="P397">Когда <text:span text:style-name="T34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97"/>
      <text:p text:style-name="P472">She has worked so hard these days. She must<text:span text:style-name="T557"> </text:span>be very tired — </text:p>
      <text:p text:style-name="P472">Она так много работала в эти дни. Она, наверное, очень <text:span text:style-name="T644">уставшая.</text:span></text:p>
      <text:p text:style-name="P474"/>
      <text:p text:style-name="P357">Конструкция <text:span text:style-name="T349">have to</text:span></text:p>
      <text:p text:style-name="P398"/>
      <text:p text:style-name="P400">Дублирует по значению модальный глагол <text:span text:style-name="T349">must</text:span>. Говорит об обязанностях, </text:p>
      <text:p text:style-name="P400">которые человек вынежден выполнять <text:span text:style-name="T659">не по свое воле</text:span>. </text:p>
      <text:p text:style-name="P399"/>
      <text:p text:style-name="P399"><text:soft-page-break/>В настоящем времени <text:span text:style-name="T349">have to</text:span> и <text:span text:style-name="T349">must</text:span> взаимозаменяемы и часто разницы между ними нет.</text:p>
      <text:p text:style-name="P399">Однако <text:span text:style-name="T349">must</text:span> означает необходимость, которая исходит от самого человека, </text:p>
      <text:p text:style-name="P399">а <text:span text:style-name="T349">have to</text:span> говорит о необходимости, исходящей извне.</text:p>
      <text:p text:style-name="P399"/>
      <text:p text:style-name="P475">I must do it — Я должен это сделать (это мой долг).</text:p>
      <text:p text:style-name="P475">I have to do it — Я должен это сделать (того требуют обстоятельства).</text:p>
      <text:p text:style-name="P399"/>
      <text:p text:style-name="P584"><text:span text:style-name="T112">Have to</text:span><text:span text:style-name="T172">, в отличие от </text:span><text:span text:style-name="T112">must</text:span><text:span text:style-name="T172">, может употребляться во всех временах. Форма в будущем </text:span></text:p>
      <text:p text:style-name="P401">времени используется редко и ее предпочитают заменять на форму настоящего.</text:p>
      <text:p text:style-name="P401"/>
      <text:p text:style-name="P401">Отрицательная и вопросительная форма образуется с помощью вспомогательных </text:p>
      <text:p text:style-name="P584"><text:span text:style-name="T172">глаголов </text:span><text:span text:style-name="T112">do/did/will</text:span><text:span text:style-name="T172">. (</text:span><text:span text:style-name="T188">здесь </text:span><text:span text:style-name="T112">have</text:span><text:span text:style-name="T172"> ведет себя как смысловой глагол).</text:span></text:p>
      <text:p text:style-name="P477"/>
      <text:p text:style-name="P476"><text:span text:style-name="T667">I </text:span><text:span text:style-name="T300">had to go — Я должен был идти.</text:span></text:p>
      <text:p text:style-name="P475">He doesn`t have to go — Он не должен идти.</text:p>
      <text:p text:style-name="P489">Will they have to go? — Они должны будут идти?</text:p>
      <text:p text:style-name="P402"/>
      <text:p text:style-name="P655"><text:span text:style-name="T172">В </text:span><text:span text:style-name="T145">отрицательных предложениях </text:span><text:span text:style-name="T99">have to</text:span><text:span text:style-name="T145"> и </text:span><text:span text:style-name="T99">must</text:span><text:span text:style-name="T145"> передают разный смысл. </text:span></text:p>
      <text:p text:style-name="P655"><text:span text:style-name="T99">Must not</text:span><text:span text:style-name="T145"> выражает запрет, а </text:span><text:span text:style-name="T99">heve to</text:span><text:span text:style-name="T145"> — отсутсвие обязанности.</text:span></text:p>
      <text:p text:style-name="P445"/>
      <text:p text:style-name="P475">You mustn`t tell anyone — Ты не должен рассказывать никому.</text:p>
      <text:p text:style-name="P475">You don`t have to tell me everything — Можешь не рассказывать мне всего.</text:p>
      <text:p text:style-name="P401"/>
      <text:p text:style-name="P592"><text:span text:style-name="T113">Have</text:span><text:span text:style-name="T173"> в значении «должен» всегда используется с частицей </text:span><text:span text:style-name="T113">to</text:span><text:span text:style-name="T173">. Если не поставить </text:span><text:span text:style-name="T113">to</text:span><text:span text:style-name="T173"> </text:span></text:p>
      <text:p text:style-name="P592"><text:span text:style-name="T173">после </text:span><text:span text:style-name="T113">have</text:span><text:span text:style-name="T173">, то этот глагол будет ознать «иметь». </text:span></text:p>
      <text:p text:style-name="P401"/>
      <text:p text:style-name="P9"><text:span text:style-name="T223">Г</text:span><text:span text:style-name="T224">лагол </text:span><text:span text:style-name="T139">should</text:span></text:p>
      <text:p text:style-name="P403"/>
      <text:p text:style-name="P593"><text:span text:style-name="T121">Should [шуд] </text:span><text:span text:style-name="T189">подходит</text:span><text:span text:style-name="T173">, чтобы дать</text:span><text:span text:style-name="T189"> вежливый</text:span><text:span text:style-name="T173"> совет. Переводится как «</text:span><text:span text:style-name="T190">следует сделать</text:span><text:span text:style-name="T173">» </text:span></text:p>
      <text:p text:style-name="P593"><text:span text:style-name="T190">или «нужно (так поступить)». </text:span><text:span text:style-name="T192">С</text:span><text:span text:style-name="T190">вязан с на</text:span><text:span text:style-name="T192">с</text:span><text:span text:style-name="T190">тоящим и будущим временем. Грамматически использ</text:span><text:span text:style-name="T189">уется</text:span><text:span text:style-name="T190"> по тем же правилами, что и другие модальные глаголы.</text:span></text:p>
      <text:p text:style-name="P406"/>
      <text:p text:style-name="P40">You should be more attentive — Вам следует быть более внимательным.</text:p>
      <text:p text:style-name="P404"/>
      <text:p text:style-name="P594"><text:span text:style-name="T191">Для</text:span><text:span text:style-name="T190"> совет</text:span><text:span text:style-name="T191">а</text:span><text:span text:style-name="T190">, помимо </text:span><text:span text:style-name="T121">should,</text:span><text:span text:style-name="T190"> можно также использовать обороты, помогающие </text:span></text:p>
      <text:p text:style-name="P594"><text:span text:style-name="T190">выразить мненеие, например </text:span><text:span text:style-name="T121">I think, I don`t think</text:span><text:span text:style-name="T190">.</text:span></text:p>
      <text:p text:style-name="P405"/>
      <text:p text:style-name="P478">I think you should leave — Думаю, вам пора уйти.</text:p>
      <text:p text:style-name="P479"/>
      <text:p text:style-name="P585"><text:span text:style-name="T114">Should</text:span><text:span text:style-name="T174"> также выражает: недоумение, удивление, возмущение. В этом случае </text:span><text:span text:style-name="T191">он</text:span><text:span text:style-name="T174"> передает эмоциональную окраску высказыванию. Отрицательная форма говорит о плохой зате</text:span><text:span text:style-name="T175">е</text:span><text:span text:style-name="T174">.</text:span></text:p>
      <text:p text:style-name="P404"/>
      <text:p text:style-name="P478">Why should I go there? - Скакой стати мне туда идти?</text:p>
      <text:p text:style-name="P478">You shouldn`t go there — Не нужно туда идти <text:span text:style-name="T665">(это плохая идея)</text:span>.</text:p>
      <text:p text:style-name="P404"/>
      <text:p text:style-name="P10"><text:span text:style-name="T218">Глагол </text:span><text:span text:style-name="T137">would</text:span></text:p>
      <text:p text:style-name="P407"/>
      <text:p text:style-name="P409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649">Грамматически использ</text:span><text:span text:style-name="T650">уется</text:span><text:span text:style-name="T649"> по тем же правилами, что и другие модальные глаголы.</text:span></text:p>
      <text:p text:style-name="P408"/>
      <text:p text:style-name="P412"><text:soft-page-break/>При переводе <text:span text:style-name="T349">would</text:span>, <text:span text:style-name="T650">по сути, </text:span>выпадает, а идущий после него смысловой глагол, используется с частицей<text:span text:style-name="T364"> </text:span><text:span text:style-name="T349">to</text:span>. <text:span text:style-name="T364">Would</text:span><text:span text:style-name="T652"> часто сокращается до </text:span><text:span text:style-name="T364">`d</text:span><text:span text:style-name="T652"> и произносится как одна буква (поэтому поначалу расслышать </text:span><text:span text:style-name="T364">would</text:span><text:span text:style-name="T652"> в предложении довольно сложно).</text:span></text:p>
      <text:p text:style-name="P408"/>
      <text:p text:style-name="P410"><text:span text:style-name="T648">В</text:span>стречается в вариантах, <text:span text:style-name="T666">когда</text:span>:</text:p>
      <text:list xml:id="list1617174436" text:style-name="L36">
        <text:list-item>
          <text:p text:style-name="P749">соответствует русской частице «бы» (когда представляют ситуацию);</text:p>
        </text:list-item>
        <text:list-item>
          <text:p text:style-name="P749">сообщает о привычках прошлого (в этом случае может заменяться на <text:span text:style-name="T349">used to</text:span>).</text:p>
        </text:list-item>
      </text:list>
      <text:p text:style-name="P411"/>
      <text:p text:style-name="P480">I would like to live in New Your — Я бы хотел жить в Нью Йорке <text:span text:style-name="T648">(представил)</text:span>.</text:p>
      <text:p text:style-name="P481">I wouldn`t watch this film with my child — Я бы не смотрела этот фильм с моим ребенком.</text:p>
      <text:p text:style-name="P482">Would you like to go <text:span text:style-name="T651">to the party with us? </text:span>—<text:span text:style-name="T651"> Ты бы хотел пойти с нами на вечеринку?</text:span></text:p>
      <text:p text:style-name="P413"/>
      <text:p text:style-name="P628"><text:span text:style-name="T176">Фраза </text:span><text:span text:style-name="T115">would you like</text:span><text:span text:style-name="T176"> часто используется, когда хотят предложить человеку услугу</text:span><text:span text:style-name="T194">, </text:span><text:span text:style-name="T176">предмет </text:span></text:p>
      <text:p text:style-name="P628"><text:span text:style-name="T176">и т. п. Если человек согласен, то он отвечает </text:span><text:span text:style-name="T115">I`d like to</text:span><text:span text:style-name="T176"> (</text:span><text:span text:style-name="T193">я бы хотел</text:span><text:span text:style-name="T176">) </text:span><text:span text:style-name="T193">или </text:span><text:span text:style-name="T123">I`d love to</text:span></text:p>
      <text:p text:style-name="P628"><text:span text:style-name="T176">(с удовольствием). <text:s/></text:span><text:span text:style-name="T115">I`d like to </text:span><text:span text:style-name="T216">можно использовать вместо</text:span><text:span text:style-name="T132"> I want </text:span><text:span text:style-name="T136">(уточнить)</text:span><text:span text:style-name="T132">.</text:span></text:p>
      <text:p text:style-name="P414"/>
      <text:p text:style-name="P595"><text:span text:style-name="T115">Would you like a cup of </text:span><text:span text:style-name="T122">tea</text:span><text:span text:style-name="T115">? Yes, I would — Вы бы хотили чашечку </text:span><text:span text:style-name="T122">чая</text:span><text:span text:style-name="T115">? Да, хотел бы.</text:span></text:p>
      <text:p text:style-name="P414"/>
      <text:p text:style-name="P483">What would you like, coffee or tea? I`d like some cofee — Чтобы вы хотели, </text:p>
      <text:p text:style-name="P483">кофе или чай? Я бы хотел кофе.</text:p>
      <text:p text:style-name="P414"/>
      <text:p text:style-name="P358">Конструкция <text:span text:style-name="T349">used to</text:span></text:p>
      <text:p text:style-name="P414"/>
      <text:p text:style-name="P415">Используется, когда говорят о регулярных вещах, происходящих в прошлом. </text:p>
      <text:p text:style-name="P586"><text:span text:style-name="T177">Британцы </text:span><text:span text:style-name="T178">предпочитают</text:span><text:span text:style-name="T177"> </text:span><text:span text:style-name="T116">used to</text:span><text:span text:style-name="T177">, американцы чаще использую </text:span><text:span text:style-name="T116">would</text:span><text:span text:style-name="T177">.</text:span></text:p>
      <text:p text:style-name="P415"/>
      <text:p text:style-name="P415">На русский <text:span text:style-name="T349">would/used to</text:span> можно перевести как «имел привычку делать» <text:span text:style-name="T654">или</text:span> «раньше».</text:p>
      <text:p text:style-name="P416"><text:span text:style-name="T654">Также </text:span><text:span text:style-name="T349">would/used to</text:span> <text:span text:style-name="T654">подразумевает, что сейчас человек уже не делает того, что делал раньше.</text:span></text:p>
      <text:p text:style-name="P416"/>
      <text:p text:style-name="P417">Как правило <text:span text:style-name="T349">would</text:span> используется в ситуациях, когда указан период во время которого </text:p>
      <text:p text:style-name="P417">человек так не поступал. </text:p>
      <text:p text:style-name="P417"/>
      <text:p text:style-name="P418">После <text:span text:style-name="T349">used to</text:span> стоит глагол в начальной форме. В настоящем времени эта констуркция </text:p>
      <text:p text:style-name="P418">не используется <text:span text:style-name="T655">(для этого есть Present Simple) </text:span>и<text:span text:style-name="T653"> </text:span>часто <text:span text:style-name="T653">выпадает при переводе.</text:span></text:p>
      <text:p text:style-name="P418"/>
      <text:p text:style-name="P484">I used to live in Bristol — Раньше я жил <text:span text:style-name="T656">в Бристоле (а сейчас нет).</text:span></text:p>
      <text:p text:style-name="P485">I didn`t use to drink tea — Раньше я не пил чай (а теперь пью).</text:p>
      <text:p text:style-name="P486">Did you use to play tennis? — Ты раньше играл в теннис?</text:p>
      <text:p text:style-name="P361"/>
      <text:p text:style-name="P361">Повелительно наклонение. Imperative</text:p>
      <text:p text:style-name="P424"/>
      <text:p text:style-name="P425">Это способ озвучить распоряжение, приказ, <text:span text:style-name="T668">просьбу</text:span> или призыв к действию.</text:p>
      <text:p text:style-name="P425">В речи очень часто используются предложения в форме повелительного наклонения.</text:p>
      <text:p text:style-name="P425"/>
      <text:p text:style-name="P596"><text:span text:style-name="T195">Чтобы выразить приказ или просьбу (</text:span><text:span text:style-name="T196">настойчиво</text:span><text:span text:style-name="T195">), нужно начать предложение с глагола </text:span></text:p>
      <text:p text:style-name="P426">в начальной форме (форма повелительного наклонения только одна).</text:p>
      <text:p text:style-name="P425"/>
      <text:p text:style-name="P41"><text:span text:style-name="T306">C</text:span><text:span text:style-name="T300">ome here — Подойдите сюда ( призыв к действию).</text:span></text:p>
      <text:p text:style-name="P490">Put your gun down! — Опусти оружие! (приказ).</text:p>
      <text:p text:style-name="P490">Help! — Помогите! (настойчивая просьба).</text:p>
      <text:p text:style-name="P427"/>
      <text:p text:style-name="P656"><text:span text:style-name="T145">Чтобы просьба звучала вежливее, </text:span><text:span text:style-name="T197">используют слово please: </text:span><text:span text:style-name="T124">Come here, please</text:span><text:span text:style-name="T197">.</text:span></text:p>
      <text:p text:style-name="P657"><text:soft-page-break/><text:span text:style-name="T197">Е</text:span><text:span text:style-name="T145">сли </text:span><text:span text:style-name="T198">человеку предлагают угоститься едой, то часто начинают предложение с </text:span><text:span text:style-name="T125">have</text:span><text:span text:style-name="T198">.</text:span></text:p>
      <text:p text:style-name="P491">Have a cake, please — Угощайтесь тортом, пожалуйста.</text:p>
      <text:p text:style-name="P428"/>
      <text:p text:style-name="P678"><text:span text:style-name="T145">Глагол </text:span><text:span text:style-name="T99">have</text:span><text:span text:style-name="T145"> может входить в устойчивые обороты, связанные с пожеланием. </text:span></text:p>
      <text:p text:style-name="P428">В этом случае он обычно выпадает при переводе.</text:p>
      <text:p text:style-name="P429"/>
      <text:p text:style-name="P42"><text:span text:style-name="T307">H</text:span><text:span text:style-name="T300">ave a nice time — Приятно провести время.</text:span></text:p>
      <text:p text:style-name="P492">Have fun — Повеселитесь.</text:p>
      <text:p text:style-name="P492"/>
      <text:p text:style-name="P114"><text:span text:style-name="T300">Если нужно призвать человека или группу людей совершить что-то вместе, то нужно использовать </text:span><text:span text:style-name="T99">let`s (let us)</text:span><text:span text:style-name="T300"> перед глаголом. Это еще один способ говорить вежливее </text:span></text:p>
      <text:p text:style-name="P430">в повелительном наклонении.</text:p>
      <text:p text:style-name="P430"/>
      <text:p text:style-name="P492">Let`s do it — Давай сделаем это (досл. Позволь нам сделать это).</text:p>
      <text:p text:style-name="P492">Let`s not watch this movie — Давай не будем смотреть этот фильм.</text:p>
      <text:p text:style-name="P430"/>
      <text:p text:style-name="P114"><text:span text:style-name="T300">Если нужно попросить человека не делать что-либо, то нужно начать с </text:span><text:span text:style-name="T99">don`t</text:span><text:span text:style-name="T300">.</text:span></text:p>
      <text:p text:style-name="P492"/>
      <text:p text:style-name="P493">Don`t come here — Не подходи сюда. </text:p>
      <text:p text:style-name="P493">Don`t do it — Не делай этого.</text:p>
      <text:p text:style-name="P493"/>
      <text:p text:style-name="P360">Пассивный<text:span text:style-name="T676"> </text:span>залог. <text:span text:style-name="T677">Passive Voice</text:span></text:p>
      <text:p text:style-name="P431"/>
      <text:p text:style-name="P115"><text:span text:style-name="T300">В английском языке, как и в русском, </text:span><text:span text:style-name="T308">есть 2</text:span><text:span text:style-name="T300"> вида залога: активный и пассивный.</text:span></text:p>
      <text:p text:style-name="P597"><text:span text:style-name="T199">Активный залог </text:span><text:span text:style-name="T200">по другому</text:span><text:span text:style-name="T199"> называется действительным (я сам совершаю действие), </text:span></text:p>
      <text:p text:style-name="P432">а пассивный — страдательным (надо мной совершают действие.)</text:p>
      <text:p text:style-name="P433"/>
      <text:p text:style-name="P434">Порядок слов у предложения в пассивном залоге: </text:p>
      <text:list xml:id="list1454296729" text:style-name="L37">
        <text:list-item>
          <text:p text:style-name="P750">подлежащее;</text:p>
        </text:list-item>
        <text:list-item>
          <text:p text:style-name="P750">сказуемое в пассивном залоге (что сделано?);</text:p>
        </text:list-item>
        <text:list-item>
          <text:p text:style-name="P750">дополнение;</text:p>
        </text:list-item>
        <text:list-item>
          <text:p text:style-name="P750">обстоятельство.</text:p>
        </text:list-item>
      </text:list>
      <text:p text:style-name="P435"/>
      <text:p text:style-name="P598"><text:span text:style-name="T201">Сказуемое в пассивном залоге состоит из 2х частей: вспомогательного глагола </text:span><text:span text:style-name="T129">be</text:span><text:span text:style-name="T201"> </text:span></text:p>
      <text:p text:style-name="P598"><text:span text:style-name="T201">и смыслового глагола в 3й форме </text:span><text:span text:style-name="T214">(для </text:span><text:span text:style-name="T215">группы </text:span><text:span text:style-name="T214">Simple)</text:span><text:span text:style-name="T201">.</text:span></text:p>
      <text:p text:style-name="P436"/>
      <text:p text:style-name="P43"><text:span text:style-name="T311">I finished my work</text:span><text:span text:style-name="T300"> yesterday — </text:span><text:span text:style-name="T311">Я закончил работу</text:span><text:span text:style-name="T300"> вчера (активный залог).</text:span></text:p>
      <text:p text:style-name="P43"><text:span text:style-name="T311">The work was finished</text:span><text:span text:style-name="T300"> yesterday — </text:span><text:span text:style-name="T311">Работа была закончена</text:span><text:span text:style-name="T300"> вчера (пассивный залог).</text:span></text:p>
      <text:p text:style-name="P446"/>
      <text:p text:style-name="P603"><text:span text:style-name="T212">П</text:span><text:span text:style-name="T211">ассивный залог </text:span><text:span text:style-name="T212">обычно </text:span><text:span text:style-name="T211">используется, когда автор действия неизвестен, не важен </text:span></text:p>
      <text:p text:style-name="P116"><text:span text:style-name="T300">или намеренно скрыт. </text:span><text:span text:style-name="T309">Пассивный залог часто применяется в деловой речи.</text:span></text:p>
      <text:p text:style-name="P494"/>
      <text:p text:style-name="P495">This house is quite old. It was buil in 1990 — Дом старый. Он был простроен в 1990 году.</text:p>
      <text:p text:style-name="P495">(кто построил дом — неизвестно; известен только дом, и что с ним сделали — построили).</text:p>
      <text:p text:style-name="P496"/>
      <text:p text:style-name="P599"><text:span text:style-name="T202">Если нужно указать </text:span><text:span text:style-name="T203">автора</text:span><text:span text:style-name="T202"> действи</text:span><text:span text:style-name="T203">я</text:span><text:span text:style-name="T202">, то это можно сделать в дополнении </text:span></text:p>
      <text:p text:style-name="P599"><text:span text:style-name="T202">с использованием предлога </text:span><text:span text:style-name="T130">by</text:span><text:span text:style-name="T202"> (кем).</text:span></text:p>
      <text:p text:style-name="P437"/>
      <text:p text:style-name="P495">Ann Karenina was written by Leo Tolstoy — Анна Каренина была написана Львом Толстым.</text:p>
      <text:p text:style-name="P600"><text:span text:style-name="T126">(</text:span><text:span text:style-name="T127">над книгой совершили действие — ее написали</text:span><text:span text:style-name="T126">)</text:span></text:p>
      <text:p text:style-name="P497"/>
      <text:p text:style-name="P438"/>
      <text:p text:style-name="P732"><text:span text:style-name="T204">Подлежащие </text:span><text:span text:style-name="T128">I</text:span><text:span text:style-name="T204">, в предложении с пассивным залогом, часто переводится </text:span></text:p>
      <text:p text:style-name="P438">не как «я», а как «мне/мной/меня».</text:p>
      <text:p text:style-name="P439"/>
      <text:p text:style-name="P498">I am ignored all the time — Меня игнорируют все время.</text:p>
      <text:p text:style-name="P498">I was born in 1990 — Я родился в 1990 году (Меня родили в 1990 году).</text:p>
      <text:p text:style-name="P498"/>
      <text:p text:style-name="P604"><text:span text:style-name="T204">При переводе </text:span><text:span text:style-name="T128">I was born</text:span><text:span text:style-name="T204">, не совсем понятно, что это пассивный залог </text:span><text:span text:style-name="T210">(</text:span><text:span text:style-name="T131">I</text:span><text:span text:style-name="T210"> переводится как «я»)</text:span><text:span text:style-name="T204">.</text:span></text:p>
      <text:p text:style-name="P249"><text:span text:style-name="T204">В английском таких фраз мног. </text:span><text:span text:style-name="T213">Их</text:span><text:span text:style-name="T204"> нужно просто </text:span><text:span text:style-name="T213">запомнить</text:span><text:span text:style-name="T204">, </text:span><text:span text:style-name="T205">например:</text:span></text:p>
      <text:list xml:id="list1720216165" text:style-name="L38">
        <text:list-item>
          <text:p text:style-name="P752">be born — родился (в Past Simple);</text:p>
        </text:list-item>
        <text:list-item>
          <text:p text:style-name="P752">be gone — умер (в Present Simple).</text:p>
        </text:list-item>
      </text:list>
      <text:p text:style-name="P440"/>
      <text:p text:style-name="P441">Present Simple Passive:</text:p>
      <text:p text:style-name="P499">Children are taught at school — Детей учат в школе.</text:p>
      <text:p text:style-name="P441"/>
      <text:p text:style-name="P441">Past Simple Passive:</text:p>
      <text:p text:style-name="P499">I was taught to ride a bike by my dadschool — Меня научил ездить на велосипеде папа.</text:p>
      <text:p text:style-name="P441"/>
      <text:p text:style-name="P441">Future Simple Passive:</text:p>
      <text:p text:style-name="P499">I will be taught English at university — Меня будут учить английскому в универе.</text:p>
      <text:p text:style-name="P499"/>
      <text:p text:style-name="P442">Present Perfect Passive <text:span text:style-name="T673">требует дополнительно</text:span><text:span text:style-name="T675">го</text:span><text:span text:style-name="T673"> слов</text:span><text:span text:style-name="T675">а</text:span><text:span text:style-name="T673"> </text:span><text:span text:style-name="T366">been, </text:span><text:span text:style-name="T675">после</text:span><text:span text:style-name="T367"> have</text:span><text:span text:style-name="T673">. </text:span></text:p>
      <text:p text:style-name="P443"><text:span text:style-name="T716">Е</text:span>сли его не указать, то предложение будет в форме активного залога (Present Perfect).</text:p>
      <text:p text:style-name="P500"/>
      <text:p text:style-name="P500">I have been taught an important lesson — Мне преподали важный урок.</text:p>
      <text:p text:style-name="P501">I have <text:span text:style-name="T674">taught an important lesson — </text:span>Я преподал важный урок.</text:p>
      <text:p text:style-name="P444"/>
      <text:p text:style-name="P441">Предложение в Present Perfect Passive можно перепутать с Present Perfect Continuous.</text:p>
      <text:p text:style-name="P441">Здесь главное в том, что в Passive смысловой глагол стоит в 3й форме, </text:p>
      <text:p text:style-name="P117"><text:span text:style-name="T300">а в Continuous — с окончанием </text:span><text:span text:style-name="T99">ing</text:span><text:span text:style-name="T300">.</text:span></text:p>
      <text:p text:style-name="P441"/>
      <text:p text:style-name="P601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601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502"/>
      <text:p text:style-name="P602"><text:span text:style-name="T226">Т</text:span><text:span text:style-name="T227">акже можно легко перепутать ситуации, когда be используется с прилагательным </text:span><text:span text:style-name="T228">и</text:span><text:span text:style-name="T227"> когда </text:span></text:p>
      <text:p text:style-name="P602"><text:span text:style-name="T228">с</text:span><text:span text:style-name="T227"> пассивн</text:span><text:span text:style-name="T228">ым</text:span><text:span text:style-name="T227"> залог</text:span><text:span text:style-name="T228">ом</text:span><text:span text:style-name="T227">. Здесь важно отлич</text:span><text:span text:style-name="T228">а</text:span><text:span text:style-name="T227">ть прилагательное от глагола.</text:span></text:p>
      <text:p text:style-name="P503"/>
      <text:p text:style-name="P234"><text:span text:style-name="T95">I am interested in art — Я</text:span><text:span text:style-name="T96"> интересуюсь</text:span><text:span text:style-name="T97"> </text:span><text:span text:style-name="T96">искусством </text:span><text:span text:style-name="T94">(interested — прилагательное)</text:span><text:span text:style-name="T96">.</text:span></text:p>
      <text:p text:style-name="P665"><text:span text:style-name="T70">I </text:span><text:span text:style-name="T67">am ignored all the time — Меня игнорируют все время (ignored — глагол в 3й форме).</text:span></text:p>
      <text:p text:style-name="P512"/>
      <text:p text:style-name="P339">Вопросительные предложения</text:p>
      <text:p text:style-name="P260"/>
      <text:p text:style-name="P262">Чтобы задать вопрос, нужно придерживаться обратного порядка слов, когда </text:p>
      <text:p text:style-name="P262">вспомогательный глагол стоит перед подлежащим (см. выше).</text:p>
      <text:p text:style-name="P262"/>
      <text:p text:style-name="P262">В вопросе может не быть вопросительного слова, смыслового глагола, дополнения, </text:p>
      <text:p text:style-name="P262">но в нем всегда есть вспомогательный глагол и подлежащее.</text:p>
      <text:p text:style-name="P262"/>
      <text:p text:style-name="P618">В английском есть 5 типов вопросов:</text:p>
      <text:p text:style-name="P264"/>
      <text:p text:style-name="P263"/>
      <text:p text:style-name="P733">1. Общий вопрос.</text:p>
      <text:p text:style-name="P263"/>
      <text:p text:style-name="P263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63"/>
      <text:p text:style-name="P658"><text:span text:style-name="T229">Чтобы коротко ответить на </text:span><text:span text:style-name="T230">такой </text:span><text:span text:style-name="T229">вопрос, недостаточно просто написать </text:span><text:span text:style-name="T73">yes/no</text:span><text:span text:style-name="T229">. Нужно также добавить корешок — местоимение со вспомогательным глаголом. </text:span><text:span text:style-name="T231">Корешок</text:span><text:span text:style-name="T229"> будет указыват</text:span><text:span text:style-name="T231">ь</text:span><text:span text:style-name="T229"> на мысль, которая была сказана в предыдушем предложении:</text:span></text:p>
      <text:p text:style-name="P530"/>
      <text:p text:style-name="P504"><text:span text:style-name="T557">Do you play</text:span> the piano? <text:span text:style-name="T419">—</text:span> Yes, <text:span text:style-name="T558">I do</text:span><text:span text:style-name="T567">.</text:span></text:p>
      <text:p text:style-name="P505"><text:span text:style-name="T558">Does Rita play</text:span><text:span text:style-name="T567"> football? </text:span><text:span text:style-name="T419">— </text:span><text:span text:style-name="T567">No, </text:span><text:span text:style-name="T558">she doesn`t</text:span><text:span text:style-name="T567">.</text:span> </text:p>
      <text:p text:style-name="P261"/>
      <text:p text:style-name="P263">2. Разделительный вопрос.</text:p>
      <text:p text:style-name="P263"/>
      <text:p text:style-name="P608"><text:span text:style-name="T232">Вопрос, который часто используется в разговорной речи, когда собеседник пытается </text:span><text:span text:style-name="T238">начать или поддержать беседу. Также с помощью таких вопросов можно </text:span><text:span text:style-name="T232">выяснить какую-то информацию на основе имеющихся фактов.</text:span></text:p>
      <text:p text:style-name="P265"/>
      <text:p text:style-name="P605"><text:span text:style-name="T232">С</text:span><text:span text:style-name="T233">остоит из 2х частей, разделенных запятой: утверждения и противоположного корешка. </text:span></text:p>
      <text:p text:style-name="P266">Корешок можно переводить словами: «правда?» «да?», «не так ли?», «верно?»</text:p>
      <text:p text:style-name="P44"><text:span text:style-name="T45">Y</text:span><text:span text:style-name="T44">ou play tennis every day, don`t you? </text:span><text:span text:style-name="T46">—</text:span><text:span text:style-name="T44"> Ты играешь в теннис, да?</text:span></text:p>
      <text:p text:style-name="P266"/>
      <text:p text:style-name="P605"><text:span text:style-name="T233">В </text:span><text:span text:style-name="T234">корешке </text:span><text:span text:style-name="T233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267"/>
      <text:p text:style-name="P269">Если в главной части отрицание, то в корешке должно быть утверждение (и наоборот). </text:p>
      <text:p text:style-name="P35"><text:span text:style-name="T47">You </text:span><text:span text:style-name="T48">don`t like tomato juice, do you? </text:span><text:span text:style-name="T46">—</text:span><text:span text:style-name="T48"> Ты не любишь томатный сок, да?</text:span></text:p>
      <text:p text:style-name="P269"/>
      <text:p text:style-name="P606"><text:span text:style-name="T235">Если в гланой части используется </text:span><text:span text:style-name="T74">I am</text:span><text:span text:style-name="T235">, то в корешке нужно говорить </text:span><text:span text:style-name="T74">aren`t I</text:span><text:span text:style-name="T235">, а не </text:span><text:span text:style-name="T74">amn`t I</text:span><text:span text:style-name="T235">.</text:span></text:p>
      <text:p text:style-name="P45"><text:span text:style-name="T47">I </text:span><text:span text:style-name="T44">am a famous artist, aren`t I? - Я знаменитая художница, да?</text:span></text:p>
      <text:p text:style-name="P269"/>
      <text:p text:style-name="P27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70"/>
      <text:p text:style-name="P607"><text:span text:style-name="T236">П</text:span><text:span text:style-name="T237">осему на такие вопросы лучше отвечать так, чтобы ответ отражал реальное </text:span></text:p>
      <text:p text:style-name="P271">положение дел, а не форму вопроса.</text:p>
      <text:p text:style-name="P271"/>
      <text:p text:style-name="P36"><text:span text:style-name="T49">T</text:span><text:span text:style-name="T44">hat isn`t your car, is it? Yes, it is — Это не твоя машина, да? Нет, моя</text:span></text:p>
      <text:p text:style-name="P615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268"/>
      <text:p text:style-name="P666"><text:span text:style-name="T233">3. </text:span><text:span text:style-name="T225">Специальный вопрос.</text:span></text:p>
      <text:p text:style-name="P272"/>
      <text:p text:style-name="P273">Самый популярный тип вопроса. Используется для получения доп. информации, </text:p>
      <text:p text:style-name="P659"><text:span text:style-name="T225">поэтому всегда начинается с вопросительного слова </text:span><text:span text:style-name="T240">или связки</text:span><text:span text:style-name="T225">.</text:span></text:p>
      <text:p text:style-name="P274"/>
      <text:p text:style-name="P275">Вопросительные слова:</text:p>
      <text:list xml:id="list2373978403" text:style-name="L39">
        <text:list-item>
          <text:p text:style-name="P855"><text:span text:style-name="T225">who [ху] — </text:span><text:span text:style-name="T239">кто</text:span><text:span text:style-name="T225">;</text:span></text:p>
        </text:list-item>
        <text:list-item>
          <text:p text:style-name="P855"><text:span text:style-name="T225">whom [хум] — </text:span><text:span text:style-name="T239">кого</text:span><text:span text:style-name="T225">;</text:span></text:p>
        </text:list-item>
        <text:list-item>
          <text:p text:style-name="P855"><text:span text:style-name="T225">whose [хуз] — </text:span><text:span text:style-name="T239">чей</text:span><text:span text:style-name="T225">;</text:span></text:p>
        </text:list-item>
        <text:list-item>
          <text:p text:style-name="P855"><text:span text:style-name="T225">what — </text:span><text:span text:style-name="T239">что, какой</text:span><text:span text:style-name="T225">;</text:span></text:p>
        </text:list-item>
        <text:list-item>
          <text:p text:style-name="P855"><text:soft-page-break/><text:span text:style-name="T225">which — </text:span><text:span text:style-name="T239">который</text:span><text:span text:style-name="T225">;</text:span></text:p>
        </text:list-item>
        <text:list-item>
          <text:p text:style-name="P855"><text:span text:style-name="T225">where [</text:span><text:span text:style-name="T239">вэа</text:span><text:span text:style-name="T225">] — </text:span><text:span text:style-name="T239">где, куда</text:span><text:span text:style-name="T225">;</text:span></text:p>
        </text:list-item>
        <text:list-item>
          <text:p text:style-name="P855"><text:span text:style-name="T225">when — </text:span><text:span text:style-name="T239">когда</text:span><text:span text:style-name="T225">;</text:span></text:p>
        </text:list-item>
        <text:list-item>
          <text:p text:style-name="P855"><text:span text:style-name="T225">why [</text:span><text:span text:style-name="T239">вай</text:span><text:span text:style-name="T225">] — </text:span><text:span text:style-name="T239">зачем, почему</text:span><text:span text:style-name="T225">;</text:span></text:p>
        </text:list-item>
        <text:list-item>
          <text:p text:style-name="P753">how [хау] — как;</text:p>
        </text:list-item>
        <text:list-item>
          <text:p text:style-name="P855"><text:span text:style-name="T225">how often [хау офэн] — </text:span><text:span text:style-name="T239">как часто</text:span><text:span text:style-name="T225">;</text:span></text:p>
        </text:list-item>
        <text:list-item>
          <text:p text:style-name="P855"><text:span text:style-name="T225">how many — </text:span><text:span text:style-name="T239">сколько (исчисляемые существительные)</text:span><text:span text:style-name="T225">;</text:span></text:p>
        </text:list-item>
        <text:list-item>
          <text:p text:style-name="P855"><text:span text:style-name="T225">how much — </text:span><text:span text:style-name="T239">сколько (неисчесляемые существительные)</text:span><text:span text:style-name="T225">;</text:span></text:p>
        </text:list-item>
        <text:list-item>
          <text:p text:style-name="P855"><text:span text:style-name="T225">how long [хау лон] — </text:span><text:span text:style-name="T239">как долго</text:span><text:span text:style-name="T225">;</text:span></text:p>
        </text:list-item>
        <text:list-item>
          <text:p text:style-name="P855"><text:span text:style-name="T225">how long ago — </text:span><text:span text:style-name="T239">как давно</text:span><text:span text:style-name="T225">;</text:span></text:p>
        </text:list-item>
        <text:list-item>
          <text:p text:style-name="P855"><text:span text:style-name="T225">how old — </text:span><text:span text:style-name="T239">сколько лет</text:span><text:span text:style-name="T225">.</text:span></text:p>
        </text:list-item>
      </text:list>
      <text:p text:style-name="P267"/>
      <text:p text:style-name="P660"><text:span text:style-name="T75">W</text:span><text:span text:style-name="T67">hat</text:span><text:span text:style-name="T225"> и </text:span><text:span text:style-name="T67">which</text:span><text:span text:style-name="T225"> могут использоваться отдельно или с уточняющим словом, обычно, существительным, и тогда переводятся как «какой» и «какой из» </text:span><text:span text:style-name="T240">соотв</text:span><text:span text:style-name="T225">. </text:span></text:p>
      <text:p text:style-name="P276"/>
      <text:p text:style-name="P506">What do you like? — Что ты любишь?</text:p>
      <text:p text:style-name="P506">What car have you got? — Какая у тебя машина?</text:p>
      <text:p text:style-name="P506">Which car is yours? — Какая из машин твоя? </text:p>
      <text:p text:style-name="P506"/>
      <text:p text:style-name="P46"><text:span text:style-name="T50">Which</text:span><text:span text:style-name="T240"> подразумевает выбор из нескольких вариантов.</text:span></text:p>
      <text:p text:style-name="P609"><text:span text:style-name="T241">Слово </text:span><text:span text:style-name="T76">how</text:span><text:span text:style-name="T241"> чаще присутствует в </text:span><text:span text:style-name="T243">связке</text:span><text:span text:style-name="T241"> с прилагательным или наречием, но может употребляться и самостоятельно.</text:span></text:p>
      <text:p text:style-name="P277"/>
      <text:p text:style-name="P507">How old are you? — Сколько тебе лет?</text:p>
      <text:p text:style-name="P507">How are you? — Как ты?</text:p>
      <text:p text:style-name="P278"/>
      <text:p text:style-name="P47"><text:span text:style-name="T225">Вопрос с </text:span><text:span text:style-name="T44">how much</text:span><text:span text:style-name="T225"> задают, когда спрашивают о веществах, жидкостях или абстрактных понятиях </text:span><text:span text:style-name="T242">(что нельзя количественно посчитать)</text:span><text:span text:style-name="T225">. А с </text:span><text:span text:style-name="T44">how many</text:span><text:span text:style-name="T225">, когда спрашивают </text:span></text:p>
      <text:p text:style-name="P278">о нескольких предметах. </text:p>
      <text:p text:style-name="P277"/>
      <text:p text:style-name="P507">How much money have you got? — Сколько у тебя денег? (<text:span text:style-name="T681">много, </text:span>абстракция).</text:p>
      <text:p text:style-name="P507">How many friends have you got? — Сколько у тебя друзей? (<text:span text:style-name="T682">10, </text:span>количество).</text:p>
      <text:p text:style-name="P507"/>
      <text:p text:style-name="P279">4. Вопрос к подлежащему.</text:p>
      <text:p text:style-name="P279"/>
      <text:p text:style-name="P610"><text:span text:style-name="T244">Задается, когда хотят узнать кто или что совершает действие. Начинается со слова </text:span><text:span text:style-name="T77">who</text:span><text:span text:style-name="T244"> </text:span></text:p>
      <text:p text:style-name="P610"><text:span text:style-name="T244">или </text:span><text:span text:style-name="T77">what</text:span><text:span text:style-name="T244">, которое заменяют собой подлежащее. При этом порядок слов остается таким же, что и в утрверждении. В</text:span><text:span text:style-name="T245">спомогательный глагол часто отсутсвует в таком вопросе.</text:span></text:p>
      <text:p text:style-name="P280"/>
      <text:p text:style-name="P508">Who is in the Room? — Кто в комнате?</text:p>
      <text:p text:style-name="P509">What was that? — Что это было?</text:p>
      <text:p text:style-name="P509"/>
      <text:p text:style-name="P617"><text:span text:style-name="T78">W</text:span><text:span text:style-name="T67">ho/what</text:span><text:span text:style-name="T225"> </text:span><text:span text:style-name="T246">условно </text:span><text:span text:style-name="T225">являются 3м лицом единственного числа — т. е. </text:span><text:span text:style-name="T67">he/she/it</text:span><text:span text:style-name="T225">.</text:span></text:p>
      <text:p text:style-name="P281"/>
      <text:p text:style-name="P611"><text:span text:style-name="T225">Если подлежащее предполагается во множественном числе, то </text:span><text:span text:style-name="T245">в форму множественного числа нужно поставить глагол.</text:span></text:p>
      <text:p text:style-name="P281"/>
      <text:p text:style-name="P48"><text:span text:style-name="T44">Who </text:span><text:span text:style-name="T64">are</text:span><text:span text:style-name="T44"> my best friends? → </text:span><text:span text:style-name="T64">Mike and Paul</text:span><text:span text:style-name="T44"> are my best friends.</text:span></text:p>
      <text:p text:style-name="P281"/>
      <text:p text:style-name="P282"/>
      <text:p text:style-name="P734">5. Вопрос с альтернативой.</text:p>
      <text:p text:style-name="P282"/>
      <text:p text:style-name="P661"><text:span text:style-name="T225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25"> (в подлежащем, сказуемоем, дополнении или даже в слове </text:span><text:span text:style-name="T67">not</text:span><text:span text:style-name="T225">).</text:span></text:p>
      <text:p text:style-name="P533"/>
      <text:p text:style-name="P612"><text:span text:style-name="T44">Does </text:span><text:span text:style-name="T64">your mother or your father</text:span><text:span text:style-name="T44"> help you? (</text:span><text:span text:style-name="T51">п</text:span><text:span text:style-name="T44">одлежаще</text:span><text:span text:style-name="T51">е</text:span><text:span text:style-name="T44">)</text:span></text:p>
      <text:p text:style-name="P612"><text:span text:style-name="T79">Has he just </text:span><text:span text:style-name="T98">arrived or left</text:span><text:span text:style-name="T79">? (в смыслово</text:span><text:span text:style-name="T80">й</text:span><text:span text:style-name="T79"> глагол)</text:span></text:p>
      <text:p text:style-name="P612"><text:span text:style-name="T79">Will you go to Kiev </text:span><text:span text:style-name="T98">by train or by plane</text:span><text:span text:style-name="T79">? (дополнени</text:span><text:span text:style-name="T80">е</text:span><text:span text:style-name="T79">)</text:span></text:p>
      <text:p text:style-name="P612"><text:span text:style-name="T79">Do you like </text:span><text:span text:style-name="T98">sushi or not</text:span><text:span text:style-name="T79">? (слов</text:span><text:span text:style-name="T80">о</text:span><text:span text:style-name="T79"> not)</text:span></text:p>
      <text:p text:style-name="P285"/>
      <text:p text:style-name="P119"><text:span text:style-name="T52">В</text:span><text:span text:style-name="T44">опросы с предлогами.</text:span></text:p>
      <text:p text:style-name="P283"/>
      <text:p text:style-name="P286">По началу вызывают много трудностей, т. к. в русском языке предлог и вопросительное </text:p>
      <text:p text:style-name="P286">слово стоят рядом, а в английском они находятся в разных местах. </text:p>
      <text:p text:style-name="P287"/>
      <text:p text:style-name="P287">В английском вопросе предлог стоит в самом конце, но при переводе </text:p>
      <text:p text:style-name="P287">относится к началу предложения.</text:p>
      <text:p text:style-name="P287"/>
      <text:p text:style-name="P662"><text:span text:style-name="T40">W</text:span><text:span text:style-name="T39">ho</text:span><text:span text:style-name="T225"> do you meet </text:span><text:span text:style-name="T678">with</text:span><text:span text:style-name="T225">? — </text:span><text:span text:style-name="T678">С</text:span><text:span text:style-name="T225"> </text:span><text:span text:style-name="T39">кем</text:span><text:span text:style-name="T225"> ты встречаешься?</text:span></text:p>
      <text:p text:style-name="P662"><text:span text:style-name="T40">W</text:span><text:span text:style-name="T39">hat</text:span><text:span text:style-name="T225"> are you looking </text:span><text:span text:style-name="T678">at</text:span><text:span text:style-name="T225">? — </text:span><text:span text:style-name="T678">На</text:span><text:span text:style-name="T225"> </text:span><text:span text:style-name="T39">что</text:span><text:span text:style-name="T225"> ты смотришь?</text:span></text:p>
      <text:p text:style-name="P288"/>
      <text:p text:style-name="P613"><text:span text:style-name="T248">Ч</text:span><text:span text:style-name="T247">асто логика использования предлогов в русском и английском не совпадают. </text:span></text:p>
      <text:p text:style-name="P289">Поэтому лучше запомнить некоторые устойчивые сочетания предлогов с глаголами, </text:p>
      <text:p text:style-name="P290">которые встречаются достаточно часто:</text:p>
      <text:list xml:id="list1205102429" text:style-name="L40">
        <text:list-item>
          <text:p text:style-name="P856"><text:span text:style-name="T225">what … like — на что похож (здесь </text:span><text:span text:style-name="T67">like</text:span><text:span text:style-name="T225"> не глагол, а предлог);</text:span></text:p>
        </text:list-item>
        <text:list-item>
          <text:p text:style-name="P754">look at — стмотреть на;</text:p>
        </text:list-item>
        <text:list-item>
          <text:p text:style-name="P754">look for — искать;</text:p>
        </text:list-item>
        <text:list-item>
          <text:p text:style-name="P754">listen to — слушать;</text:p>
        </text:list-item>
        <text:list-item>
          <text:p text:style-name="P754">wait for — ждать;</text:p>
        </text:list-item>
        <text:list-item>
          <text:p text:style-name="P754">stay at — останавливаться (например, в отеле).</text:p>
        </text:list-item>
      </text:list>
      <text:p text:style-name="P662"/>
      <text:p text:style-name="P510">What does he look like? — Как он выглядит?</text:p>
      <text:p text:style-name="P510">What are you looking at? — На что ты смотришь?</text:p>
      <text:p text:style-name="P288"/>
      <text:p text:style-name="P614"><text:span text:style-name="T247">П</text:span><text:span text:style-name="T250">римеры </text:span><text:span text:style-name="T249">5</text:span><text:span text:style-name="T250"> типов вопросов во всех временах, а также с модальными глаголами </text:span></text:p>
      <text:p text:style-name="P292">можно найти на стр. 146.</text:p>
      <text:p text:style-name="P291"/>
      <text:p text:style-name="P338">Отрицательные предложения</text:p>
      <text:p text:style-name="P284"/>
      <text:p text:style-name="P294">Чтобы придать мысли отрицательное значение, используются 2 способа:</text:p>
      <text:list xml:id="list3014994883" text:style-name="L41">
        <text:list-item>
          <text:p text:style-name="P755">отрицательная частица <text:span text:style-name="T349">not</text:span>;</text:p>
        </text:list-item>
        <text:list-item>
          <text:p text:style-name="P755">слово <text:span text:style-name="T349">never</text:span> (и другие слова, придающие отрицательное значение).</text:p>
        </text:list-item>
      </text:list>
      <text:p text:style-name="P293"/>
      <text:p text:style-name="P295">Частица <text:span text:style-name="T349">not</text:span> стоит всегда в связке либо со вспомогательным глаголом, либо с модальным.</text:p>
      <text:p text:style-name="P295">Она является частью сказуемого. Переводится как «не».</text:p>
      <text:p text:style-name="P295"/>
      <text:p text:style-name="P511">I not like horror movies (неправильно, остуствует вспомогательный глагол)</text:p>
      <text:p text:style-name="P511">I do n<text:span text:style-name="T683">o</text:span>t like horror movies (правильно <text:span text:style-name="T684">для простых предложений</text:span>)</text:p>
      <text:p text:style-name="P295"/>
      <text:p text:style-name="P296"><text:soft-page-break/>В сложных предложениях, где несколько глаголов, используются другие правила.</text:p>
      <text:p text:style-name="P298"><text:span text:style-name="T689">C</text:span>казуемым обычно является самый первый глагол. Если отрицатульную мысль сообщить </text:p>
      <text:p text:style-name="P298">в дополнении, то not будет стоять самостоятельно.</text:p>
      <text:p text:style-name="P297"/>
      <text:p text:style-name="P299">It`s quite impolite not to call me back — Очень не вежливо не перезванивать мне.</text:p>
      <text:p text:style-name="P299">(здесь сказуемым является первый глагол — is)</text:p>
      <text:p text:style-name="P299"/>
      <text:p text:style-name="P11"><text:span text:style-name="T296">С</text:span><text:span text:style-name="T295">амые важные глаголы</text:span></text:p>
      <text:p text:style-name="P300"/>
      <text:p text:style-name="P301">Это <text:span text:style-name="T349">be</text:span>, <text:span text:style-name="T349">do</text:span>, <text:span text:style-name="T349">have</text:span> и <text:span text:style-name="T349">get</text:span>. Они могут быть как смысловыми, так и вспомогательными <text:span text:style-name="T692">(кроме </text:span><text:span text:style-name="T373">get</text:span><text:span text:style-name="T692">)</text:span>.</text:p>
      <text:p text:style-name="P301">Они могут входить в устойчивые сочетания, где меняют свое значение.</text:p>
      <text:p text:style-name="P301"/>
      <text:p text:style-name="P340">Глагол <text:span text:style-name="T349">be</text:span></text:p>
      <text:p text:style-name="P301"/>
      <text:p text:style-name="P251"><text:span text:style-name="T313">Э</text:span><text:span text:style-name="T314">то начальная форма глагола</text:span><text:span text:style-name="T315"> «быть», </text:span><text:span text:style-name="T316">кот</text:span><text:span text:style-name="T317">орая</text:span><text:span text:style-name="T315"> </text:span><text:span text:style-name="T313">в Present Simple </text:span><text:span text:style-name="T312">изменяется</text:span><text:span text:style-name="T313"> на</text:span><text:span text:style-name="T315">: </text:span></text:p>
      <text:list xml:id="list2952341683" text:style-name="L42">
        <text:list-item>
          <text:p text:style-name="P782"><text:span text:style-name="T431">a</text:span><text:span text:style-name="T426">m — если подлежащее в первом лице (</text:span><text:span text:style-name="T378">I</text:span><text:span text:style-name="T426">);</text:span></text:p>
        </text:list-item>
        <text:list-item>
          <text:p text:style-name="P783">is — если подлежащее в третьем лице, единственном числе (<text:span text:style-name="T349">he/she/it</text:span>);</text:p>
        </text:list-item>
        <text:list-item>
          <text:p text:style-name="P783">are — если подлежащее во множественном числе (<text:span text:style-name="T349">you/we/they</text:span>).</text:p>
        </text:list-item>
      </text:list>
      <text:p text:style-name="P535"/>
      <text:p text:style-name="P639"><text:span text:style-name="T336">Г</text:span><text:span text:style-name="T337">лагол </text:span><text:span text:style-name="T140">be</text:span><text:span text:style-name="T337"> в форме </text:span><text:span text:style-name="T140">am/is/are</text:span><text:span text:style-name="T337"> является смысловым, но при переводе на русский выпадает. </text:span></text:p>
      <text:p text:style-name="P544"><text:span text:style-name="T528">Одновременно с этим формы </text:span><text:span text:style-name="T695">am/is/are</text:span><text:span text:style-name="T529"> </text:span><text:span text:style-name="T528">привязывают предложение к настоящему времени.</text:span></text:p>
      <text:p text:style-name="P538">После <text:span text:style-name="T349">be</text:span> обычно указывается характеристика (какой) или место (где).</text:p>
      <text:p text:style-name="P535"/>
      <text:p text:style-name="P534"><text:span text:style-name="T351">This dress is blue — </text:span><text:span text:style-name="T372">Это платье синие.</text:span></text:p>
      <text:p text:style-name="P622"><text:span text:style-name="T326">I</text:span><text:span text:style-name="T327"> </text:span><text:span text:style-name="T326">am</text:span><text:span text:style-name="T327"> in </text:span><text:span text:style-name="T326">my</text:span><text:span text:style-name="T327"> office now — </text:span><text:span text:style-name="T326">Я</text:span><text:span text:style-name="T328"> у себя в офисе сейчас.</text:span></text:p>
      <text:p text:style-name="P536"/>
      <text:p text:style-name="P675"><text:span text:style-name="T319">В русском языке предложение может </text:span><text:span text:style-name="T318">не иметь</text:span><text:span text:style-name="T319"> сказуемого. </text:span><text:span text:style-name="T318">Там где в русском сказуемое отсутсвует, в английском будет стоять глагол </text:span><text:span text:style-name="T326">be</text:span><text:span text:style-name="T318"> в форме </text:span><text:span text:style-name="T331">am/is/are</text:span><text:span text:style-name="T313"> </text:span><text:span text:style-name="T318">(т. к. для английского не характерно, когда в предложении нет сказуемого)</text:span><text:span text:style-name="T313">. </text:span></text:p>
      <text:p text:style-name="P535"/>
      <text:p text:style-name="P542"><text:span text:style-name="T397">I </text:span><text:span text:style-name="T380">am a doctor — Я (</text:span><text:span text:style-name="T381">есть</text:span><text:span text:style-name="T380">) доктор.</text:span></text:p>
      <text:p text:style-name="P543"><text:span text:style-name="T569">We are happy </text:span><text:span text:style-name="T572">— </text:span><text:span text:style-name="T569">Мы (есть) счастливы.</text:span></text:p>
      <text:p text:style-name="P540"/>
      <text:p text:style-name="P630"><text:span text:style-name="T320">Глагол</text:span><text:span text:style-name="T321"> </text:span><text:span text:style-name="T327">be</text:span><text:span text:style-name="T321"> может использоваться в связке с прилагательным. </text:span><text:span text:style-name="T323">П</text:span><text:span text:style-name="T322">ри переводе такая связка </text:span></text:p>
      <text:p text:style-name="P784">может образовывать новый глагол, которого нет в английском.</text:p>
      <text:p text:style-name="P541"/>
      <text:p text:style-name="P546"><text:span text:style-name="T382">I </text:span><text:span text:style-name="T398">am interested</text:span><text:span text:style-name="T382"> in art — Я</text:span><text:span text:style-name="T383"> </text:span><text:span text:style-name="T399">интересуюсь</text:span><text:span text:style-name="T392"> </text:span><text:span text:style-name="T383">искусством </text:span><text:span text:style-name="T392">(есть заинтересованный)</text:span><text:span text:style-name="T383">.</text:span></text:p>
      <text:p text:style-name="P546"><text:span text:style-name="T383">My hands </text:span><text:span text:style-name="T399">are cold</text:span><text:span text:style-name="T383"> — Мои руки</text:span><text:span text:style-name="T384"> </text:span><text:span text:style-name="T399">замерзли </text:span><text:span text:style-name="T392">(есть замерзшие)</text:span><text:span text:style-name="T384">.</text:span></text:p>
      <text:p text:style-name="P513"/>
      <text:p text:style-name="P328">В вопросительных предложениях глагол <text:span text:style-name="T349">be</text:span> меняется местами с подлежащим, </text:p>
      <text:p text:style-name="P328">а в отрицательных, используется с частицей <text:span text:style-name="T349">not</text:span>:</text:p>
      <text:p text:style-name="P328"/>
      <text:p text:style-name="P448"><text:span text:style-name="T570">I </text:span><text:span text:style-name="T569">am not a student — Я не студент.</text:span></text:p>
      <text:p text:style-name="P514">We are not English speakers — Они не англоговорящие люди.</text:p>
      <text:p text:style-name="P448"><text:span text:style-name="T570">I</text:span><text:span text:style-name="T569">s it dark? — Сейчас темно?</text:span></text:p>
      <text:p text:style-name="P514">Are they hungry? — Они голодны?</text:p>
      <text:p text:style-name="P514"/>
      <text:p text:style-name="P329">Если перед <text:span text:style-name="T358">am/is/are</text:span> нет вопросительного слова, то это общий вопрос. </text:p>
      <text:p text:style-name="P329">В корешке ответа вместо <text:span text:style-name="T349">do/does</text:span> используется <text:span text:style-name="T349">am/is/are</text:span>:</text:p>
      <text:p text:style-name="P329"/>
      <text:p text:style-name="P449"><text:span text:style-name="T569">Am I in danger? Yes, you are. </text:span><text:span text:style-name="T571">—</text:span><text:span text:style-name="T569"> Я в опасности? Да.</text:span></text:p>
      <text:p text:style-name="P449"><text:span text:style-name="T569">Is John married? - No, he isn`t. </text:span><text:span text:style-name="T571">— </text:span><text:span text:style-name="T569">Джон женат? </text:span><text:span text:style-name="T571">— </text:span><text:span text:style-name="T569">Нет.</text:span></text:p>
      <text:p text:style-name="P515"><text:soft-page-break/><text:span text:style-name="T513">Специальный вопрос начинается с вопросительного слова </text:span><text:span text:style-name="T518">или связки</text:span><text:span text:style-name="T513">:</text:span> </text:p>
      <text:p text:style-name="P515">Where is Jill?<text:span text:style-name="T599"> </text:span>She is at school. <text:span text:style-name="T599">— </text:span>Где Джил? Она в школе.</text:p>
      <text:p text:style-name="P515"/>
      <text:p text:style-name="P546"><text:span text:style-name="T434">Очень часто </text:span><text:span text:style-name="T386">am/is/are</text:span><text:span text:style-name="T434"> сокращаются: </text:span><text:span text:style-name="T386">I am → I`m, he is → he`s, <text:s/></text:span></text:p>
      <text:p text:style-name="P546"><text:span text:style-name="T386">you are → you`re, John is → John`s, </text:span><text:span text:style-name="T388">t</text:span><text:span text:style-name="T386">hey are → </text:span><text:span text:style-name="T388">t</text:span><text:span text:style-name="T386">hey`re</text:span><text:span text:style-name="T387">. </text:span></text:p>
      <text:p text:style-name="P516"/>
      <text:p text:style-name="P546"><text:span text:style-name="T435">С</text:span><text:span text:style-name="T436">окращать можно как по </text:span><text:span text:style-name="T437">вспом.</text:span><text:span text:style-name="T436"> глаголу, так и по частице </text:span><text:span text:style-name="T389">not</text:span><text:span text:style-name="T436">: </text:span><text:span text:style-name="T389">he is not → he`s not</text:span><text:span text:style-name="T390"> или</text:span><text:span text:style-name="T389"> he isn`t.</text:span></text:p>
      <text:p text:style-name="P537"><text:span text:style-name="T693">П</text:span>ри этом <text:span text:style-name="T349">am</text:span> сокращается только по <text:span text:style-name="T349">am</text:span> → <text:span text:style-name="T349">I`m not (I amn`t не существует).</text:span></text:p>
      <text:p text:style-name="P347"/>
      <text:p text:style-name="P547"><text:span text:style-name="T487">Глагол be</text:span><text:span text:style-name="T489"> </text:span><text:span text:style-name="T487">в Past Simple имеет 2 формы: </text:span></text:p>
      <text:list xml:id="list2379155618" text:style-name="L43">
        <text:list-item>
          <text:p text:style-name="P785"><text:span text:style-name="T487">was — </text:span><text:span text:style-name="T488">если подлежащее в первом лице или множественном числе (</text:span><text:span text:style-name="T407">I, you, we, they</text:span><text:span text:style-name="T488">);</text:span></text:p>
        </text:list-item>
        <text:list-item>
          <text:p text:style-name="P785"><text:span text:style-name="T488">were — если подлежащее в третьем лице, единственно</text:span><text:span text:style-name="T512">го</text:span><text:span text:style-name="T488"> числ</text:span><text:span text:style-name="T512">а </text:span><text:span text:style-name="T488">(</text:span><text:span text:style-name="T407">he, she, it</text:span><text:span text:style-name="T488">).</text:span></text:p>
        </text:list-item>
      </text:list>
      <text:p text:style-name="P348"/>
      <text:p text:style-name="P450"><text:span text:style-name="T591">I </text:span><text:span text:style-name="T569">was</text:span><text:span text:style-name="T568"> satisfied with my work — Я </text:span><text:span text:style-name="T569">был</text:span><text:span text:style-name="T568"> доволен своей работой.</text:span></text:p>
      <text:p text:style-name="P450"><text:span text:style-name="T569">Was</text:span><text:span text:style-name="T568"> the weather good? No, it </text:span><text:span text:style-name="T569">wasn`t</text:span><text:span text:style-name="T568"> — </text:span><text:span text:style-name="T569">Погода была хорош</text:span><text:span text:style-name="T578">ая</text:span><text:span text:style-name="T569">? Нет.</text:span></text:p>
      <text:p text:style-name="P302"/>
      <text:p text:style-name="P343">Глагол <text:span text:style-name="T349">do</text:span></text:p>
      <text:p text:style-name="P303"/>
      <text:p text:style-name="P545"><text:span text:style-name="T543">Переводится как </text:span><text:span text:style-name="T542">«делать». В </text:span><text:span text:style-name="T544">одном предложении </text:span><text:span text:style-name="T542">может встречаться несколько раз, </text:span></text:p>
      <text:p text:style-name="P640"><text:span text:style-name="T340">в качестве вспомогательного </text:span><text:span text:style-name="T341">глагола </text:span><text:span text:style-name="T340">и смыслового.</text:span><text:span text:style-name="T694"> </text:span><text:span text:style-name="T338">Вспомогательным глаголом </text:span><text:span text:style-name="T339">он </text:span><text:span text:style-name="T338">может быть только в отрицаниях и вопросах, времен группы Simple.</text:span></text:p>
      <text:p text:style-name="P642"/>
      <text:p text:style-name="P539"><text:span text:style-name="T370">What do you do? </text:span><text:span text:style-name="T371">— </text:span><text:span text:style-name="T370">Что ты делаешь?</text:span></text:p>
      <text:p text:style-name="P641"><text:span text:style-name="T338">D</text:span><text:span text:style-name="T41">o you like pets? </text:span><text:span text:style-name="T338">—</text:span><text:span text:style-name="T41"> No, I don`t.</text:span></text:p>
      <text:p text:style-name="P643"/>
      <text:p text:style-name="P111"><text:span text:style-name="T332">В</text:span><text:span text:style-name="T333"> </text:span><text:span text:style-name="T334">прошедшем времени</text:span><text:span text:style-name="T335"> преорбазуется в </text:span><text:span text:style-name="T330">did</text:span><text:span text:style-name="T335"> — «</text:span><text:span text:style-name="T333">делал» (2я форма </text:span><text:span text:style-name="T329">do</text:span><text:span text:style-name="T333">)</text:span><text:span text:style-name="T335">.</text:span></text:p>
      <text:p text:style-name="P349">Если в предложении появляется <text:span text:style-name="T349">was/were</text:span>, <text:span text:style-name="T625">то </text:span><text:span text:style-name="T624">did</text:span><text:span text:style-name="T625"> уже не нужно использовать.</text:span></text:p>
      <text:p text:style-name="P345"/>
      <text:p text:style-name="P344">Глагол <text:span text:style-name="T349">have</text:span></text:p>
      <text:p text:style-name="P330"/>
      <text:p text:style-name="P624"><text:span text:style-name="T265">Переводится как «иметь». </text:span><text:span text:style-name="T267">Д</text:span><text:span text:style-name="T265">ля времен группы Perfect </text:span><text:span text:style-name="T267">выступает в роли вспомогательного глагола</text:span><text:span text:style-name="T265">. </text:span><text:span text:style-name="T251">Также </text:span><text:span text:style-name="T265">может быть</text:span><text:span text:style-name="T251"> частью устойчивых словосотечаний. В </text:span><text:span text:style-name="T269">прошедшем </text:span></text:p>
      <text:p text:style-name="P624"><text:span text:style-name="T269">времени</text:span><text:span text:style-name="T251"> преобразуется в </text:span><text:span text:style-name="T82">had</text:span><text:span text:style-name="T251"> </text:span><text:span text:style-name="T330">—</text:span><text:span text:style-name="T251"> «</text:span><text:span text:style-name="T269">имел</text:span><text:span text:style-name="T251">».</text:span></text:p>
      <text:p text:style-name="P332"/>
      <text:p text:style-name="P619"><text:span text:style-name="T251">В некоторых ситуациях его можно не переводить (когда он смысловой). </text:span><text:span text:style-name="T252">Но при этом в предложении он обязан быть. </text:span><text:span text:style-name="T265">Это </text:span><text:span text:style-name="T252">из-за особенностей английской грамматики, которая требует, обязательного наличия подлежащего и сказуемого.</text:span></text:p>
      <text:p text:style-name="P304"/>
      <text:p text:style-name="P517">I have a lot of friends — У меня (есть) много друзей.</text:p>
      <text:p text:style-name="P518">We heave a big house — У нас (есть) большой дом.</text:p>
      <text:p text:style-name="P331"/>
      <text:p text:style-name="P625"><text:span text:style-name="T270">Когда </text:span><text:span text:style-name="T85">have</text:span><text:span text:style-name="T270"> является смысловым глаголом, он </text:span><text:span text:style-name="T255">работает по тем же правилам что и </text:span><text:span text:style-name="T256">другие</text:span><text:span text:style-name="T255"> </text:span><text:span text:style-name="T270">смысловые </text:span><text:span text:style-name="T255">глаголы, т. е. требует вспомогательного </text:span><text:span text:style-name="T83">do</text:span><text:span text:style-name="T255"> для отрицаний и вопросов. </text:span></text:p>
      <text:p text:style-name="P625"><text:span text:style-name="T267">В утверждениях </text:span><text:span text:style-name="T85">have</text:span><text:span text:style-name="T270"> </text:span><text:span text:style-name="T267">не пишется с окончанием </text:span><text:span text:style-name="T84">-s</text:span><text:span text:style-name="T267">, а преобразуется в </text:span><text:span text:style-name="T84">has</text:span><text:span text:style-name="T267">.</text:span></text:p>
      <text:p text:style-name="P304"/>
      <text:p text:style-name="P37"><text:span text:style-name="T53">Mike has </text:span><text:span text:style-name="T54">many friends</text:span><text:span text:style-name="T53"> — У Майка много друзей.</text:span></text:p>
      <text:p text:style-name="P38"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49"><text:span text:style-name="T44">Do you have many friends? </text:span><text:span text:style-name="T55">—</text:span><text:span text:style-name="T44"> У тебя много друзей?</text:span></text:p>
      <text:p text:style-name="P527"/>
      <text:p text:style-name="P120"><text:span text:style-name="T44">Когда </text:span><text:span text:style-name="T67">have</text:span><text:span text:style-name="T44"> является вспомогательным глаголом, то для </text:span><text:span text:style-name="T67">he/she/it</text:span><text:span text:style-name="T44"> он всегда в форме </text:span><text:span text:style-name="T67">has</text:span><text:span text:style-name="T44">.</text:span></text:p>
      <text:p text:style-name="P50">He hasn`t lost his keys — Он не потерял свои ключи <text:span text:style-name="T696">(has в отрицании)</text:span>.</text:p>
      <text:p text:style-name="P528"/>
      <text:p text:style-name="P305"><text:soft-page-break/>Have в значении «иметь» не употребляется во временах группы Continuous.</text:p>
      <text:p text:style-name="P305"/>
      <text:p text:style-name="P519">I am having many friends now → Неправильно</text:p>
      <text:p text:style-name="P519">I have many friends → Правильно</text:p>
      <text:p text:style-name="P304"/>
      <text:p text:style-name="P669"><text:span text:style-name="T225">В разговорной речи очесть часто используется оборот </text:span><text:span text:style-name="T67">have got</text:span><text:span text:style-name="T225">. </text:span><text:span text:style-name="T253">Он обозначает тоже самое, что и </text:span><text:span text:style-name="T86">have</text:span><text:span text:style-name="T253"> </text:span><text:span text:style-name="T225">(иметь/владеть)</text:span><text:span text:style-name="T253">, но используется только в настоящем времени.</text:span></text:p>
      <text:p text:style-name="P313"/>
      <text:p text:style-name="P669"><text:span text:style-name="T253">Г</text:span><text:span text:style-name="T225">рамматически, </text:span><text:span text:style-name="T67">have got</text:span><text:span text:style-name="T225"> — это Present Perfect, т. е. </text:span><text:span text:style-name="T67">have</text:span><text:span text:style-name="T225"> здесь вспомогательный глагол, </text:span></text:p>
      <text:p text:style-name="P623"><text:span text:style-name="T266">а основное значение «</text:span><text:span text:style-name="T268">иметь</text:span><text:span text:style-name="T266">» передает </text:span><text:span text:style-name="T87">got</text:span><text:span text:style-name="T266"> </text:span><text:span text:style-name="T254">(3я форма get)</text:span><text:span text:style-name="T266">. </text:span></text:p>
      <text:p text:style-name="P306"/>
      <text:p text:style-name="P520">Have you got a Mercedes? / Do you have a Mercedes? — У тебя есть мерседес?</text:p>
      <text:p text:style-name="P520">I haven`t got a Mercedes / I don`t have a Mercedes — У меня нет мерседеса.</text:p>
      <text:p text:style-name="P307"/>
      <text:p text:style-name="P626"><text:span text:style-name="T257">Глагол </text:span><text:span text:style-name="T88">have</text:span><text:span text:style-name="T258"> может входить в состав устойчивых выражений и словосочетаний. </text:span></text:p>
      <text:p text:style-name="P309">В этом случае он может переводится по другому. Также здесь отменяется правило, </text:p>
      <text:p text:style-name="P308">по которому <text:span text:style-name="T349">have</text:span> нельзя употребять в Continuous.</text:p>
      <text:p text:style-name="P308"/>
      <text:p text:style-name="P310">Выражения, связанные с приемом пищи:</text:p>
      <text:list xml:id="list3112109176" text:style-name="L44">
        <text:list-item>
          <text:p text:style-name="P756">have a coffee/tea/<text:span text:style-name="T691">drink</text:span> — пить кофе/чай/<text:span text:style-name="T691">напиток</text:span>;</text:p>
        </text:list-item>
        <text:list-item>
          <text:p text:style-name="P756">have a meal — принимать пищу;</text:p>
        </text:list-item>
        <text:list-item>
          <text:p text:style-name="P756">have a breakfast/luch/dinner — завтракать/обедать/ужинать.</text:p>
        </text:list-item>
      </text:list>
      <text:p text:style-name="P310"/>
      <text:p text:style-name="P310">Выражения, связанные с времяпровождением:</text:p>
      <text:list xml:id="list2894301481" text:style-name="L45">
        <text:list-item>
          <text:p text:style-name="P757">have a date — ходить на свидание;</text:p>
        </text:list-item>
        <text:list-item>
          <text:p text:style-name="P757">have a good time — хорошо проводить время;</text:p>
        </text:list-item>
        <text:list-item>
          <text:p text:style-name="P757">have a meeting / an appointment — назначать встречу;</text:p>
        </text:list-item>
        <text:list-item>
          <text:p text:style-name="P757">have a nice day — удачного дня (пожелание);</text:p>
        </text:list-item>
        <text:list-item>
          <text:p text:style-name="P757">have fun — веселиться.</text:p>
        </text:list-item>
      </text:list>
      <text:p text:style-name="P308"/>
      <text:p text:style-name="P310">Выражения, связанные <text:span text:style-name="T691">с внешностью:</text:span></text:p>
      <text:list xml:id="list2928438852" text:style-name="L46">
        <text:list-item>
          <text:p text:style-name="P758">have a bath/shower/shave — принимать ванну/душ, побриться;</text:p>
        </text:list-item>
        <text:list-item>
          <text:p text:style-name="P758">have a haircat — постричься.</text:p>
        </text:list-item>
      </text:list>
      <text:p text:style-name="P311"/>
      <text:p text:style-name="P312">Выражения, связанные с общением:</text:p>
      <text:list xml:id="list2278136874" text:style-name="L47">
        <text:list-item>
          <text:p text:style-name="P759">have a guess — угадывать, догадываться;</text:p>
        </text:list-item>
        <text:list-item>
          <text:p text:style-name="P759">have a chat — болтать;</text:p>
        </text:list-item>
        <text:list-item>
          <text:p text:style-name="P759">have a talk/discussion — беседовать/обсуждать;</text:p>
        </text:list-item>
        <text:list-item>
          <text:p text:style-name="P759">have a call — позвонить.</text:p>
        </text:list-item>
      </text:list>
      <text:p text:style-name="P311"/>
      <text:p text:style-name="P312">Выражения связанные со здоровьем:</text:p>
      <text:list xml:id="list2636993714" text:style-name="L48">
        <text:list-item>
          <text:p text:style-name="P760">have a baby — родить;</text:p>
        </text:list-item>
        <text:list-item>
          <text:p text:style-name="P760">have a cold — простудиться;</text:p>
        </text:list-item>
        <text:list-item>
          <text:p text:style-name="P760">have a cough — кашлять;</text:p>
        </text:list-item>
        <text:list-item>
          <text:p text:style-name="P760">have a headache — болит голова.</text:p>
        </text:list-item>
      </text:list>
      <text:p text:style-name="P311"/>
      <text:p text:style-name="P312">Выражения, связанные с отдыхом:</text:p>
      <text:list xml:id="list4121497692" text:style-name="L49">
        <text:list-item>
          <text:p text:style-name="P761">have a day off — взять выходной;</text:p>
        </text:list-item>
        <text:list-item>
          <text:p text:style-name="P761">have a dream — видеть сон;</text:p>
        </text:list-item>
        <text:list-item>
          <text:p text:style-name="P761"><text:soft-page-break/>have a nightmare — видеть кошмар;</text:p>
        </text:list-item>
        <text:list-item>
          <text:p text:style-name="P761">have a rest — отдыхать;</text:p>
        </text:list-item>
        <text:list-item>
          <text:p text:style-name="P761">have a sleep — спать.</text:p>
        </text:list-item>
      </text:list>
      <text:p text:style-name="P311"/>
      <text:p text:style-name="P312">Выражения, свяханые с физической активностью:</text:p>
      <text:list xml:id="list1623649414" text:style-name="L50">
        <text:list-item>
          <text:p text:style-name="P762">have a good journey — добраться без проблем (пожелание);</text:p>
        </text:list-item>
        <text:list-item>
          <text:p text:style-name="P762">have a good flight — хорошо долететь (пожелание);</text:p>
        </text:list-item>
        <text:list-item>
          <text:p text:style-name="P762">have a lift — подвести (на машине);</text:p>
        </text:list-item>
        <text:list-item>
          <text:p text:style-name="P763">have a ride — проехаться;</text:p>
        </text:list-item>
        <text:list-item>
          <text:p text:style-name="P763">have a walk — пройтись (прогуляться);</text:p>
        </text:list-item>
        <text:list-item>
          <text:p text:style-name="P763">have a swim — поплавать;</text:p>
        </text:list-item>
        <text:list-item>
          <text:p text:style-name="P763">have a hug — обняться;</text:p>
        </text:list-item>
        <text:list-item>
          <text:p text:style-name="P763">have a kiss — поцеловаться.</text:p>
        </text:list-item>
      </text:list>
      <text:p text:style-name="P311"/>
      <text:p text:style-name="P346">Глагол <text:span text:style-name="T349">get</text:span></text:p>
      <text:p text:style-name="P314"/>
      <text:p text:style-name="P620"><text:span text:style-name="T260">Один и самых запутанных глаголов, который может переводится по разному,</text:span><text:span text:style-name="T259"> в записимости </text:span></text:p>
      <text:p text:style-name="P315">от слов, идущих после него. Поэтому его нужно переводить в связке с соседними словами.</text:p>
      <text:p text:style-name="P316"/>
      <text:p text:style-name="P620"><text:span text:style-name="T260">Если после </text:span><text:span text:style-name="T89">get</text:span><text:span text:style-name="T260"> идет существительное, то он передает значение </text:span><text:span text:style-name="T259">«</text:span><text:span text:style-name="T260">получать, покупать</text:span><text:span text:style-name="T259">».</text:span></text:p>
      <text:p text:style-name="P315"/>
      <text:p text:style-name="P51"><text:span text:style-name="T56">I </text:span><text:span text:style-name="T44">got a new car — Я купил новую машину.</text:span></text:p>
      <text:p text:style-name="P521">I got an A today — Я получил пятерку сегодня. (A — <text:span text:style-name="T696">это </text:span>оценка)</text:p>
      <text:p text:style-name="P670"><text:span text:style-name="T259">Е</text:span><text:span text:style-name="T225">сли </text:span><text:span text:style-name="T67">get</text:span><text:span text:style-name="T225"> используется со средством передвижения, то он приобретает значение </text:span></text:p>
      <text:p text:style-name="P317">«сесть в транспорт». В этом случае он может использоваться с предлогом <text:span text:style-name="T349">on</text:span>.</text:p>
      <text:p text:style-name="P317"/>
      <text:p text:style-name="P521">I got on a bus at 5 o`clock — Я сел в автобус в 5 часов.</text:p>
      <text:p text:style-name="P521">I got a taxi — Я взял такси.</text:p>
      <text:p text:style-name="P315"/>
      <text:p text:style-name="P670"><text:span text:style-name="T259">Е</text:span><text:span text:style-name="T225">сли после get идет прилагательное, то это означает «прийти к этому состоянию», </text:span></text:p>
      <text:p text:style-name="P317">например: <text:span text:style-name="T349">get hungry (проголодаться), get better (стать лучше), get cold (замерзнуть)</text:span> и т. д.</text:p>
      <text:p text:style-name="P317"/>
      <text:p text:style-name="P521">He got dressed quickly and left — Он оделся быстро и ушел.</text:p>
      <text:p text:style-name="P317"/>
      <text:p text:style-name="P317">Если <text:span text:style-name="T349">get</text:span> используется с частицей <text:span text:style-name="T349">to</text:span>, то это означает «прибывать в такое-то место».</text:p>
      <text:p text:style-name="P317"/>
      <text:p text:style-name="P521">I got to work late — Я приехал на работу поздно.</text:p>
      <text:p text:style-name="P521">I got to the airport by train — Я приехал в аэропорт на поезде.</text:p>
      <text:p text:style-name="P315"/>
      <text:p text:style-name="P315">В пассивном залоге может заменять глагол <text:span text:style-name="T349">be</text:span>. </text:p>
      <text:p text:style-name="P315"/>
      <text:p text:style-name="P315">Если <text:span text:style-name="T349">be</text:span> означает «быть в состоянии / обладать качеством», то <text:span text:style-name="T349">get</text:span> означает </text:p>
      <text:p text:style-name="P316">«входить в состояние / приобретать качество».</text:p>
      <text:p text:style-name="P316"/>
      <text:p text:style-name="P316">В отличии от <text:span text:style-name="T349">be, do, have</text:span>, этот глагол не может быть вспомогательным.</text:p>
      <text:p text:style-name="P318">Почти для любого предложения с <text:span text:style-name="T349">get</text:span> можно найти замену с другим глаголом.</text:p>
      <text:p text:style-name="P316"/>
      <text:p text:style-name="P676"><text:span text:style-name="T225">После </text:span><text:span text:style-name="T67">get</text:span><text:span text:style-name="T225"> могут стоять разные предлоги, в зависимости от которых он может сильно</text:span></text:p>
      <text:p text:style-name="P677"><text:span text:style-name="T225">меняться. Такие измененя не всегда поддаются логике</text:span><text:span text:style-name="T261">:</text:span></text:p>
      <text:list xml:id="list1582533187" text:style-name="L51">
        <text:list-item>
          <text:p text:style-name="P764">get along — ладить друг с другом;</text:p>
        </text:list-item>
        <text:list-item>
          <text:p text:style-name="P764">get away — убираться прочь (грубо);</text:p>
        </text:list-item>
        <text:list-item>
          <text:p text:style-name="P764"><text:soft-page-break/>get back — вернуться;</text:p>
        </text:list-item>
        <text:list-item>
          <text:p text:style-name="P764">get in — попасть внутрь;</text:p>
        </text:list-item>
        <text:list-item>
          <text:p text:style-name="P764">get on — справиться с ситуацией; </text:p>
        </text:list-item>
      </text:list>
      <text:p text:style-name="P319"/>
      <text:p text:style-name="P451"><text:span text:style-name="T579">W</text:span><text:span text:style-name="T569">e get along well — Мы хорошо ладим.</text:span></text:p>
      <text:p text:style-name="P522">I`ll get away from work as soon as I can — Я свалю с этой работы, как только смогу.</text:p>
      <text:p text:style-name="P522">Get in the car quickly! — Быстро садись в машину!</text:p>
      <text:p text:style-name="P523">How are you getting on with your new job? — Как дела на новой работе?</text:p>
      <text:p text:style-name="P637"/>
      <text:p text:style-name="P63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636">Такие сочетания нельзя переводить по отдельности, а только в связке.</text:p>
      <text:p text:style-name="P316"/>
      <text:p text:style-name="P636">Один и тот же фразовый глагол может иметь несколько значений.</text:p>
      <text:p text:style-name="P316"/>
      <text:p text:style-name="P341">Глаголы, в которых все путаются</text:p>
      <text:p text:style-name="P320"/>
      <text:p text:style-name="P321"><text:span text:style-name="T418">Tell и say</text:span> можно перевести как «сказать». Только первый означатает «рассказать», </text:p>
      <text:p text:style-name="P321">а второй - «сказать/говорить». </text:p>
      <text:p text:style-name="P321"/>
      <text:p text:style-name="P321">После <text:span text:style-name="T349">tell</text:span> нужно обязательно указать, кому адресована фраза, либо что именно </text:p>
      <text:p text:style-name="P321">говорится. После <text:span text:style-name="T349">tell</text:span> не нужен предлог.</text:p>
      <text:p text:style-name="P321"/>
      <text:p text:style-name="P524">Tell me the truth — Скажи мне правду.</text:p>
      <text:p text:style-name="P524">Tell Michael that I will be late — Скажи Майклу, что я опоздаю.</text:p>
      <text:p text:style-name="P321"/>
      <text:p text:style-name="P321">После <text:span text:style-name="T349">say</text:span> можно ничего не указывать, либо указать того, кто сказал фразу.</text:p>
      <text:p text:style-name="P321">Если мы говорим, кому адресована фраза, то после <text:span text:style-name="T349">say</text:span> нужен предлог <text:span text:style-name="T349">to</text:span>.</text:p>
      <text:p text:style-name="P321"/>
      <text:p text:style-name="P524">«You deserve more than this», I said to myself — Ты заслуживаешь большего, я сказал себе.</text:p>
      <text:p text:style-name="P321"/>
      <text:p text:style-name="P671"><text:span text:style-name="T144">See, l</text:span><text:span text:style-name="T143">ook, watch</text:span><text:span text:style-name="T225"> передают значение «видеть», но с разными смысловыми оттенками.</text:span></text:p>
      <text:p text:style-name="P321"/>
      <text:p text:style-name="P322">Глагол <text:span text:style-name="T349">see</text:span> означает «видеть», как физическую возможность. Обычно <text:span text:style-name="T697">он </text:span>не употребляется </text:p>
      <text:p text:style-name="P322">во временах Continuous.</text:p>
      <text:p text:style-name="P321"/>
      <text:p text:style-name="P524">I see a bird in the tree — Я вижу птицу на дереве.</text:p>
      <text:p text:style-name="P321"/>
      <text:p text:style-name="P321"><text:span text:style-name="T349">Look</text:span> означает «смотреть на что-либо». Если мы хотим узнать на какой объет смотрим — используется предлог <text:span text:style-name="T349">at</text:span>. В отличии от <text:span text:style-name="T349">see</text:span>, можно использовать в Continuous.</text:p>
      <text:p text:style-name="P321"/>
      <text:p text:style-name="P524">Don`t worry, I`m not looking — Не волнуйся, я не смотрю.</text:p>
      <text:p text:style-name="P524">I`m looking at the dog — Я смотрю на собаку.</text:p>
      <text:p text:style-name="P321"/>
      <text:p text:style-name="P621"><text:span text:style-name="T67">Watch</text:span><text:span text:style-name="T225"> означает «</text:span><text:span text:style-name="T263">следить (взором)</text:span><text:span text:style-name="T225">» или «наблюдать» </text:span><text:span text:style-name="T262">за объектом</text:span><text:span text:style-name="T225">.</text:span></text:p>
      <text:p text:style-name="P323"/>
      <text:p text:style-name="P39"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52"><text:span text:style-name="T59">I </text:span><text:span text:style-name="T44">like watching birds — Мне нравится наблюдать за птицами.</text:span></text:p>
      <text:p text:style-name="P323"/>
      <text:p text:style-name="P621"><text:span text:style-name="T143">Hear, listen</text:span><text:span text:style-name="T225"> можно перевести как «слышать» и «слушать». Первый означает физическую возможность, а второй — осознанное действие.</text:span></text:p>
      <text:p text:style-name="P323"/>
      <text:p text:style-name="P525"><text:soft-page-break/>Can you hear some noise? — Ты слышишь шум?</text:p>
      <text:p text:style-name="P525">I think I heard something — Кажется, я что-то слышал.</text:p>
      <text:p text:style-name="P323"/>
      <text:p text:style-name="P672"><text:span text:style-name="T263">Когда мы говорим о том, что именно слушаем, то</text:span><text:span text:style-name="T225"> </text:span><text:span text:style-name="T263">п</text:span><text:span text:style-name="T225">осле </text:span><text:span text:style-name="T67">listen</text:span><text:span text:style-name="T225"> </text:span><text:span text:style-name="T263">ставится предлог </text:span><text:span text:style-name="T90">to</text:span><text:span text:style-name="T263">.</text:span></text:p>
      <text:p text:style-name="P324">При переводе на русский предлог выпадает.</text:p>
      <text:p text:style-name="P324"/>
      <text:p text:style-name="P525">Listen to me, please — Пожалуйста, послушай меня.</text:p>
      <text:p text:style-name="P525">What music do you listen to? - Какую музыку ты слушает?</text:p>
      <text:p text:style-name="P324"/>
      <text:p text:style-name="P673"><text:span text:style-name="T143">Do, make</text:span><text:span text:style-name="T225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324"/>
      <text:p text:style-name="P325">Устойчивые выражения с do:</text:p>
      <text:list xml:id="list1411341195" text:style-name="L52">
        <text:list-item>
          <text:p text:style-name="P765">do an exam/test — сдавать экзамен/тест;</text:p>
        </text:list-item>
        <text:list-item>
          <text:p text:style-name="P765">do a course — пройти курс;</text:p>
        </text:list-item>
        <text:list-item>
          <text:p text:style-name="P765">do work/homework/housework — делать работу / домашнюю работу / работу по дому;</text:p>
        </text:list-item>
        <text:list-item>
          <text:p text:style-name="P765">do a favour — оказывать услугу;</text:p>
        </text:list-item>
        <text:list-item>
          <text:p text:style-name="P765">do business — заниматься бизнесом;</text:p>
        </text:list-item>
        <text:list-item>
          <text:p text:style-name="P765">do right/wrong — поступать правильно/неправильно;</text:p>
        </text:list-item>
        <text:list-item>
          <text:p text:style-name="P767">do the shopping — делать покупки;</text:p>
        </text:list-item>
        <text:list-item>
          <text:p text:style-name="P765">do the wassing up — мыть посуду;</text:p>
        </text:list-item>
      </text:list>
      <text:p text:style-name="P324"/>
      <text:p text:style-name="P325">Устойчивые выражения с make:</text:p>
      <text:list xml:id="list3838345162" text:style-name="L53">
        <text:list-item>
          <text:p text:style-name="P766">make a noise — шуметь;</text:p>
        </text:list-item>
        <text:list-item>
          <text:p text:style-name="P766">make a bed — застилать постель;</text:p>
        </text:list-item>
        <text:list-item>
          <text:p text:style-name="P766">make a cake/tea/dinner — приготовить торт/чай/ужин;</text:p>
        </text:list-item>
        <text:list-item>
          <text:p text:style-name="P857"><text:span text:style-name="T225">make a choice — сделать </text:span><text:span text:style-name="T264">выбор;</text:span></text:p>
        </text:list-item>
        <text:list-item>
          <text:p text:style-name="P768">make a scision — принять решение;</text:p>
        </text:list-item>
        <text:list-item>
          <text:p text:style-name="P768">make a promise — обещать, дать обещание;</text:p>
        </text:list-item>
        <text:list-item>
          <text:p text:style-name="P768">make a friends — подружиться.</text:p>
        </text:list-item>
      </text:list>
      <text:p text:style-name="P326"/>
      <text:p text:style-name="P526">Could you do me a favour — Не мог бы ты оказать мне услугу? </text:p>
      <text:p text:style-name="P526">I belive she`ll make the right choice — Я верю, что она сделает правильный выбор.</text:p>
      <text:p text:style-name="P326"/>
      <text:p text:style-name="P342"><text:span text:style-name="T714">Про и</text:span>нфинитив и герундий</text:p>
      <text:p text:style-name="P327"/>
      <text:p text:style-name="P334">Когда в английском предложении идет несколько глаголов <text:span text:style-name="T699">подря</text:span><text:span text:style-name="T700">д</text:span>, то первый является сказуемым<text:span text:style-name="T698">, а следующий, свободный от времени, стоит в форме инфинитива </text:span></text:p>
      <text:p text:style-name="P631"><text:span text:style-name="T285">или герундия </text:span><text:span text:style-name="T286">(</text:span><text:span text:style-name="T287">тех и других </text:span><text:span text:style-name="T285">может быть несколько</text:span><text:span text:style-name="T286">)</text:span><text:span text:style-name="T285">.</text:span></text:p>
      <text:p text:style-name="P333"/>
      <text:p text:style-name="P792">What do you want <text:span text:style-name="T557">to do</text:span>? — Что ты хочешь <text:span text:style-name="T557">делать</text:span>?</text:p>
      <text:p text:style-name="P792">I like <text:span text:style-name="T557">playing</text:span> cards — Я люблю <text:span text:style-name="T557">играть</text:span> в карты.</text:p>
      <text:p text:style-name="P793">Please don`t make me <text:span text:style-name="T557">worry</text:span> — Пожалуйста, не заставляй меня <text:span text:style-name="T557">волноваться</text:span>.</text:p>
      <text:p text:style-name="P794">I don`t mind <text:span text:style-name="T557">doing</text:span> it on my own — Я не против <text:span text:style-name="T557">сделать</text:span> это в одиночку.</text:p>
      <text:p text:style-name="P335"/>
      <text:p text:style-name="P632"><text:span text:style-name="T271">И</text:span><text:span text:style-name="T272">нфинитив и герундий дополняют по смыслу </text:span><text:span text:style-name="T288">сказуемое</text:span><text:span text:style-name="T272">. </text:span><text:span text:style-name="T273">Они являются взаимозаменяемы </text:span></text:p>
      <text:p text:style-name="P632"><text:span text:style-name="T281">и</text:span><text:span text:style-name="T273"> </text:span><text:span text:style-name="T281">в</text:span><text:span text:style-name="T273"> основном </text:span><text:span text:style-name="T281">и</text:span><text:span text:style-name="T273">спользуют</text:span><text:span text:style-name="T281">ся</text:span><text:span text:style-name="T273"> по наитию </text:span><text:span text:style-name="T288">либо</text:span><text:span text:style-name="T273"> в зависимости от диалекта.</text:span></text:p>
      <text:p text:style-name="P336"/>
      <text:p text:style-name="P771">На русский инфинитив и герундий переводятся несколькими способами:</text:p>
      <text:list xml:id="list1168191172" text:style-name="L54">
        <text:list-item>
          <text:p text:style-name="P769">начальной формой глагола (делать);</text:p>
        </text:list-item>
        <text:list-item>
          <text:p text:style-name="P769">причастием (делая);</text:p>
        </text:list-item>
        <text:list-item>
          <text:p text:style-name="P769"><text:soft-page-break/>придаточным предложением (чтобы сделать).</text:p>
        </text:list-item>
      </text:list>
      <text:p text:style-name="P336"/>
      <text:p text:style-name="P873"><text:span text:style-name="T297">Инфинитив </text:span></text:p>
      <text:p text:style-name="P854"><text:span text:style-name="T281"/></text:p>
      <text:p text:style-name="P854"><text:span text:style-name="T294">Э</text:span><text:span text:style-name="T281">то глагол в начальной форме, </text:span><text:span text:style-name="T288">который </text:span><text:span text:style-name="T289">обычно </text:span><text:span text:style-name="T290">идет</text:span><text:span text:style-name="T288"> </text:span><text:span text:style-name="T281">с частицей </text:span><text:span text:style-name="T92">to</text:span><text:span text:style-name="T281">.</text:span></text:p>
      <text:p text:style-name="P791"><text:span text:style-name="T66">I don`t want </text:span><text:span text:style-name="T715">to interface</text:span><text:span text:style-name="T66"> — Я не хочу </text:span><text:span text:style-name="T715">вмешиваться</text:span><text:span text:style-name="T66">.</text:span></text:p>
      <text:p text:style-name="P632"><text:span text:style-name="T281"/></text:p>
      <text:p text:style-name="P252"><text:span text:style-name="T281">Г</text:span><text:span text:style-name="T274">лаголы, после которых инфинитив всегда </text:span><text:span text:style-name="T282">с частицей </text:span><text:span text:style-name="T91">to</text:span><text:span text:style-name="T274">:</text:span></text:p>
      <text:list xml:id="list102825980" text:style-name="L55">
        <text:list-item>
          <text:p text:style-name="P772">want — хотеть;</text:p>
        </text:list-item>
        <text:list-item>
          <text:p text:style-name="P772">need — нуждаться;</text:p>
        </text:list-item>
        <text:list-item>
          <text:p text:style-name="P772">plan — планировать;</text:p>
        </text:list-item>
        <text:list-item>
          <text:p text:style-name="P772">decide — принимать решение;</text:p>
        </text:list-item>
        <text:list-item>
          <text:p text:style-name="P772">offer — предлагать;</text:p>
        </text:list-item>
        <text:list-item>
          <text:p text:style-name="P772">hope — надеяться;</text:p>
        </text:list-item>
        <text:list-item>
          <text:p text:style-name="P772">promise — обещать;</text:p>
        </text:list-item>
        <text:list-item>
          <text:p text:style-name="P772">try — пытаться;</text:p>
        </text:list-item>
        <text:list-item>
          <text:p text:style-name="P772">forget — забывать;</text:p>
        </text:list-item>
        <text:list-item>
          <text:p text:style-name="P772">learn — изучать;</text:p>
        </text:list-item>
        <text:list-item>
          <text:p text:style-name="P772">would like — хотел бы;</text:p>
        </text:list-item>
      </text:list>
      <text:p text:style-name="P529"/>
      <text:p text:style-name="P529">We promise to get the money — Мы обещали достать денег.</text:p>
      <text:p text:style-name="P529">Don`t forget to write importang things — Не забывай записывать самое главное.</text:p>
      <text:p text:style-name="P337"/>
      <text:p text:style-name="P629"><text:span text:style-name="T275">Между смысловым глаголом и идущим за ним инфинитивом часто </text:span><text:span text:style-name="T292">стоит</text:span><text:span text:style-name="T275"> дополнение.</text:span></text:p>
      <text:p text:style-name="P868"><text:span text:style-name="T292">Обычно</text:span><text:span text:style-name="T293"> </text:span><text:span text:style-name="T279">дополнение указывает</text:span><text:span text:style-name="T280">ся</text:span><text:span text:style-name="T279"> после </text:span><text:span text:style-name="T292">следующих </text:span><text:span text:style-name="T279">глаголов:</text:span></text:p>
      <text:list xml:id="list455720273" text:style-name="L56">
        <text:list-item>
          <text:p text:style-name="P776">ask — спрашивать;</text:p>
        </text:list-item>
        <text:list-item>
          <text:p text:style-name="P776">tell — говорить;</text:p>
        </text:list-item>
        <text:list-item>
          <text:p text:style-name="P776">advice — советовать;</text:p>
        </text:list-item>
        <text:list-item>
          <text:p text:style-name="P776">expect — ожидать;</text:p>
        </text:list-item>
        <text:list-item>
          <text:p text:style-name="P776">pesuade — убеждать;</text:p>
        </text:list-item>
        <text:list-item>
          <text:p text:style-name="P776">teach — обучать.</text:p>
        </text:list-item>
      </text:list>
      <text:p text:style-name="P777"/>
      <text:p text:style-name="P789"><text:span text:style-name="T705">I </text:span><text:span text:style-name="T36">asked</text:span><text:span text:style-name="T706"> </text:span><text:span text:style-name="T13">Mike</text:span><text:span text:style-name="T706"> </text:span><text:span text:style-name="T562">to come</text:span><text:span text:style-name="T706"> in — Я просила Майка войти.</text:span></text:p>
      <text:p text:style-name="P54"><text:span text:style-name="T34">Tell</text:span><text:span text:style-name="T44"> </text:span><text:span text:style-name="T11">them</text:span><text:span text:style-name="T44"> </text:span><text:span text:style-name="T64">to leave</text:span><text:span text:style-name="T44"> us alone — Попроси их оставить нас в покое.</text:span></text:p>
      <text:p text:style-name="P337"/>
      <text:p text:style-name="P846"><text:span text:style-name="T275">Если после смыслового глагола </text:span><text:span text:style-name="T291">указано</text:span><text:span text:style-name="T276"> </text:span><text:span text:style-name="T275">дополне</text:span><text:span text:style-name="T276">ние, </text:span><text:span text:style-name="T277">то такие предложения удобней переводить с использованием придаточного предложения.</text:span></text:p>
      <text:p text:style-name="P778"/>
      <text:p text:style-name="P860"><text:span text:style-name="T60">I </text:span><text:span text:style-name="T35">promise</text:span><text:span text:style-name="T60"> </text:span><text:span text:style-name="T12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786"/>
      <text:p text:style-name="P860"><text:span text:style-name="T225">(</text:span><text:span text:style-name="T284">п</text:span><text:span text:style-name="T277">ридаточно</text:span><text:span text:style-name="T278">е</text:span><text:span text:style-name="T277"> предложения — </text:span><text:span text:style-name="T225">это синтаксическая часть сложноподчиненного предложения, содержащая подчинительный союз или союзное слово: </text:span><text:span text:style-name="T44">Петя убежал с урока, </text:span><text:span text:style-name="T342">чтобы не пропустить концерт</text:span><text:span text:style-name="T225">. </text:span><text:span text:style-name="Emphasis"><text:span text:style-name="T44">Изобразить чувство, </text:span></text:span><text:span text:style-name="Emphasis"><text:span text:style-name="T342">которое я испытывал</text:span></text:span><text:span text:style-name="Emphasis"><text:span text:style-name="T44">, очень трудно</text:span></text:span><text:span text:style-name="T225">)</text:span><text:span text:style-name="T277">.</text:span></text:p>
      <text:p text:style-name="P786"/>
      <text:p text:style-name="P846"><text:span text:style-name="T277">Т</text:span><text:span text:style-name="T283">акже придаточное предложение используется, когда вторая часть объясняет причину действия из главной части. </text:span><text:span text:style-name="T284">В этом случае инфинитив всегда используется с </text:span><text:span text:style-name="T93">to</text:span><text:span text:style-name="T284">.</text:span></text:p>
      <text:p text:style-name="P774"/>
      <text:p text:style-name="P861"><text:span text:style-name="T60">I </text:span><text:span text:style-name="T35">went out</text:span><text:span text:style-name="T65">,</text:span><text:span text:style-name="T60"> </text:span><text:span text:style-name="T65">to buy</text:span><text:span text:style-name="T60"> food — Я </text:span><text:span text:style-name="T35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62"><text:span text:style-name="T60">W</text:span><text:span text:style-name="T44">hy did I </text:span><text:span text:style-name="T34">come in</text:span><text:span text:style-name="T44">? </text:span><text:span text:style-name="T64">To drink</text:span><text:span text:style-name="T44"> cofee — Почему я </text:span><text:span text:style-name="T34">зашел</text:span><text:span text:style-name="T44">? </text:span><text:span text:style-name="T64">Чтобы выпить</text:span><text:span text:style-name="T44"> кофе.</text:span></text:p>
      <text:p text:style-name="P787"/>
      <text:p text:style-name="P826"><text:soft-page-break/><text:span text:style-name="T44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4"> </text:span><text:span text:style-name="T61">(за, для)</text:span><text:span text:style-name="T44">.</text:span></text:p>
      <text:p text:style-name="P775"/>
      <text:p text:style-name="P788">I <text:span text:style-name="T23">went out</text:span> <text:span text:style-name="T557">for food</text:span> — Я <text:span text:style-name="T23">вышел</text:span><text:span text:style-name="T704"> </text:span><text:span text:style-name="T557">за едой</text:span>.</text:p>
      <text:p text:style-name="P823"/>
      <text:p text:style-name="P823">Ес<text:span text:style-name="T704">ть</text:span> глаголы, после которых инфинитив используется без частицы <text:span text:style-name="T349">to</text:span> («голый» инфитив). Таких глаголов немного. Самыми распространенные: <text:span text:style-name="T349">let </text:span>(позволять) и <text:span text:style-name="T349">make</text:span>.</text:p>
      <text:p text:style-name="P121"/>
      <text:p text:style-name="P56"><text:span text:style-name="T23">Let</text:span> <text:span text:style-name="T9">Peter</text:span> <text:span text:style-name="T557">explain</text:span> himself — Позволь Питеру объясниться.</text:p>
      <text:p text:style-name="P57"><text:span text:style-name="T23">Let</text:span> <text:span text:style-name="T9">us</text:span> (let`s) <text:span text:style-name="T557">watch</text:span> this movie — Давай<text:span text:style-name="T701"> </text:span>посмотрим этот фильм.</text:p>
      <text:p text:style-name="P122"/>
      <text:p text:style-name="P123">Если после <text:span text:style-name="T349">make</text:span> стоит еще один глагол, то в этом случае <text:span text:style-name="T349">make</text:span> переводится не как «делать», </text:p>
      <text:p text:style-name="P123">а как «заставлять». После <text:span text:style-name="T349">make</text:span> нужно также указать дополнение.</text:p>
      <text:p text:style-name="P123"/>
      <text:p text:style-name="P90">I <text:span text:style-name="T3">can`t</text:span> <text:span text:style-name="T23">make</text:span> <text:span text:style-name="T9">John</text:span> <text:span text:style-name="T557">work</text:span> — Я не могу заставить Джона работать.</text:p>
      <text:p text:style-name="P124"/>
      <text:p text:style-name="P125"><text:span text:style-name="T702">Если инфинитив стоит после связки </text:span><text:span text:style-name="T374">be </text:span><text:span text:style-name="T702">+ прилагательно</text:span><text:span text:style-name="T703">е</text:span><text:span text:style-name="T702">, то используется с частицей </text:span><text:span text:style-name="T374">to</text:span><text:span text:style-name="T702">.</text:span></text:p>
      <text:p text:style-name="P55">It is difficult to understand him — Его сложно понять.</text:p>
      <text:p text:style-name="P125"/>
      <text:p text:style-name="P858">По правилам английского языка после be всегда используется прилалагательное, при этом на русский, be + прилагательное будет переводиться наречием (где, куда, зачем, как).</text:p>
      <text:p text:style-name="P825"/>
      <text:p text:style-name="P854"><text:span text:style-name="T549">Г</text:span><text:span text:style-name="T550">ерундий</text:span><text:span text:style-name="T537"> </text:span></text:p>
      <text:p text:style-name="P854"><text:span text:style-name="T537"/></text:p>
      <text:p text:style-name="P854"><text:span text:style-name="T540">Э</text:span><text:span text:style-name="T531">то нечно среднее между глаголом и существительным, </text:span><text:span text:style-name="T538">потому что м</text:span><text:span text:style-name="T531">ожет переводит</text:span><text:span text:style-name="T538">ь</text:span><text:span text:style-name="T531">ся </text:span></text:p>
      <text:p text:style-name="P854"><text:span text:style-name="T538">и так и этак</text:span><text:span text:style-name="T531">.</text:span><text:span text:style-name="T539"> </text:span><text:span text:style-name="T532">Выглядит как глагол c окончанием </text:span><text:span text:style-name="T376">-ing</text:span><text:span text:style-name="T532">.</text:span></text:p>
      <text:p text:style-name="P872"><text:span text:style-name="T513"/></text:p>
      <text:p text:style-name="P859"><text:span text:style-name="T513">Если после первого глагола идет предлог, то второй всегда пишется в форме герундия.</text:span></text:p>
      <text:p text:style-name="P798"><text:span text:style-name="T627"/></text:p>
      <text:p text:style-name="P795"><text:span text:style-name="T631">I </text:span><text:span text:style-name="T33">ran</text:span><text:span text:style-name="T630"> for a long time </text:span><text:span text:style-name="T680">without</text:span><text:span text:style-name="T630"> </text:span><text:span text:style-name="T633">stopping</text:span><text:span text:style-name="T630"> — Я долго бежал, не останавливаясь.</text:span></text:p>
      <text:p text:style-name="P795"><text:span text:style-name="T631">D</text:span><text:span text:style-name="T630">on`t stop. </text:span><text:span text:style-name="T33">Keep</text:span><text:span text:style-name="T630"> </text:span><text:span text:style-name="T680">on</text:span><text:span text:style-name="T630"> </text:span><text:span text:style-name="T633">running</text:span><text:span text:style-name="T630">! </text:span><text:span text:style-name="T632">— </text:span><text:span text:style-name="T630">Не останавливайся. Продолжай бежать!</text:span></text:p>
      <text:p text:style-name="P795"><text:span text:style-name="T680">Before</text:span><text:span text:style-name="T630"> </text:span><text:span text:style-name="T633">going</text:span><text:span text:style-name="T630"> </text:span><text:span text:style-name="T633">out</text:span><text:span text:style-name="T630">, I phoned Jerry — Перед выходом я позвонил Джерри.</text:span></text:p>
      <text:p text:style-name="P798"><text:span text:style-name="T627"/></text:p>
      <text:p text:style-name="P847"><text:span text:style-name="T324">Глаголы, после которых </text:span><text:span text:style-name="T325">принято использовать</text:span><text:span text:style-name="T324"> герундий:</text:span></text:p>
      <text:p text:style-name="P847"><text:span text:style-name="T324"/></text:p>
      <text:list xml:id="list2687067740" text:style-name="L57">
        <text:list-item>
          <text:p text:style-name="P781"><text:span text:style-name="T630">обозначающие начало, продолжительность или конец процесса:</text:span></text:p>
          <text:list>
            <text:list-item>
              <text:p text:style-name="P780"><text:span text:style-name="T630">stop — прекращать;</text:span></text:p>
            </text:list-item>
            <text:list-item>
              <text:p text:style-name="P780"><text:span text:style-name="T630">finish — заканчивать;</text:span></text:p>
            </text:list-item>
            <text:list-item>
              <text:p text:style-name="P780"><text:span text:style-name="T630">give up — прекращать;</text:span></text:p>
            </text:list-item>
            <text:list-item>
              <text:p text:style-name="P780"><text:span text:style-name="T630">carry on / go on / keep on — продолжать;</text:span></text:p>
            </text:list-item>
          </text:list>
          <text:p text:style-name="P780"><text:span text:style-name="T630"/></text:p>
        </text:list-item>
        <text:list-item>
          <text:p text:style-name="P781"><text:span text:style-name="T630">обозначающие отношение к чему-то:</text:span></text:p>
          <text:list>
            <text:list-item>
              <text:p text:style-name="P780"><text:span text:style-name="T630">dislike — нелюбить;</text:span></text:p>
            </text:list-item>
            <text:list-item>
              <text:p text:style-name="P780"><text:span text:style-name="T630">enjoy — нравиться;</text:span></text:p>
            </text:list-item>
          </text:list>
        </text:list-item>
      </text:list>
      <text:p text:style-name="P779"><text:span text:style-name="T630"/></text:p>
      <text:list xml:id="list220907848901101" text:continue-numbering="true" text:style-name="L57">
        <text:list-item>
          <text:p text:style-name="P781"><text:span text:style-name="T630">глаголы чувственного восприятия:</text:span></text:p>
          <text:list>
            <text:list-item>
              <text:p text:style-name="P780"><text:span text:style-name="T630">see — видеть;</text:span></text:p>
            </text:list-item>
            <text:list-item>
              <text:p text:style-name="P780"><text:span text:style-name="T630">watch — смотреть;</text:span></text:p>
            </text:list-item>
            <text:list-item>
              <text:p text:style-name="P780"><text:span text:style-name="T630">hear — слышать;</text:span></text:p>
            </text:list-item>
            <text:list-item>
              <text:p text:style-name="P780"><text:span text:style-name="T630">listen to — слушать.</text:span></text:p>
            </text:list-item>
          </text:list>
        </text:list-item>
      </text:list>
      <text:p text:style-name="P779"><text:span text:style-name="T630"/></text:p>
      <text:list xml:id="list220909440876607" text:continue-numbering="true" text:style-name="L57">
        <text:list-item>
          <text:p text:style-name="P781"><text:soft-page-break/><text:span text:style-name="T630">другие глаголы и словосочетания:</text:span></text:p>
          <text:list>
            <text:list-item>
              <text:p text:style-name="P780"><text:span text:style-name="T630">suggest — предлагать;</text:span></text:p>
            </text:list-item>
            <text:list-item>
              <text:p text:style-name="P780"><text:span text:style-name="T630">mind — иметь ввиду, возражать;</text:span></text:p>
            </text:list-item>
            <text:list-item>
              <text:p text:style-name="P780"><text:span text:style-name="T630">avoid — избегать;</text:span></text:p>
            </text:list-item>
            <text:list-item>
              <text:p text:style-name="P780"><text:span text:style-name="T630">practice — практиковаться;</text:span></text:p>
            </text:list-item>
            <text:list-item>
              <text:p text:style-name="P848"><text:span text:style-name="T325">can`t help — не мочь не делать;</text:span></text:p>
            </text:list-item>
            <text:list-item>
              <text:p text:style-name="P780"><text:span text:style-name="T630">can`t stand — не выносить, ненавидеть;</text:span></text:p>
            </text:list-item>
            <text:list-item>
              <text:p text:style-name="P780"><text:span text:style-name="T630">look forward to — ждать с нетерпением.</text:span></text:p>
            </text:list-item>
          </text:list>
        </text:list-item>
      </text:list>
      <text:p text:style-name="P779"><text:span text:style-name="T627"/></text:p>
      <text:p text:style-name="P796">I enjoy <text:span text:style-name="T557">reading</text:span> very much — Я очень люблю читать.</text:p>
      <text:p text:style-name="P796">I can`t help <text:span text:style-name="T557">feeling</text:span> responsible — Я не могу не чувствовать ответственности.</text:p>
      <text:p text:style-name="P796">I look forward to <text:span text:style-name="T557">meeting</text:span> John — Я жде с нетерпением встечи с Джоном.</text:p>
      <text:p text:style-name="P827"/>
      <text:p text:style-name="P827">Сочетание сказуемого и герундия можно расшрить, добавив между ними дополнение.</text:p>
      <text:p text:style-name="P827"/>
      <text:p text:style-name="P863"><text:span text:style-name="T707">I </text:span><text:span text:style-name="T37">saw</text:span><text:span text:style-name="T707"> </text:span><text:span text:style-name="T16">John</text:span><text:span text:style-name="T707"> </text:span><text:span text:style-name="T564">working</text:span><text:span text:style-name="T707"> in the garden — Я видел, как Джон работает в саду.</text:span></text:p>
      <text:p text:style-name="P864">He <text:span text:style-name="T3">can`t</text:span> <text:span text:style-name="T23">stand</text:span> <text:span text:style-name="T9">his father</text:span> <text:span text:style-name="T557">drinking</text:span> — Он не может вынести того, что его отец пьет.</text:p>
      <text:p text:style-name="P121"/>
      <text:p text:style-name="P849"><text:span text:style-name="T534">Когда нужно сказать про дейсвтие, которое регулярно совершается, то для этого используется</text:span></text:p>
      <text:p text:style-name="P869"><text:span text:style-name="T534">связка </text:span><text:span text:style-name="T377">go</text:span><text:span text:style-name="T534"> + герундий. Глагол </text:span><text:span text:style-name="T377">go</text:span><text:span text:style-name="T534"> в этом случае переводится как «занимаюсь этим делом»:</text:span></text:p>
      <text:list xml:id="list312473458" text:style-name="L59">
        <text:list-item>
          <text:p text:style-name="P850"><text:span text:style-name="T534">go swimming — занима</text:span><text:span text:style-name="T535">ться</text:span><text:span text:style-name="T534"> плаваньем;</text:span></text:p>
        </text:list-item>
        <text:list-item>
          <text:p text:style-name="P828">go running — бегать;</text:p>
        </text:list-item>
        <text:list-item>
          <text:p text:style-name="P828">go fishing — рыбачить;</text:p>
        </text:list-item>
        <text:list-item>
          <text:p text:style-name="P850">go skiing — кататься на лыжах;</text:p>
        </text:list-item>
        <text:list-item>
          <text:p text:style-name="P871">go shopping — ходить по магазинам.</text:p>
        </text:list-item>
      </text:list>
      <text:p text:style-name="P870"/>
      <text:p text:style-name="P851"><text:span text:style-name="T708">А связка </text:span><text:span text:style-name="T377">like</text:span><text:span text:style-name="T708"> + герундий означает «</text:span><text:span text:style-name="T709">люблю</text:span><text:span text:style-name="T708"> заниматься этим </text:span><text:span text:style-name="T709">делом</text:span><text:span text:style-name="T708">».</text:span></text:p>
      <text:p text:style-name="P870"/>
      <text:p text:style-name="P865">Would you like to <text:span text:style-name="T557">go skiing</text:span> this weekend? — Ты хочешь <text:span text:style-name="T557">покататься на лыжах</text:span> на выходных?</text:p>
      <text:p text:style-name="P865">I would rather <text:span text:style-name="T557">go shoppong</text:span> — Нет, я лучше <text:span text:style-name="T557">пойду по магазинам</text:span>.</text:p>
      <text:p text:style-name="P865">I <text:span text:style-name="T557">like shopping</text:span> with my girlfriends! — Я <text:span text:style-name="T557">люблю ходить по магазинам</text:span> с подрузками!</text:p>
      <text:p text:style-name="P870"/>
      <text:p text:style-name="P853"><text:span text:style-name="T711">Если герундий стоит в начале предложения, то он </text:span><text:span text:style-name="T713">переводится не как глагол, а</text:span><text:span text:style-name="T712"> как сущестительное </text:span><text:span text:style-name="T713">(т. е. в этом случае он является подлежащим)</text:span><text:span text:style-name="T711">.</text:span></text:p>
      <text:p text:style-name="P852"/>
      <text:p text:style-name="P867">Swimming is very good for your health — Плаванье хорошо для здоровья</text:p>
      <text:p text:style-name="P867"><text:span text:style-name="T710">L</text:span>earning English is not easy — Изучение английского — это нелегко.</text:p>
      <text:p text:style-name="P852"/>
      <text:p text:style-name="P874">Спорные случаи использования инфинитива и герундия</text:p>
      <text:p text:style-name="P839"/>
      <text:p text:style-name="P73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97615076320">
          <table:table-cell table:style-name="Table7.A1" office:value-type="string">
            <text:p text:style-name="P692"/>
          </table:table-cell>
          <table:table-cell table:style-name="Table7.A1" office:value-type="string">
            <text:p text:style-name="P680">Past</text:p>
          </table:table-cell>
          <table:table-cell table:style-name="Table7.A1" office:value-type="string">
            <text:p text:style-name="P680">Present</text:p>
          </table:table-cell>
          <table:table-cell table:style-name="Table7.D1" office:value-type="string">
            <text:p text:style-name="P680">Future</text:p>
          </table:table-cell>
        </table:table-row>
        <table:table-row table:style-name="TableLine94797612804976">
          <table:table-cell table:style-name="Table7.A2" office:value-type="string">
            <text:p text:style-name="P687">+</text:p>
          </table:table-cell>
          <table:table-cell table:style-name="Table7.A2" office:value-type="string">
            <text:p text:style-name="P713">I/y<text:span text:style-name="T641">ou</text:span>/w<text:span text:style-name="T641">e</text:span>/t<text:span text:style-name="T641">hey</text:span>/he/she/it started</text:p>
          </table:table-cell>
          <table:table-cell table:style-name="Table7.A2" office:value-type="string">
            <text:p text:style-name="P704">I/you/we/they start</text:p>
            <text:p text:style-name="P704">He/she/it starts</text:p>
          </table:table-cell>
          <table:table-cell table:style-name="Table7.D2" office:value-type="string">
            <text:p text:style-name="P716">I/y<text:span text:style-name="T641">ou</text:span>/w<text:span text:style-name="T641">e</text:span>/t<text:span text:style-name="T641">hey</text:span>/he/she/it </text:p>
            <text:p text:style-name="P716">will start</text:p>
          </table:table-cell>
        </table:table-row>
        <table:table-row table:style-name="TableLine94797612820112">
          <table:table-cell table:style-name="Table7.A2" office:value-type="string">
            <text:p text:style-name="P681">-</text:p>
          </table:table-cell>
          <table:table-cell table:style-name="Table7.A2" office:value-type="string">
            <text:p text:style-name="P713">I/y<text:span text:style-name="T641">ou</text:span>/w<text:span text:style-name="T641">e</text:span>/t<text:span text:style-name="T641">hey</text:span>/he/she/it</text:p>
            <text:p text:style-name="P713">didn`t start</text:p>
          </table:table-cell>
          <table:table-cell table:style-name="Table7.A2" office:value-type="string">
            <text:p text:style-name="P704">I/you/we/they don`t start</text:p>
            <text:p text:style-name="P704">He/she/it doesn`t start</text:p>
          </table:table-cell>
          <table:table-cell table:style-name="Table7.D2" office:value-type="string">
            <text:p text:style-name="P716">I/y<text:span text:style-name="T641">ou</text:span>/w<text:span text:style-name="T641">e</text:span>/t<text:span text:style-name="T641">hey</text:span>/he/she/it</text:p>
            <text:p text:style-name="P716">won`t start</text:p>
          </table:table-cell>
        </table:table-row>
        <table:table-row table:style-name="TableLine94797612822880">
          <table:table-cell table:style-name="Table7.A2" office:value-type="string">
            <text:p text:style-name="P681">?</text:p>
          </table:table-cell>
          <table:table-cell table:style-name="Table7.A2" office:value-type="string">
            <text:p text:style-name="P714">Did I/y<text:span text:style-name="T641">ou</text:span>/w<text:span text:style-name="T641">e</text:span>/t<text:span text:style-name="T641">hey</text:span>/he</text:p>
            <text:p text:style-name="P714">/she/it start?</text:p>
          </table:table-cell>
          <table:table-cell table:style-name="Table7.A2" office:value-type="string">
            <text:p text:style-name="P704">Do I/you/we/they start?</text:p>
            <text:p text:style-name="P704">Does he/she/it start?</text:p>
          </table:table-cell>
          <table:table-cell table:style-name="Table7.D2" office:value-type="string">
            <text:p text:style-name="P717">Will I/y<text:span text:style-name="T641">ou</text:span>/w<text:span text:style-name="T641">e</text:span>/t<text:span text:style-name="T641">hey</text:span>/he</text:p>
            <text:p text:style-name="P717">/she/it start?</text:p>
          </table:table-cell>
        </table:table-row>
      </table:table>
      <text:p text:style-name="P102"/>
      <text:p text:style-name="P245"><text:span text:style-name="T519">Таблица времен группы Continu</text:span><text:span text:style-name="T520">ou</text:span><text:span text:style-name="T51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97612847520">
          <table:table-cell table:style-name="Table8.A1" office:value-type="string">
            <text:p text:style-name="P703"/>
          </table:table-cell>
          <table:table-cell table:style-name="Table8.A1" office:value-type="string">
            <text:p text:style-name="P680">Past</text:p>
          </table:table-cell>
          <table:table-cell table:style-name="Table8.A1" office:value-type="string">
            <text:p text:style-name="P680">Present</text:p>
          </table:table-cell>
          <table:table-cell table:style-name="Table8.D1" office:value-type="string">
            <text:p text:style-name="P680">Future</text:p>
          </table:table-cell>
        </table:table-row>
        <table:table-row table:style-name="TableLine94797612923856">
          <table:table-cell table:style-name="Table8.A2" office:value-type="string">
            <text:p text:style-name="P681">+</text:p>
          </table:table-cell>
          <table:table-cell table:style-name="Table8.A2" office:value-type="string">
            <text:p text:style-name="P715">I/<text:span text:style-name="T640">he/she/it</text:span> <text:span text:style-name="T640">was starting</text:span></text:p>
            <text:p text:style-name="P715"><text:span text:style-name="T640">Y</text:span><text:span text:style-name="T641">ou</text:span><text:span text:style-name="T640">/w</text:span><text:span text:style-name="T641">e</text:span><text:span text:style-name="T640">/t</text:span><text:span text:style-name="T641">hey</text:span><text:span text:style-name="T640"> were starting</text:span></text:p>
          </table:table-cell>
          <table:table-cell table:style-name="Table8.A2" office:value-type="string">
            <text:p text:style-name="P706">I am starting</text:p>
            <text:p text:style-name="P707">He/she/it is starting</text:p>
            <text:p text:style-name="P706">You/we/they are starting</text:p>
          </table:table-cell>
          <table:table-cell table:style-name="Table8.D2" office:value-type="string">
            <text:p text:style-name="P692"/>
          </table:table-cell>
        </table:table-row>
        <table:table-row table:style-name="TableLine94797612975360">
          <table:table-cell table:style-name="Table8.A2" office:value-type="string">
            <text:p text:style-name="P681">-</text:p>
          </table:table-cell>
          <table:table-cell table:style-name="Table8.A2" office:value-type="string">
            <text:p text:style-name="P716">I/he/she/it wasn`t starting</text:p>
            <text:p text:style-name="P716">Y<text:span text:style-name="T641">ou</text:span>/w<text:span text:style-name="T641">e</text:span>/t<text:span text:style-name="T641">hey</text:span> weren`t starting</text:p>
          </table:table-cell>
          <table:table-cell table:style-name="Table8.A2" office:value-type="string">
            <text:p text:style-name="P706">I`m not starting</text:p>
            <text:p text:style-name="P707">He/she/it isn`t starting</text:p>
            <text:p text:style-name="P706">You/we/they aren`t starting</text:p>
          </table:table-cell>
          <table:table-cell table:style-name="Table8.D2" office:value-type="string">
            <text:p text:style-name="P692"/>
          </table:table-cell>
        </table:table-row>
        <table:table-row table:style-name="TableLine94797612990704">
          <table:table-cell table:style-name="Table8.A2" office:value-type="string">
            <text:p text:style-name="P681">?</text:p>
          </table:table-cell>
          <table:table-cell table:style-name="Table8.A2" office:value-type="string">
            <text:p text:style-name="P716">Was I/he/she/it starting?</text:p>
            <text:p text:style-name="P716">Were y<text:span text:style-name="T641">ou</text:span>/w<text:span text:style-name="T641">e</text:span>/t<text:span text:style-name="T641">hey</text:span> starting?</text:p>
          </table:table-cell>
          <table:table-cell table:style-name="Table8.A2" office:value-type="string">
            <text:p text:style-name="P706">Am I starting?</text:p>
            <text:p text:style-name="P707">Is he/she/it starting?</text:p>
            <text:p text:style-name="P706">Are you/we/they starting?</text:p>
          </table:table-cell>
          <table:table-cell table:style-name="Table8.D2" office:value-type="string">
            <text:p text:style-name="P692"/>
          </table:table-cell>
        </table:table-row>
      </table:table>
      <text:p text:style-name="P102"/>
      <text:p text:style-name="P10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97613012816">
          <table:table-cell table:style-name="Table9.A1" office:value-type="string">
            <text:p text:style-name="P703"/>
          </table:table-cell>
          <table:table-cell table:style-name="Table9.A1" office:value-type="string">
            <text:p text:style-name="P680">Past</text:p>
          </table:table-cell>
          <table:table-cell table:style-name="Table9.A1" office:value-type="string">
            <text:p text:style-name="P680">Present</text:p>
          </table:table-cell>
          <table:table-cell table:style-name="Table9.D1" office:value-type="string">
            <text:p text:style-name="P680">Future</text:p>
          </table:table-cell>
        </table:table-row>
        <table:table-row table:style-name="TableLine94797613092256">
          <table:table-cell table:style-name="Table9.A2" office:value-type="string">
            <text:p text:style-name="P681">+</text:p>
          </table:table-cell>
          <table:table-cell table:style-name="Table9.A2" office:value-type="string">
            <text:p text:style-name="P692"/>
          </table:table-cell>
          <table:table-cell table:style-name="Table9.A2" office:value-type="string">
            <text:p text:style-name="P706">I/you/we/they have started</text:p>
            <text:p text:style-name="P706">He/she/it has started</text:p>
          </table:table-cell>
          <table:table-cell table:style-name="Table9.D2" office:value-type="string">
            <text:p text:style-name="P692"/>
          </table:table-cell>
        </table:table-row>
        <table:table-row table:style-name="TableLine94797613116064">
          <table:table-cell table:style-name="Table9.A2" office:value-type="string">
            <text:p text:style-name="P681">-</text:p>
          </table:table-cell>
          <table:table-cell table:style-name="Table9.A2" office:value-type="string">
            <text:p text:style-name="P692"/>
          </table:table-cell>
          <table:table-cell table:style-name="Table9.A2" office:value-type="string">
            <text:p text:style-name="P706">I/y<text:span text:style-name="T610">ou</text:span>/w<text:span text:style-name="T610">e</text:span>/t<text:span text:style-name="T610">hey</text:span> haven`t started</text:p>
            <text:p text:style-name="P706">He/she/it hasn`t started</text:p>
          </table:table-cell>
          <table:table-cell table:style-name="Table9.D2" office:value-type="string">
            <text:p text:style-name="P692"/>
          </table:table-cell>
        </table:table-row>
        <table:table-row table:style-name="TableLine94797613118624">
          <table:table-cell table:style-name="Table9.A2" office:value-type="string">
            <text:p text:style-name="P681">?</text:p>
          </table:table-cell>
          <table:table-cell table:style-name="Table9.A2" office:value-type="string">
            <text:p text:style-name="P692"/>
          </table:table-cell>
          <table:table-cell table:style-name="Table9.A2" office:value-type="string">
            <text:p text:style-name="P706">Have I/y<text:span text:style-name="T611">ou</text:span>/w<text:span text:style-name="T611">e</text:span>/t<text:span text:style-name="T611">hey</text:span> started?</text:p>
            <text:p text:style-name="P706">Has he/she/it started?</text:p>
          </table:table-cell>
          <table:table-cell table:style-name="Table9.D2" office:value-type="string">
            <text:p text:style-name="P692"/>
          </table:table-cell>
        </table:table-row>
      </table:table>
      <text:p text:style-name="P104"/>
      <text:p text:style-name="P10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97613121296">
          <table:table-cell table:style-name="Table1.A1" office:value-type="string">
            <text:p text:style-name="P705"/>
          </table:table-cell>
          <table:table-cell table:style-name="Table1.A1" office:value-type="string">
            <text:p text:style-name="P682">Past</text:p>
          </table:table-cell>
          <table:table-cell table:style-name="Table1.A1" office:value-type="string">
            <text:p text:style-name="P682">Present</text:p>
          </table:table-cell>
          <table:table-cell table:style-name="Table1.D1" office:value-type="string">
            <text:p text:style-name="P682">Future</text:p>
          </table:table-cell>
        </table:table-row>
        <table:table-row table:style-name="TableLine94797613192496">
          <table:table-cell table:style-name="Table1.A2" office:value-type="string">
            <text:p text:style-name="P682">+</text:p>
          </table:table-cell>
          <table:table-cell table:style-name="Table1.A2" office:value-type="string">
            <text:p text:style-name="P693"/>
          </table:table-cell>
          <table:table-cell table:style-name="Table1.A2" office:value-type="string">
            <text:p text:style-name="P712">I/y<text:span text:style-name="T641">ou</text:span>/w<text:span text:style-name="T641">e</text:span>/t<text:span text:style-name="T641">hey</text:span> have been starting</text:p>
            <text:p text:style-name="P712">He/she/it has been starting</text:p>
          </table:table-cell>
          <table:table-cell table:style-name="Table1.D2" office:value-type="string">
            <text:p text:style-name="P693"/>
          </table:table-cell>
        </table:table-row>
        <table:table-row table:style-name="TableLine94797613214016">
          <table:table-cell table:style-name="Table1.A2" office:value-type="string">
            <text:p text:style-name="P682">-</text:p>
          </table:table-cell>
          <table:table-cell table:style-name="Table1.A2" office:value-type="string">
            <text:p text:style-name="P693"/>
          </table:table-cell>
          <table:table-cell table:style-name="Table1.A2" office:value-type="string">
            <text:p text:style-name="P712">I/y<text:span text:style-name="T641">ou</text:span>/w<text:span text:style-name="T641">e</text:span>/t<text:span text:style-name="T641">hey</text:span> haven`t been starting</text:p>
            <text:p text:style-name="P712">He/she/it hasn`t been starting</text:p>
          </table:table-cell>
          <table:table-cell table:style-name="Table1.D2" office:value-type="string">
            <text:p text:style-name="P693"/>
          </table:table-cell>
        </table:table-row>
        <table:table-row table:style-name="TableLine94797613229952">
          <table:table-cell table:style-name="Table1.A2" office:value-type="string">
            <text:p text:style-name="P682">?</text:p>
          </table:table-cell>
          <table:table-cell table:style-name="Table1.A2" office:value-type="string">
            <text:p text:style-name="P693"/>
          </table:table-cell>
          <table:table-cell table:style-name="Table1.A2" office:value-type="string">
            <text:p text:style-name="P712">Have I/y<text:span text:style-name="T641">ou</text:span>/w<text:span text:style-name="T641">e</text:span>/t<text:span text:style-name="T641">hey</text:span> been starting?</text:p>
            <text:p text:style-name="P712">Has he/she/it been starting?</text:p>
          </table:table-cell>
          <table:table-cell table:style-name="Table1.D2" office:value-type="string">
            <text:p text:style-name="P693"/>
          </table:table-cell>
        </table:table-row>
      </table:table>
      <text:p text:style-name="P731"><text:span text:style-name="T440">Таблица </text:span><text:span text:style-name="T452">форм </text:span><text:span text:style-name="T440">пассивно</text:span><text:span text:style-name="T453">го</text:span><text:span text:style-name="T440"> залог</text:span><text:span text:style-name="T453">а</text:span><text:span text:style-name="T440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797613272464">
          <table:table-cell table:style-name="Table4.A1" office:value-type="string">
            <text:p text:style-name="P695"/>
          </table:table-cell>
          <table:table-cell table:style-name="Table4.A1" office:value-type="string">
            <text:p text:style-name="P690">Past</text:p>
          </table:table-cell>
          <table:table-cell table:style-name="Table4.A1" office:value-type="string">
            <text:p text:style-name="P690">Present</text:p>
          </table:table-cell>
          <table:table-cell table:style-name="Table4.D1" office:value-type="string">
            <text:p text:style-name="P690">Future</text:p>
          </table:table-cell>
        </table:table-row>
        <table:table-row table:style-name="TableLine94797613396416">
          <table:table-cell table:style-name="Table4.A2" office:value-type="string">
            <text:p text:style-name="P691">Simple</text:p>
          </table:table-cell>
          <table:table-cell table:style-name="Table4.A2" office:value-type="string">
            <text:p text:style-name="P695"><text:span text:style-name="T669">I/</text:span><text:span text:style-name="T670">he/she/it</text:span><text:span text:style-name="T669"> </text:span><text:span text:style-name="T670">was</text:span><text:span text:style-name="T669"> </text:span><text:span text:style-name="T206">taught</text:span></text:p>
            <text:p text:style-name="P724">You/we/they were <text:span text:style-name="T206">taught</text:span></text:p>
          </table:table-cell>
          <table:table-cell table:style-name="Table4.A2" office:value-type="string">
            <text:p text:style-name="P725">I am <text:span text:style-name="T206">taught</text:span></text:p>
            <text:p text:style-name="P724">He/she/it is <text:span text:style-name="T206">taught</text:span></text:p>
            <text:p text:style-name="P724">You/we/the<text:span text:style-name="T671">y</text:span> are <text:span text:style-name="T206">taught</text:span></text:p>
          </table:table-cell>
          <table:table-cell table:style-name="Table4.D2" office:value-type="string">
            <text:p text:style-name="P723">I/you/we/they/he/she/it</text:p>
            <text:p text:style-name="P723">will be <text:span text:style-name="T206">taught</text:span></text:p>
          </table:table-cell>
        </table:table-row>
        <table:table-row table:style-name="TableLine94797613427232">
          <table:table-cell table:style-name="Table4.A2" office:value-type="string">
            <text:p text:style-name="P691">Contin.</text:p>
          </table:table-cell>
          <table:table-cell table:style-name="Table4.A2" office:value-type="string">
            <text:p text:style-name="P695"><text:span text:style-name="T671">I/he/she/it was being </text:span><text:span text:style-name="T206">taught</text:span></text:p>
            <text:p text:style-name="P695"><text:span text:style-name="T208">You/we/the</text:span><text:span text:style-name="T207">y</text:span><text:span text:style-name="T208"> </text:span><text:span text:style-name="T207">were</text:span><text:span text:style-name="T208"> </text:span><text:span text:style-name="T207">being</text:span><text:span text:style-name="T208"> </text:span><text:span text:style-name="T206">taught</text:span></text:p>
          </table:table-cell>
          <table:table-cell table:style-name="Table4.A2" office:value-type="string">
            <text:p text:style-name="P723">I am being <text:span text:style-name="T206">taught</text:span></text:p>
            <text:p text:style-name="P723"><text:span text:style-name="T206">H</text:span><text:span text:style-name="T145">e/she/it is being taught</text:span></text:p>
            <text:p text:style-name="P724"><text:span text:style-name="T145">You/we/the</text:span><text:span text:style-name="T207">y</text:span><text:span text:style-name="T145"> are </text:span><text:span text:style-name="T207">being</text:span><text:span text:style-name="T145"> </text:span><text:span text:style-name="T206">taught</text:span></text:p>
          </table:table-cell>
          <table:table-cell table:style-name="Table4.D2" office:value-type="string">
            <text:p text:style-name="P723">— </text:p>
          </table:table-cell>
        </table:table-row>
        <table:table-row table:style-name="TableLine94797613437808">
          <table:table-cell table:style-name="Table4.A2" office:value-type="string">
            <text:p text:style-name="P691">Perfect</text:p>
          </table:table-cell>
          <table:table-cell table:style-name="Table4.A2" office:value-type="string">
            <text:p text:style-name="P695"><text:span text:style-name="T672">I/you/we/they/</text:span><text:span text:style-name="T209">he/she/it</text:span><text:span text:style-name="T672"> </text:span></text:p>
            <text:p text:style-name="P695"><text:span text:style-name="T672">had been </text:span><text:span text:style-name="T206">taught</text:span></text:p>
          </table:table-cell>
          <table:table-cell table:style-name="Table4.A2" office:value-type="string">
            <text:p text:style-name="P726">I/you/we/they have been <text:span text:style-name="T206">taught</text:span></text:p>
            <text:p text:style-name="P726"><text:span text:style-name="T206">H</text:span><text:span text:style-name="T145">e/she/it has been </text:span><text:span text:style-name="T206">taught</text:span></text:p>
          </table:table-cell>
          <table:table-cell table:style-name="Table4.D2" office:value-type="string">
            <text:p text:style-name="P695"><text:span text:style-name="T672">I/you/we/they/</text:span><text:span text:style-name="T209">he/she/it</text:span><text:span text:style-name="T672"> </text:span></text:p>
            <text:p text:style-name="P695"><text:span text:style-name="T672">will have been </text:span><text:span text:style-name="T206">taught</text:span></text:p>
          </table:table-cell>
        </table:table-row>
      </table:table>
      <text:p text:style-name="P152"/>
      <text:p text:style-name="P250"><text:span text:style-name="T440">Таблица </text:span><text:span text:style-name="T441">форм</text:span><text:span text:style-name="T440"> глагола </text:span><text:span text:style-name="T450">b</text:span><text:span text:style-name="T440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97613455728">
          <table:table-cell table:style-name="Table5.A1" office:value-type="string">
            <text:p text:style-name="P686">Подлежащее</text:p>
          </table:table-cell>
          <table:table-cell table:style-name="Table5.A1" office:value-type="string">
            <text:p text:style-name="P683">Past</text:p>
          </table:table-cell>
          <table:table-cell table:style-name="Table5.A1" office:value-type="string">
            <text:p text:style-name="P683">Present</text:p>
          </table:table-cell>
          <table:table-cell table:style-name="Table5.D1" office:value-type="string">
            <text:p text:style-name="P683">Future</text:p>
          </table:table-cell>
        </table:table-row>
        <table:table-row table:style-name="TableLine94797613518768">
          <table:table-cell table:style-name="Table5.A2" office:value-type="string">
            <text:p text:style-name="P711">I</text:p>
          </table:table-cell>
          <table:table-cell table:style-name="Table5.A2" office:value-type="string">
            <text:p text:style-name="P712">was</text:p>
          </table:table-cell>
          <table:table-cell table:style-name="Table5.A2" office:value-type="string">
            <text:p text:style-name="P708">am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797613524464">
          <table:table-cell table:style-name="Table5.A2" office:value-type="string">
            <text:p text:style-name="P710">he/she/<text:span text:style-name="T618">it</text:span></text:p>
          </table:table-cell>
          <table:table-cell table:style-name="Table5.A2" office:value-type="string">
            <text:p text:style-name="P712">was</text:p>
          </table:table-cell>
          <table:table-cell table:style-name="Table5.A2" office:value-type="string">
            <text:p text:style-name="P709">is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797613526560">
          <table:table-cell table:style-name="Table5.A2" office:value-type="string">
            <text:p text:style-name="P710">you/we/they</text:p>
          </table:table-cell>
          <table:table-cell table:style-name="Table5.A2" office:value-type="string">
            <text:p text:style-name="P712">were</text:p>
          </table:table-cell>
          <table:table-cell table:style-name="Table5.A2" office:value-type="string">
            <text:p text:style-name="P709">are</text:p>
          </table:table-cell>
          <table:table-cell table:style-name="Table5.D2" office:value-type="string">
            <text:p text:style-name="P718">will be</text:p>
          </table:table-cell>
        </table:table-row>
      </table:table>
      <text:p text:style-name="P149"/>
      <text:p text:style-name="P149">Таблица модальных глаголов:</text:p>
      <table:table table:name="Table2" table:style-name="Table2">
        <table:table-column table:style-name="Table2.A" table:number-columns-repeated="3"/>
        <table:table-row table:style-name="TableLine94797613530672">
          <table:table-cell table:style-name="Table2.A1" office:value-type="string">
            <text:p text:style-name="P688">Глагол</text:p>
          </table:table-cell>
          <table:table-cell table:style-name="Table2.A1" office:value-type="string">
            <text:p text:style-name="P694"><text:span text:style-name="T560">З</text:span><text:span text:style-name="T561">начение</text:span></text:p>
          </table:table-cell>
          <table:table-cell table:style-name="Table2.C1" office:value-type="string">
            <text:p text:style-name="P694"><text:span text:style-name="T560">В</text:span><text:span text:style-name="T561">рем</text:span><text:span text:style-name="T560">я</text:span></text:p>
          </table:table-cell>
        </table:table-row>
        <table:table-row table:style-name="TableLine94797613607152">
          <table:table-cell table:style-name="Table2.A2" office:value-type="string">
            <text:p text:style-name="P719">can</text:p>
          </table:table-cell>
          <table:table-cell table:style-name="Table2.A2" office:value-type="string">
            <text:p text:style-name="P719">могу, умею, смогу;</text:p>
            <text:p text:style-name="P719">(часто используется в просьбах и предложениях)</text:p>
          </table:table-cell>
          <table:table-cell table:style-name="Table2.C2" office:value-type="string">
            <text:p text:style-name="P719">настоящее и будущее</text:p>
          </table:table-cell>
        </table:table-row>
        <table:table-row table:style-name="TableLine94797613611184">
          <table:table-cell table:style-name="Table2.A2" office:value-type="string">
            <text:p text:style-name="P719">could</text:p>
          </table:table-cell>
          <table:table-cell table:style-name="Table2.A2" office:value-type="string">
            <text:p text:style-name="P719">мог, умел</text:p>
          </table:table-cell>
          <table:table-cell table:style-name="Table2.C2" office:value-type="string">
            <text:p text:style-name="P719">прошедшее</text:p>
          </table:table-cell>
        </table:table-row>
        <table:table-row table:style-name="TableLine94797613613104">
          <table:table-cell table:style-name="Table2.A2" office:value-type="string">
            <text:p text:style-name="P719">might, may</text:p>
          </table:table-cell>
          <table:table-cell table:style-name="Table2.A2" office:value-type="string">
            <text:p text:style-name="P719">может быть, мог бы, возможно, наверное</text:p>
          </table:table-cell>
          <table:table-cell table:style-name="Table2.C2" office:value-type="string">
            <text:p text:style-name="P719">настоящее и будущие</text:p>
          </table:table-cell>
        </table:table-row>
        <table:table-row table:style-name="TableLine94797613623920">
          <table:table-cell table:style-name="Table2.A2" office:value-type="string">
            <text:p text:style-name="P719">must</text:p>
          </table:table-cell>
          <table:table-cell table:style-name="Table2.A2" office:value-type="string">
            <text:p text:style-name="P719">должен, обязан, нужно, запрет, нельзя</text:p>
          </table:table-cell>
          <table:table-cell table:style-name="Table2.C2" office:value-type="string">
            <text:p text:style-name="P719">настоящее</text:p>
          </table:table-cell>
        </table:table-row>
        <table:table-row table:style-name="TableLine94797613628224">
          <table:table-cell table:style-name="Table2.A2" office:value-type="string">
            <text:p text:style-name="P719">should</text:p>
          </table:table-cell>
          <table:table-cell table:style-name="Table2.A2" office:value-type="string">
            <text:p text:style-name="P719">следует сделать, следовало бы сделать; (совет)</text:p>
          </table:table-cell>
          <table:table-cell table:style-name="Table2.C2" office:value-type="string">
            <text:p text:style-name="P719">настоящее и будущие</text:p>
          </table:table-cell>
        </table:table-row>
        <table:table-row table:style-name="TableLine94797613630144">
          <table:table-cell table:style-name="Table2.A2" office:value-type="string">
            <text:p text:style-name="P719">would</text:p>
          </table:table-cell>
          <table:table-cell table:style-name="Table2.A2" office:value-type="string">
            <text:p text:style-name="P719">частица «бы», предложение услуги, привычка прошлого</text:p>
          </table:table-cell>
          <table:table-cell table:style-name="Table2.C2" office:value-type="string">
            <text:p text:style-name="P719">настоящее, прошедшее, будущие</text:p>
          </table:table-cell>
        </table:table-row>
      </table:table>
      <text:p text:style-name="P150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97613637664">
          <table:table-cell table:style-name="Table3.A1" office:value-type="string">
            <text:p text:style-name="P689">Конструкция</text:p>
          </table:table-cell>
          <table:table-cell table:style-name="Table3.A1" office:value-type="string">
            <text:p text:style-name="P689">Значение</text:p>
          </table:table-cell>
          <table:table-cell table:style-name="Table3.C1" office:value-type="string">
            <text:p text:style-name="P689">Время</text:p>
          </table:table-cell>
        </table:table-row>
        <table:table-row table:style-name="TableLine94797613658592">
          <table:table-cell table:style-name="Table3.A2" office:value-type="string">
            <text:p text:style-name="P720">be able to</text:p>
          </table:table-cell>
          <table:table-cell table:style-name="Table3.A2" office:value-type="string">
            <text:p text:style-name="P720">могу (близко к can)</text:p>
          </table:table-cell>
          <table:table-cell table:style-name="Table3.C2" office:value-type="string">
            <text:p text:style-name="P720">be меняется по временам</text:p>
          </table:table-cell>
        </table:table-row>
        <table:table-row table:style-name="TableLine94797613664336">
          <table:table-cell table:style-name="Table3.A2" office:value-type="string">
            <text:p text:style-name="P720">have to</text:p>
          </table:table-cell>
          <table:table-cell table:style-name="Table3.A2" office:value-type="string">
            <text:p text:style-name="P720">должен (близко к must)</text:p>
          </table:table-cell>
          <table:table-cell table:style-name="Table3.C2" office:value-type="string">
            <text:p text:style-name="P720">have меняется по временам</text:p>
          </table:table-cell>
        </table:table-row>
        <table:table-row table:style-name="TableLine94797613666512">
          <table:table-cell table:style-name="Table3.A2" office:value-type="string">
            <text:p text:style-name="P720">used to</text:p>
          </table:table-cell>
          <table:table-cell table:style-name="Table3.A2" office:value-type="string">
            <text:p text:style-name="P720">делал раньше, имел привычку делать (близко к would)</text:p>
          </table:table-cell>
          <table:table-cell table:style-name="Table3.C2" office:value-type="string">
            <text:p text:style-name="P720">всегда стоит в прошедшем;</text:p>
            <text:p text:style-name="P720">меняется как Past Simple</text:p>
          </table:table-cell>
        </table:table-row>
      </table:table>
      <text:p text:style-name="P151"/>
      <text:p text:style-name="P157"/>
      <text:p text:style-name="P729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97613672560">
          <table:table-cell table:style-name="Table6.A1" office:value-type="string">
            <text:p text:style-name="P685">Перевод</text:p>
          </table:table-cell>
          <table:table-cell table:style-name="Table6.A1" office:value-type="string">
            <text:p text:style-name="P684">Начальная форма</text:p>
          </table:table-cell>
          <table:table-cell table:style-name="Table6.A1" office:value-type="string">
            <text:p text:style-name="P684">2я форма</text:p>
          </table:table-cell>
          <table:table-cell table:style-name="Table6.D1" office:value-type="string">
            <text:p text:style-name="P685">3я форма</text:p>
          </table:table-cell>
        </table:table-row>
        <table:table-row table:style-name="TableLine94797613958816">
          <table:table-cell table:style-name="Table6.A2" office:value-type="string">
            <text:p text:style-name="P696">начинать</text:p>
          </table:table-cell>
          <table:table-cell table:style-name="Table6.A2" office:value-type="string">
            <text:p text:style-name="P697">begin</text:p>
          </table:table-cell>
          <table:table-cell table:style-name="Table6.A2" office:value-type="string">
            <text:p text:style-name="P697">began</text:p>
          </table:table-cell>
          <table:table-cell table:style-name="Table6.D2" office:value-type="string">
            <text:p text:style-name="P696">begun</text:p>
          </table:table-cell>
        </table:table-row>
        <table:table-row table:style-name="TableLine94797613971888">
          <table:table-cell table:style-name="Table6.A2" office:value-type="string">
            <text:p text:style-name="P696">ломать</text:p>
          </table:table-cell>
          <table:table-cell table:style-name="Table6.A2" office:value-type="string">
            <text:p text:style-name="P697">break</text:p>
          </table:table-cell>
          <table:table-cell table:style-name="Table6.A2" office:value-type="string">
            <text:p text:style-name="P697">broke</text:p>
          </table:table-cell>
          <table:table-cell table:style-name="Table6.D2" office:value-type="string">
            <text:p text:style-name="P696">broken</text:p>
          </table:table-cell>
        </table:table-row>
        <table:table-row table:style-name="TableLine94797613973808">
          <table:table-cell table:style-name="Table6.A2" office:value-type="string">
            <text:p text:style-name="P696">приносить</text:p>
          </table:table-cell>
          <table:table-cell table:style-name="Table6.A2" office:value-type="string">
            <text:p text:style-name="P697">bring</text:p>
          </table:table-cell>
          <table:table-cell table:style-name="Table6.A2" office:value-type="string">
            <text:p text:style-name="P697">brought</text:p>
          </table:table-cell>
          <table:table-cell table:style-name="Table6.D2" office:value-type="string">
            <text:p text:style-name="P696">brought</text:p>
          </table:table-cell>
        </table:table-row>
        <table:table-row table:style-name="TableLine94797613979232">
          <table:table-cell table:style-name="Table6.A2" office:value-type="string">
            <text:p text:style-name="P696">покупать</text:p>
          </table:table-cell>
          <table:table-cell table:style-name="Table6.A2" office:value-type="string">
            <text:p text:style-name="P697">buy</text:p>
          </table:table-cell>
          <table:table-cell table:style-name="Table6.A2" office:value-type="string">
            <text:p text:style-name="P697">bought</text:p>
          </table:table-cell>
          <table:table-cell table:style-name="Table6.D2" office:value-type="string">
            <text:p text:style-name="P696">bought</text:p>
          </table:table-cell>
        </table:table-row>
        <table:table-row table:style-name="TableLine94797613983952">
          <table:table-cell table:style-name="Table6.A2" office:value-type="string">
            <text:p text:style-name="P696">приходить</text:p>
          </table:table-cell>
          <table:table-cell table:style-name="Table6.A2" office:value-type="string">
            <text:p text:style-name="P697">come</text:p>
          </table:table-cell>
          <table:table-cell table:style-name="Table6.A2" office:value-type="string">
            <text:p text:style-name="P697">came</text:p>
          </table:table-cell>
          <table:table-cell table:style-name="Table6.D2" office:value-type="string">
            <text:p text:style-name="P696">come</text:p>
          </table:table-cell>
        </table:table-row>
        <table:table-row table:style-name="TableLine94797613991184">
          <table:table-cell table:style-name="Table6.A2" office:value-type="string">
            <text:p text:style-name="P696">делать</text:p>
          </table:table-cell>
          <table:table-cell table:style-name="Table6.A2" office:value-type="string">
            <text:p text:style-name="P697">do</text:p>
          </table:table-cell>
          <table:table-cell table:style-name="Table6.A2" office:value-type="string">
            <text:p text:style-name="P697">did</text:p>
          </table:table-cell>
          <table:table-cell table:style-name="Table6.D2" office:value-type="string">
            <text:p text:style-name="P696">done</text:p>
          </table:table-cell>
        </table:table-row>
        <table:table-row table:style-name="TableLine94797613996880">
          <table:table-cell table:style-name="Table6.A2" office:value-type="string">
            <text:p text:style-name="P696">пить</text:p>
          </table:table-cell>
          <table:table-cell table:style-name="Table6.A2" office:value-type="string">
            <text:p text:style-name="P697">drink</text:p>
          </table:table-cell>
          <table:table-cell table:style-name="Table6.A2" office:value-type="string">
            <text:p text:style-name="P697">drank</text:p>
          </table:table-cell>
          <table:table-cell table:style-name="Table6.D2" office:value-type="string">
            <text:p text:style-name="P696">drunk</text:p>
          </table:table-cell>
        </table:table-row>
        <table:table-row table:style-name="TableLine94797614001744">
          <table:table-cell table:style-name="Table6.A2" office:value-type="string">
            <text:p text:style-name="P696">есть</text:p>
          </table:table-cell>
          <table:table-cell table:style-name="Table6.A2" office:value-type="string">
            <text:p text:style-name="P697">eat</text:p>
          </table:table-cell>
          <table:table-cell table:style-name="Table6.A2" office:value-type="string">
            <text:p text:style-name="P697">ate</text:p>
          </table:table-cell>
          <table:table-cell table:style-name="Table6.D2" office:value-type="string">
            <text:p text:style-name="P696">eaten</text:p>
          </table:table-cell>
        </table:table-row>
        <table:table-row table:style-name="TableLine94797614004304">
          <table:table-cell table:style-name="Table6.A2" office:value-type="string">
            <text:p text:style-name="P696">падать</text:p>
          </table:table-cell>
          <table:table-cell table:style-name="Table6.A2" office:value-type="string">
            <text:p text:style-name="P698">fall</text:p>
          </table:table-cell>
          <table:table-cell table:style-name="Table6.A2" office:value-type="string">
            <text:p text:style-name="P698">fell</text:p>
          </table:table-cell>
          <table:table-cell table:style-name="Table6.D2" office:value-type="string">
            <text:p text:style-name="P696">fallen</text:p>
          </table:table-cell>
        </table:table-row>
        <table:table-row table:style-name="TableLine94797614029264">
          <table:table-cell table:style-name="Table6.A2" office:value-type="string">
            <text:p text:style-name="P696">летать</text:p>
          </table:table-cell>
          <table:table-cell table:style-name="Table6.A2" office:value-type="string">
            <text:p text:style-name="P698">fly</text:p>
          </table:table-cell>
          <table:table-cell table:style-name="Table6.A2" office:value-type="string">
            <text:p text:style-name="P698">flew</text:p>
          </table:table-cell>
          <table:table-cell table:style-name="Table6.D2" office:value-type="string">
            <text:p text:style-name="P696">flown</text:p>
          </table:table-cell>
        </table:table-row>
        <table:table-row table:style-name="TableLine94797614038800">
          <table:table-cell table:style-name="Table6.A2" office:value-type="string">
            <text:p text:style-name="P696">забывать</text:p>
          </table:table-cell>
          <table:table-cell table:style-name="Table6.A2" office:value-type="string">
            <text:p text:style-name="P698">forget</text:p>
          </table:table-cell>
          <table:table-cell table:style-name="Table6.A2" office:value-type="string">
            <text:p text:style-name="P698">forgot</text:p>
          </table:table-cell>
          <table:table-cell table:style-name="Table6.D2" office:value-type="string">
            <text:p text:style-name="P696">forgotten</text:p>
          </table:table-cell>
        </table:table-row>
        <table:table-row table:style-name="TableLine94797614042032">
          <table:table-cell table:style-name="Table6.A2" office:value-type="string">
            <text:p text:style-name="P696">получать</text:p>
          </table:table-cell>
          <table:table-cell table:style-name="Table6.A2" office:value-type="string">
            <text:p text:style-name="P698">get</text:p>
          </table:table-cell>
          <table:table-cell table:style-name="Table6.A2" office:value-type="string">
            <text:p text:style-name="P698">got</text:p>
          </table:table-cell>
          <table:table-cell table:style-name="Table6.D2" office:value-type="string">
            <text:p text:style-name="P696">got</text:p>
          </table:table-cell>
        </table:table-row>
        <table:table-row table:style-name="TableLine94797614048160">
          <table:table-cell table:style-name="Table6.A2" office:value-type="string">
            <text:p text:style-name="P699">давать</text:p>
          </table:table-cell>
          <table:table-cell table:style-name="Table6.A2" office:value-type="string">
            <text:p text:style-name="P700">give</text:p>
          </table:table-cell>
          <table:table-cell table:style-name="Table6.A2" office:value-type="string">
            <text:p text:style-name="P700">gave</text:p>
          </table:table-cell>
          <table:table-cell table:style-name="Table6.D2" office:value-type="string">
            <text:p text:style-name="P699">given</text:p>
          </table:table-cell>
        </table:table-row>
        <table:table-row table:style-name="TableLine94797614051808">
          <table:table-cell table:style-name="Table6.A2" office:value-type="string">
            <text:p text:style-name="P699">идти</text:p>
          </table:table-cell>
          <table:table-cell table:style-name="Table6.A2" office:value-type="string">
            <text:p text:style-name="P700">go</text:p>
          </table:table-cell>
          <table:table-cell table:style-name="Table6.A2" office:value-type="string">
            <text:p text:style-name="P700">went</text:p>
          </table:table-cell>
          <table:table-cell table:style-name="Table6.D2" office:value-type="string">
            <text:p text:style-name="P699">gone</text:p>
          </table:table-cell>
        </table:table-row>
        <table:table-row table:style-name="TableLine94797614055392">
          <table:table-cell table:style-name="Table6.A2" office:value-type="string">
            <text:p text:style-name="P701">иметь </text:p>
          </table:table-cell>
          <table:table-cell table:style-name="Table6.A2" office:value-type="string">
            <text:p text:style-name="P702">have</text:p>
          </table:table-cell>
          <table:table-cell table:style-name="Table6.A2" office:value-type="string">
            <text:p text:style-name="P702">had</text:p>
          </table:table-cell>
          <table:table-cell table:style-name="Table6.D2" office:value-type="string">
            <text:p text:style-name="P701">had</text:p>
          </table:table-cell>
        </table:table-row>
        <table:table-row table:style-name="TableLine94797614058480">
          <table:table-cell table:style-name="Table6.A2" office:value-type="string">
            <text:p text:style-name="P701">слышать</text:p>
          </table:table-cell>
          <table:table-cell table:style-name="Table6.A2" office:value-type="string">
            <text:p text:style-name="P702">hear</text:p>
          </table:table-cell>
          <table:table-cell table:style-name="Table6.A2" office:value-type="string">
            <text:p text:style-name="P702">heard</text:p>
          </table:table-cell>
          <table:table-cell table:style-name="Table6.D2" office:value-type="string">
            <text:p text:style-name="P701">heard</text:p>
          </table:table-cell>
        </table:table-row>
        <table:table-row table:style-name="TableLine94797614062064">
          <table:table-cell table:style-name="Table6.A2" office:value-type="string">
            <text:p text:style-name="P701">знать</text:p>
          </table:table-cell>
          <table:table-cell table:style-name="Table6.A2" office:value-type="string">
            <text:p text:style-name="P702">know</text:p>
          </table:table-cell>
          <table:table-cell table:style-name="Table6.A2" office:value-type="string">
            <text:p text:style-name="P702">knew</text:p>
          </table:table-cell>
          <table:table-cell table:style-name="Table6.D2" office:value-type="string">
            <text:p text:style-name="P701">known</text:p>
          </table:table-cell>
        </table:table-row>
        <table:table-row table:style-name="TableLine94797614066304">
          <table:table-cell table:style-name="Table6.A2" office:value-type="string">
            <text:p text:style-name="P701">терять</text:p>
          </table:table-cell>
          <table:table-cell table:style-name="Table6.A2" office:value-type="string">
            <text:p text:style-name="P702">lose</text:p>
          </table:table-cell>
          <table:table-cell table:style-name="Table6.A2" office:value-type="string">
            <text:p text:style-name="P702">lost</text:p>
          </table:table-cell>
          <table:table-cell table:style-name="Table6.D2" office:value-type="string">
            <text:p text:style-name="P701">lost</text:p>
          </table:table-cell>
        </table:table-row>
        <table:table-row table:style-name="TableLine94797614072144">
          <table:table-cell table:style-name="Table6.A2" office:value-type="string">
            <text:p text:style-name="P701">делать</text:p>
          </table:table-cell>
          <table:table-cell table:style-name="Table6.A2" office:value-type="string">
            <text:p text:style-name="P702">make</text:p>
          </table:table-cell>
          <table:table-cell table:style-name="Table6.A2" office:value-type="string">
            <text:p text:style-name="P702">made</text:p>
          </table:table-cell>
          <table:table-cell table:style-name="Table6.D2" office:value-type="string">
            <text:p text:style-name="P701">made</text:p>
          </table:table-cell>
        </table:table-row>
        <table:table-row table:style-name="TableLine94797614077232">
          <table:table-cell table:style-name="Table6.A2" office:value-type="string">
            <text:p text:style-name="P701">платить</text:p>
          </table:table-cell>
          <table:table-cell table:style-name="Table6.A2" office:value-type="string">
            <text:p text:style-name="P702">pay</text:p>
          </table:table-cell>
          <table:table-cell table:style-name="Table6.A2" office:value-type="string">
            <text:p text:style-name="P702">paid</text:p>
          </table:table-cell>
          <table:table-cell table:style-name="Table6.D2" office:value-type="string">
            <text:p text:style-name="P701">paid</text:p>
          </table:table-cell>
        </table:table-row>
        <table:table-row table:style-name="TableLine94797614080848">
          <table:table-cell table:style-name="Table6.A2" office:value-type="string">
            <text:p text:style-name="P701">класть</text:p>
          </table:table-cell>
          <table:table-cell table:style-name="Table6.A2" office:value-type="string">
            <text:p text:style-name="P702">put</text:p>
          </table:table-cell>
          <table:table-cell table:style-name="Table6.A2" office:value-type="string">
            <text:p text:style-name="P702">put</text:p>
          </table:table-cell>
          <table:table-cell table:style-name="Table6.D2" office:value-type="string">
            <text:p text:style-name="P701">put</text:p>
          </table:table-cell>
        </table:table-row>
        <table:table-row table:style-name="TableLine94797614084144">
          <table:table-cell table:style-name="Table6.A2" office:value-type="string">
            <text:p text:style-name="P701">читать</text:p>
          </table:table-cell>
          <table:table-cell table:style-name="Table6.A2" office:value-type="string">
            <text:p text:style-name="P702">read</text:p>
          </table:table-cell>
          <table:table-cell table:style-name="Table6.A2" office:value-type="string">
            <text:p text:style-name="P702">read</text:p>
          </table:table-cell>
          <table:table-cell table:style-name="Table6.D2" office:value-type="string">
            <text:p text:style-name="P702">read</text:p>
          </table:table-cell>
        </table:table-row>
        <table:table-row table:style-name="TableLine94797614088752">
          <table:table-cell table:style-name="Table6.A2" office:value-type="string">
            <text:p text:style-name="P701">сказать</text:p>
          </table:table-cell>
          <table:table-cell table:style-name="Table6.A2" office:value-type="string">
            <text:p text:style-name="P702">say</text:p>
          </table:table-cell>
          <table:table-cell table:style-name="Table6.A2" office:value-type="string">
            <text:p text:style-name="P702">said</text:p>
          </table:table-cell>
          <table:table-cell table:style-name="Table6.D2" office:value-type="string">
            <text:p text:style-name="P702">said</text:p>
          </table:table-cell>
        </table:table-row>
        <table:table-row table:style-name="TableLine94797614091552">
          <table:table-cell table:style-name="Table6.A2" office:value-type="string">
            <text:p text:style-name="P701">говорить</text:p>
          </table:table-cell>
          <table:table-cell table:style-name="Table6.A2" office:value-type="string">
            <text:p text:style-name="P702">speak</text:p>
          </table:table-cell>
          <table:table-cell table:style-name="Table6.A2" office:value-type="string">
            <text:p text:style-name="P702">spoke</text:p>
          </table:table-cell>
          <table:table-cell table:style-name="Table6.D2" office:value-type="string">
            <text:p text:style-name="P701">spoken</text:p>
          </table:table-cell>
        </table:table-row>
        <table:table-row table:style-name="TableLine94797614097088">
          <table:table-cell table:style-name="Table6.A2" office:value-type="string">
            <text:p text:style-name="P701">видеть</text:p>
          </table:table-cell>
          <table:table-cell table:style-name="Table6.A2" office:value-type="string">
            <text:p text:style-name="P702">see</text:p>
          </table:table-cell>
          <table:table-cell table:style-name="Table6.A2" office:value-type="string">
            <text:p text:style-name="P702">saw</text:p>
          </table:table-cell>
          <table:table-cell table:style-name="Table6.D2" office:value-type="string">
            <text:p text:style-name="P701">seen</text:p>
          </table:table-cell>
        </table:table-row>
        <table:table-row table:style-name="TableLine94797614109248">
          <table:table-cell table:style-name="Table6.A2" office:value-type="string">
            <text:p text:style-name="P701">сидеть</text:p>
          </table:table-cell>
          <table:table-cell table:style-name="Table6.A2" office:value-type="string">
            <text:p text:style-name="P702">sit</text:p>
          </table:table-cell>
          <table:table-cell table:style-name="Table6.A2" office:value-type="string">
            <text:p text:style-name="P702">sat</text:p>
          </table:table-cell>
          <table:table-cell table:style-name="Table6.D2" office:value-type="string">
            <text:p text:style-name="P701">sat</text:p>
          </table:table-cell>
        </table:table-row>
        <table:table-row table:style-name="TableLine94797614121248">
          <table:table-cell table:style-name="Table6.A2" office:value-type="string">
            <text:p text:style-name="P701">брать</text:p>
          </table:table-cell>
          <table:table-cell table:style-name="Table6.A2" office:value-type="string">
            <text:p text:style-name="P702">take</text:p>
          </table:table-cell>
          <table:table-cell table:style-name="Table6.A2" office:value-type="string">
            <text:p text:style-name="P702">took</text:p>
          </table:table-cell>
          <table:table-cell table:style-name="Table6.D2" office:value-type="string">
            <text:p text:style-name="P701">taken</text:p>
          </table:table-cell>
        </table:table-row>
        <table:table-row table:style-name="TableLine94797614125360">
          <table:table-cell table:style-name="Table6.A2" office:value-type="string">
            <text:p text:style-name="P721">обучать</text:p>
          </table:table-cell>
          <table:table-cell table:style-name="Table6.A2" office:value-type="string">
            <text:p text:style-name="P721">teach</text:p>
          </table:table-cell>
          <table:table-cell table:style-name="Table6.A2" office:value-type="string">
            <text:p text:style-name="P722">taught</text:p>
          </table:table-cell>
          <table:table-cell table:style-name="Table6.D2" office:value-type="string">
            <text:p text:style-name="P721">taught</text:p>
          </table:table-cell>
        </table:table-row>
        <table:table-row table:style-name="TableLine94797614131296">
          <table:table-cell table:style-name="Table6.A2" office:value-type="string">
            <text:p text:style-name="P701">рассказывать</text:p>
          </table:table-cell>
          <table:table-cell table:style-name="Table6.A2" office:value-type="string">
            <text:p text:style-name="P702">tell</text:p>
          </table:table-cell>
          <table:table-cell table:style-name="Table6.A2" office:value-type="string">
            <text:p text:style-name="P702">told</text:p>
          </table:table-cell>
          <table:table-cell table:style-name="Table6.D2" office:value-type="string">
            <text:p text:style-name="P701">told</text:p>
          </table:table-cell>
        </table:table-row>
        <table:table-row table:style-name="TableLine94797614134864">
          <table:table-cell table:style-name="Table6.A2" office:value-type="string">
            <text:p text:style-name="P701">думать</text:p>
          </table:table-cell>
          <table:table-cell table:style-name="Table6.A2" office:value-type="string">
            <text:p text:style-name="P702">think</text:p>
          </table:table-cell>
          <table:table-cell table:style-name="Table6.A2" office:value-type="string">
            <text:p text:style-name="P702">thought</text:p>
          </table:table-cell>
          <table:table-cell table:style-name="Table6.D2" office:value-type="string">
            <text:p text:style-name="P701">thought</text:p>
          </table:table-cell>
        </table:table-row>
        <table:table-row table:style-name="TableLine94797614139760">
          <table:table-cell table:style-name="Table6.A2" office:value-type="string">
            <text:p text:style-name="P701">побеждать</text:p>
          </table:table-cell>
          <table:table-cell table:style-name="Table6.A2" office:value-type="string">
            <text:p text:style-name="P702">win</text:p>
          </table:table-cell>
          <table:table-cell table:style-name="Table6.A2" office:value-type="string">
            <text:p text:style-name="P702">won</text:p>
          </table:table-cell>
          <table:table-cell table:style-name="Table6.D2" office:value-type="string">
            <text:p text:style-name="P701">won</text:p>
          </table:table-cell>
        </table:table-row>
        <table:table-row table:style-name="TableLine94797614148080">
          <table:table-cell table:style-name="Table6.A2" office:value-type="string">
            <text:p text:style-name="P701">писать</text:p>
          </table:table-cell>
          <table:table-cell table:style-name="Table6.A2" office:value-type="string">
            <text:p text:style-name="P702">write</text:p>
          </table:table-cell>
          <table:table-cell table:style-name="Table6.A2" office:value-type="string">
            <text:p text:style-name="P702">wrote</text:p>
          </table:table-cell>
          <table:table-cell table:style-name="Table6.D2" office:value-type="string">
            <text:p text:style-name="P701">written</text:p>
          </table:table-cell>
        </table:table-row>
      </table:table>
      <text:p text:style-name="P155"/>
      <text:p text:style-name="P156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9T22:09:07.393994077</dc:date>
    <meta:editing-duration>P1DT13H14M10S</meta:editing-duration>
    <meta:editing-cycles>609</meta:editing-cycles>
    <meta:generator>LibreOffice/6.4.7.2$Linux_X86_64 LibreOffice_project/40$Build-2</meta:generator>
    <meta:document-statistic meta:table-count="9" meta:image-count="0" meta:object-count="0" meta:page-count="33" meta:paragraph-count="1262" meta:word-count="9809" meta:character-count="62180" meta:non-whitespace-character-count="53256"/>
  </office:meta>
</office:document-meta>
</file>